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36pt"/>
    </style:style>
    <style:style style:name="co2" style:family="table-column">
      <style:table-column-properties fo:break-before="auto" style:column-width="321.11pt"/>
    </style:style>
    <style:style style:name="co3" style:family="table-column">
      <style:table-column-properties fo:break-before="auto" style:column-width="396pt"/>
    </style:style>
    <style:style style:name="co4" style:family="table-column">
      <style:table-column-properties fo:break-before="auto" style:column-width="191.45pt"/>
    </style:style>
    <style:style style:name="ro1" style:family="table-row">
      <style:table-row-properties style:row-height="54.45pt" fo:break-before="auto" style:use-optimal-row-height="false"/>
    </style:style>
    <style:style style:name="ro2" style:family="table-row">
      <style:table-row-properties style:row-height="15.6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file:///run/user/1000/gvfs/smb-share:server=192.168.178.100,share=public/MODBUS-HTML_STP3-6-3AV-40_V11/images/StatusInfo-14.png" draw:style-name="gr1" draw:text-style-name="P1" svg:width="10.46pt" svg:height="10.46pt" svg:x="832pt" svg:y="166.39pt">
            <draw:image xlink:href="../../../../../../run/user/1000/gvfs/smb-share:server=192.168.178.100,share=public/MODBUS-HTML_STP3-6-3AV-40_V11/images/StatusInfo-14.png" xlink:type="simple" xlink:show="embed" xlink:actuate="onLoad" loext:mime-type="image/png">
              <text:p/>
            </draw:image>
          </draw:frame>
          <draw:frame draw:z-index="1" draw:name="file:///run/user/1000/gvfs/smb-share:server=192.168.178.100,share=public/MODBUS-HTML_STP3-6-3AV-40_V11/images/StatusInfo-14.png" draw:style-name="gr1" draw:text-style-name="P1" svg:width="10.46pt" svg:height="10.46pt" svg:x="832pt" svg:y="256pt">
            <draw:image xlink:href="../../../../../../run/user/1000/gvfs/smb-share:server=192.168.178.100,share=public/MODBUS-HTML_STP3-6-3AV-40_V11/images/StatusInfo-14.png" xlink:type="simple" xlink:show="embed" xlink:actuate="onLoad" loext:mime-type="image/png">
              <text:p/>
            </draw:image>
          </draw:frame>
          <draw:frame draw:z-index="2" draw:name="file:///run/user/1000/gvfs/smb-share:server=192.168.178.100,share=public/MODBUS-HTML_STP3-6-3AV-40_V11/images/smagridguard.png" draw:style-name="gr1" draw:text-style-name="P1" svg:width="21.71pt" svg:height="20.21pt" svg:x="959.98pt" svg:y="742.3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3" draw:name="file:///run/user/1000/gvfs/smb-share:server=192.168.178.100,share=public/MODBUS-HTML_STP3-6-3AV-40_V11/images/smagridguard.png" draw:style-name="gr1" draw:text-style-name="P1" svg:width="21.71pt" svg:height="20.21pt" svg:x="959.98pt" svg:y="755.1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4" draw:name="file:///run/user/1000/gvfs/smb-share:server=192.168.178.100,share=public/MODBUS-HTML_STP3-6-3AV-40_V11/images/smagridguard.png" draw:style-name="gr1" draw:text-style-name="P1" svg:width="21.71pt" svg:height="20.21pt" svg:x="959.98pt" svg:y="767.9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5" draw:name="file:///run/user/1000/gvfs/smb-share:server=192.168.178.100,share=public/MODBUS-HTML_STP3-6-3AV-40_V11/images/smagridguard.png" draw:style-name="gr1" draw:text-style-name="P1" svg:width="21.71pt" svg:height="20.21pt" svg:x="959.98pt" svg:y="780.77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6" draw:name="file:///run/user/1000/gvfs/smb-share:server=192.168.178.100,share=public/MODBUS-HTML_STP3-6-3AV-40_V11/images/smagridguard.png" draw:style-name="gr1" draw:text-style-name="P1" svg:width="21.71pt" svg:height="20.21pt" svg:x="959.98pt" svg:y="793.5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7" draw:name="file:///run/user/1000/gvfs/smb-share:server=192.168.178.100,share=public/MODBUS-HTML_STP3-6-3AV-40_V11/images/smagridguard.png" draw:style-name="gr1" draw:text-style-name="P1" svg:width="21.71pt" svg:height="20.21pt" svg:x="959.98pt" svg:y="806.4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8" draw:name="file:///run/user/1000/gvfs/smb-share:server=192.168.178.100,share=public/MODBUS-HTML_STP3-6-3AV-40_V11/images/smagridguard.png" draw:style-name="gr1" draw:text-style-name="P1" svg:width="21.71pt" svg:height="20.21pt" svg:x="959.98pt" svg:y="819.1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9" draw:name="file:///run/user/1000/gvfs/smb-share:server=192.168.178.100,share=public/MODBUS-HTML_STP3-6-3AV-40_V11/images/statuswarning.png" draw:style-name="gr1" draw:text-style-name="P1" svg:width="10.46pt" svg:height="10.46pt" svg:x="256pt" svg:y="1638.4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0" draw:name="file:///run/user/1000/gvfs/smb-share:server=192.168.178.100,share=public/MODBUS-HTML_STP3-6-3AV-40_V11/images/statuswarning.png" draw:style-name="gr1" draw:text-style-name="P1" svg:width="10.46pt" svg:height="10.46pt" svg:x="256pt" svg:y="1651.1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1" draw:name="file:///run/user/1000/gvfs/smb-share:server=192.168.178.100,share=public/MODBUS-HTML_STP3-6-3AV-40_V11/images/statuswarning.png" draw:style-name="gr1" draw:text-style-name="P1" svg:width="10.46pt" svg:height="10.46pt" svg:x="256pt" svg:y="1663.9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2" draw:name="file:///run/user/1000/gvfs/smb-share:server=192.168.178.100,share=public/MODBUS-HTML_STP3-6-3AV-40_V11/images/statuswarning.png" draw:style-name="gr1" draw:text-style-name="P1" svg:width="10.46pt" svg:height="10.46pt" svg:x="256pt" svg:y="1676.7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3" draw:name="file:///run/user/1000/gvfs/smb-share:server=192.168.178.100,share=public/MODBUS-HTML_STP3-6-3AV-40_V11/images/statuswarning.png" draw:style-name="gr1" draw:text-style-name="P1" svg:width="10.46pt" svg:height="10.46pt" svg:x="256pt" svg:y="1689.5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4" draw:name="file:///run/user/1000/gvfs/smb-share:server=192.168.178.100,share=public/MODBUS-HTML_STP3-6-3AV-40_V11/images/aso.png" draw:style-name="gr1" draw:text-style-name="P1" svg:width="15.73pt" svg:height="15.73pt" svg:x="1023.99pt" svg:y="1702.37pt">
            <draw:image xlink:href="../../../../../../run/user/1000/gvfs/smb-share:server=192.168.178.100,share=public/MODBUS-HTML_STP3-6-3AV-40_V11/images/aso.png" xlink:type="simple" xlink:show="embed" xlink:actuate="onLoad" loext:mime-type="image/png">
              <text:p/>
            </draw:image>
          </draw:frame>
          <draw:frame draw:z-index="15" draw:name="file:///run/user/1000/gvfs/smb-share:server=192.168.178.100,share=public/MODBUS-HTML_STP3-6-3AV-40_V11/images/aso.png" draw:style-name="gr1" draw:text-style-name="P1" svg:width="15.73pt" svg:height="15.73pt" svg:x="1023.99pt" svg:y="1715.19pt">
            <draw:image xlink:href="../../../../../../run/user/1000/gvfs/smb-share:server=192.168.178.100,share=public/MODBUS-HTML_STP3-6-3AV-40_V11/images/aso.png" xlink:type="simple" xlink:show="embed" xlink:actuate="onLoad" loext:mime-type="image/png">
              <text:p/>
            </draw:image>
          </draw:frame>
          <draw:frame draw:z-index="16" draw:name="file:///run/user/1000/gvfs/smb-share:server=192.168.178.100,share=public/MODBUS-HTML_STP3-6-3AV-40_V11/images/aso.png" draw:style-name="gr1" draw:text-style-name="P1" svg:width="15.73pt" svg:height="15.73pt" svg:x="1023.99pt" svg:y="1728pt">
            <draw:image xlink:href="../../../../../../run/user/1000/gvfs/smb-share:server=192.168.178.100,share=public/MODBUS-HTML_STP3-6-3AV-40_V11/images/aso.png" xlink:type="simple" xlink:show="embed" xlink:actuate="onLoad" loext:mime-type="image/png">
              <text:p/>
            </draw:image>
          </draw:frame>
          <draw:frame draw:z-index="17" draw:name="file:///run/user/1000/gvfs/smb-share:server=192.168.178.100,share=public/MODBUS-HTML_STP3-6-3AV-40_V11/images/aso.png" draw:style-name="gr1" draw:text-style-name="P1" svg:width="15.73pt" svg:height="15.73pt" svg:x="1023.99pt" svg:y="1740.78pt">
            <draw:image xlink:href="../../../../../../run/user/1000/gvfs/smb-share:server=192.168.178.100,share=public/MODBUS-HTML_STP3-6-3AV-40_V11/images/aso.png" xlink:type="simple" xlink:show="embed" xlink:actuate="onLoad" loext:mime-type="image/png">
              <text:p/>
            </draw:image>
          </draw:frame>
          <draw:frame draw:z-index="18" draw:name="file:///run/user/1000/gvfs/smb-share:server=192.168.178.100,share=public/MODBUS-HTML_STP3-6-3AV-40_V11/images/aso.png" draw:style-name="gr1" draw:text-style-name="P1" svg:width="15.73pt" svg:height="15.73pt" svg:x="1023.99pt" svg:y="1753.6pt">
            <draw:image xlink:href="../../../../../../run/user/1000/gvfs/smb-share:server=192.168.178.100,share=public/MODBUS-HTML_STP3-6-3AV-40_V11/images/aso.png" xlink:type="simple" xlink:show="embed" xlink:actuate="onLoad" loext:mime-type="image/png">
              <text:p/>
            </draw:image>
          </draw:frame>
          <draw:frame draw:z-index="19" draw:name="file:///run/user/1000/gvfs/smb-share:server=192.168.178.100,share=public/MODBUS-HTML_STP3-6-3AV-40_V11/images/aso.png" draw:style-name="gr1" draw:text-style-name="P1" svg:width="15.73pt" svg:height="15.73pt" svg:x="1023.99pt" svg:y="1766.38pt">
            <draw:image xlink:href="../../../../../../run/user/1000/gvfs/smb-share:server=192.168.178.100,share=public/MODBUS-HTML_STP3-6-3AV-40_V11/images/aso.png" xlink:type="simple" xlink:show="embed" xlink:actuate="onLoad" loext:mime-type="image/png">
              <text:p/>
            </draw:image>
          </draw:frame>
          <draw:frame draw:z-index="20" draw:name="file:///run/user/1000/gvfs/smb-share:server=192.168.178.100,share=public/MODBUS-HTML_STP3-6-3AV-40_V11/images/aso.png" draw:style-name="gr1" draw:text-style-name="P1" svg:width="15.73pt" svg:height="15.73pt" svg:x="1023.99pt" svg:y="1779.19pt">
            <draw:image xlink:href="../../../../../../run/user/1000/gvfs/smb-share:server=192.168.178.100,share=public/MODBUS-HTML_STP3-6-3AV-40_V11/images/aso.png" xlink:type="simple" xlink:show="embed" xlink:actuate="onLoad" loext:mime-type="image/png">
              <text:p/>
            </draw:image>
          </draw:frame>
          <draw:frame draw:z-index="21" draw:name="file:///run/user/1000/gvfs/smb-share:server=192.168.178.100,share=public/MODBUS-HTML_STP3-6-3AV-40_V11/images/statuswarning.png" draw:style-name="gr1" draw:text-style-name="P1" svg:width="10.46pt" svg:height="10.46pt" svg:x="256pt" svg:y="1830.3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2" draw:name="file:///run/user/1000/gvfs/smb-share:server=192.168.178.100,share=public/MODBUS-HTML_STP3-6-3AV-40_V11/images/statuswarning.png" draw:style-name="gr1" draw:text-style-name="P1" svg:width="10.46pt" svg:height="10.46pt" svg:x="256pt" svg:y="1843.2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3" draw:name="file:///run/user/1000/gvfs/smb-share:server=192.168.178.100,share=public/MODBUS-HTML_STP3-6-3AV-40_V11/images/smagridguard.png" draw:style-name="gr1" draw:text-style-name="P1" svg:width="21.71pt" svg:height="20.21pt" svg:x="959.98pt" svg:y="1843.2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4" draw:name="file:///run/user/1000/gvfs/smb-share:server=192.168.178.100,share=public/MODBUS-HTML_STP3-6-3AV-40_V11/images/statuswarning.png" draw:style-name="gr1" draw:text-style-name="P1" svg:width="10.46pt" svg:height="10.46pt" svg:x="256pt" svg:y="1868.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5" draw:name="file:///run/user/1000/gvfs/smb-share:server=192.168.178.100,share=public/MODBUS-HTML_STP3-6-3AV-40_V11/images/smagridguard.png" draw:style-name="gr1" draw:text-style-name="P1" svg:width="21.71pt" svg:height="20.21pt" svg:x="959.98pt" svg:y="1868.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6" draw:name="file:///run/user/1000/gvfs/smb-share:server=192.168.178.100,share=public/MODBUS-HTML_STP3-6-3AV-40_V11/images/statuswarning.png" draw:style-name="gr1" draw:text-style-name="P1" svg:width="10.46pt" svg:height="10.46pt" svg:x="256pt" svg:y="1881.5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7" draw:name="file:///run/user/1000/gvfs/smb-share:server=192.168.178.100,share=public/MODBUS-HTML_STP3-6-3AV-40_V11/images/smagridguard.png" draw:style-name="gr1" draw:text-style-name="P1" svg:width="21.71pt" svg:height="20.21pt" svg:x="959.98pt" svg:y="1881.5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8" draw:name="file:///run/user/1000/gvfs/smb-share:server=192.168.178.100,share=public/MODBUS-HTML_STP3-6-3AV-40_V11/images/aso.png" draw:style-name="gr1" draw:text-style-name="P1" svg:width="15.73pt" svg:height="15.73pt" svg:x="1023.99pt" svg:y="1894.39pt">
            <draw:image xlink:href="../../../../../../run/user/1000/gvfs/smb-share:server=192.168.178.100,share=public/MODBUS-HTML_STP3-6-3AV-40_V11/images/aso.png" xlink:type="simple" xlink:show="embed" xlink:actuate="onLoad" loext:mime-type="image/png">
              <text:p/>
            </draw:image>
          </draw:frame>
          <draw:frame draw:z-index="29" draw:name="file:///run/user/1000/gvfs/smb-share:server=192.168.178.100,share=public/MODBUS-HTML_STP3-6-3AV-40_V11/images/aso.png" draw:style-name="gr1" draw:text-style-name="P1" svg:width="15.73pt" svg:height="15.73pt" svg:x="1023.99pt" svg:y="1907.18pt">
            <draw:image xlink:href="../../../../../../run/user/1000/gvfs/smb-share:server=192.168.178.100,share=public/MODBUS-HTML_STP3-6-3AV-40_V11/images/aso.png" xlink:type="simple" xlink:show="embed" xlink:actuate="onLoad" loext:mime-type="image/png">
              <text:p/>
            </draw:image>
          </draw:frame>
          <draw:frame draw:z-index="30" draw:name="file:///run/user/1000/gvfs/smb-share:server=192.168.178.100,share=public/MODBUS-HTML_STP3-6-3AV-40_V11/images/statuswarning.png" draw:style-name="gr1" draw:text-style-name="P1" svg:width="10.46pt" svg:height="10.46pt" svg:x="256pt" svg:y="1919.9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1" draw:name="file:///run/user/1000/gvfs/smb-share:server=192.168.178.100,share=public/MODBUS-HTML_STP3-6-3AV-40_V11/images/statuswarning.png" draw:style-name="gr1" draw:text-style-name="P1" svg:width="10.46pt" svg:height="10.46pt" svg:x="256pt" svg:y="1932.7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2" draw:name="file:///run/user/1000/gvfs/smb-share:server=192.168.178.100,share=public/MODBUS-HTML_STP3-6-3AV-40_V11/images/statuswarning.png" draw:style-name="gr1" draw:text-style-name="P1" svg:width="10.46pt" svg:height="10.46pt" svg:x="256pt" svg:y="1945.5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3" draw:name="file:///run/user/1000/gvfs/smb-share:server=192.168.178.100,share=public/MODBUS-HTML_STP3-6-3AV-40_V11/images/statuswarning.png" draw:style-name="gr1" draw:text-style-name="P1" svg:width="10.46pt" svg:height="10.46pt" svg:x="256pt" svg:y="1958.4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4" draw:name="file:///run/user/1000/gvfs/smb-share:server=192.168.178.100,share=public/MODBUS-HTML_STP3-6-3AV-40_V11/images/statuswarning.png" draw:style-name="gr1" draw:text-style-name="P1" svg:width="10.46pt" svg:height="10.46pt" svg:x="256pt" svg:y="1984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5" draw:name="file:///run/user/1000/gvfs/smb-share:server=192.168.178.100,share=public/MODBUS-HTML_STP3-6-3AV-40_V11/images/statuswarning.png" draw:style-name="gr1" draw:text-style-name="P1" svg:width="10.46pt" svg:height="10.46pt" svg:x="256pt" svg:y="1996.7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6" draw:name="file:///run/user/1000/gvfs/smb-share:server=192.168.178.100,share=public/MODBUS-HTML_STP3-6-3AV-40_V11/images/smagridguard.png" draw:style-name="gr1" draw:text-style-name="P1" svg:width="21.71pt" svg:height="20.21pt" svg:x="959.98pt" svg:y="1996.7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37" draw:name="file:///run/user/1000/gvfs/smb-share:server=192.168.178.100,share=public/MODBUS-HTML_STP3-6-3AV-40_V11/images/statuswarning.png" draw:style-name="gr1" draw:text-style-name="P1" svg:width="10.46pt" svg:height="10.46pt" svg:x="256pt" svg:y="2009.5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8" draw:name="file:///run/user/1000/gvfs/smb-share:server=192.168.178.100,share=public/MODBUS-HTML_STP3-6-3AV-40_V11/images/smagridguard.png" draw:style-name="gr1" draw:text-style-name="P1" svg:width="21.71pt" svg:height="20.21pt" svg:x="959.98pt" svg:y="2009.5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39" draw:name="file:///run/user/1000/gvfs/smb-share:server=192.168.178.100,share=public/MODBUS-HTML_STP3-6-3AV-40_V11/images/statuswarning.png" draw:style-name="gr1" draw:text-style-name="P1" svg:width="10.46pt" svg:height="10.46pt" svg:x="256pt" svg:y="2022.3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0" draw:name="file:///run/user/1000/gvfs/smb-share:server=192.168.178.100,share=public/MODBUS-HTML_STP3-6-3AV-40_V11/images/smagridguard.png" draw:style-name="gr1" draw:text-style-name="P1" svg:width="21.71pt" svg:height="20.21pt" svg:x="959.98pt" svg:y="2022.3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41" draw:name="file:///run/user/1000/gvfs/smb-share:server=192.168.178.100,share=public/MODBUS-HTML_STP3-6-3AV-40_V11/images/statuswarning.png" draw:style-name="gr1" draw:text-style-name="P1" svg:width="10.46pt" svg:height="10.46pt" svg:x="256pt" svg:y="2035.1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2" draw:name="file:///run/user/1000/gvfs/smb-share:server=192.168.178.100,share=public/MODBUS-HTML_STP3-6-3AV-40_V11/images/smagridguard.png" draw:style-name="gr1" draw:text-style-name="P1" svg:width="21.71pt" svg:height="20.21pt" svg:x="959.98pt" svg:y="2035.1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43" draw:name="file:///run/user/1000/gvfs/smb-share:server=192.168.178.100,share=public/MODBUS-HTML_STP3-6-3AV-40_V11/images/statuswarning.png" draw:style-name="gr1" draw:text-style-name="P1" svg:width="10.46pt" svg:height="10.46pt" svg:x="256pt" svg:y="2047.9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4" draw:name="file:///run/user/1000/gvfs/smb-share:server=192.168.178.100,share=public/MODBUS-HTML_STP3-6-3AV-40_V11/images/smagridguard.png" draw:style-name="gr1" draw:text-style-name="P1" svg:width="21.71pt" svg:height="20.21pt" svg:x="959.98pt" svg:y="2047.97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45" draw:name="file:///run/user/1000/gvfs/smb-share:server=192.168.178.100,share=public/MODBUS-HTML_STP3-6-3AV-40_V11/images/statuswarning.png" draw:style-name="gr1" draw:text-style-name="P1" svg:width="10.46pt" svg:height="10.46pt" svg:x="256pt" svg:y="2060.7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6" draw:name="file:///run/user/1000/gvfs/smb-share:server=192.168.178.100,share=public/MODBUS-HTML_STP3-6-3AV-40_V11/images/smagridguard.png" draw:style-name="gr1" draw:text-style-name="P1" svg:width="21.71pt" svg:height="20.21pt" svg:x="959.98pt" svg:y="2060.7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47" draw:name="file:///run/user/1000/gvfs/smb-share:server=192.168.178.100,share=public/MODBUS-HTML_STP3-6-3AV-40_V11/images/statuswarning.png" draw:style-name="gr1" draw:text-style-name="P1" svg:width="10.46pt" svg:height="10.46pt" svg:x="256pt" svg:y="2073.6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8" draw:name="file:///run/user/1000/gvfs/smb-share:server=192.168.178.100,share=public/MODBUS-HTML_STP3-6-3AV-40_V11/images/smagridguard.png" draw:style-name="gr1" draw:text-style-name="P1" svg:width="21.71pt" svg:height="20.21pt" svg:x="959.98pt" svg:y="2073.6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49" draw:name="file:///run/user/1000/gvfs/smb-share:server=192.168.178.100,share=public/MODBUS-HTML_STP3-6-3AV-40_V11/images/statuswarning.png" draw:style-name="gr1" draw:text-style-name="P1" svg:width="10.46pt" svg:height="10.46pt" svg:x="256pt" svg:y="2086.3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50" draw:name="file:///run/user/1000/gvfs/smb-share:server=192.168.178.100,share=public/MODBUS-HTML_STP3-6-3AV-40_V11/images/smagridguard.png" draw:style-name="gr1" draw:text-style-name="P1" svg:width="21.71pt" svg:height="20.21pt" svg:x="959.98pt" svg:y="2086.3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51" draw:name="file:///run/user/1000/gvfs/smb-share:server=192.168.178.100,share=public/MODBUS-HTML_STP3-6-3AV-40_V11/images/statuswarning.png" draw:style-name="gr1" draw:text-style-name="P1" svg:width="10.46pt" svg:height="10.46pt" svg:x="256pt" svg:y="2099.2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52" draw:name="file:///run/user/1000/gvfs/smb-share:server=192.168.178.100,share=public/MODBUS-HTML_STP3-6-3AV-40_V11/images/smagridguard.png" draw:style-name="gr1" draw:text-style-name="P1" svg:width="21.71pt" svg:height="20.21pt" svg:x="959.98pt" svg:y="2099.2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53" draw:name="file:///run/user/1000/gvfs/smb-share:server=192.168.178.100,share=public/MODBUS-HTML_STP3-6-3AV-40_V11/images/statuswarning.png" draw:style-name="gr1" draw:text-style-name="P1" svg:width="10.46pt" svg:height="10.46pt" svg:x="256pt" svg:y="2111.9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54" draw:name="file:///run/user/1000/gvfs/smb-share:server=192.168.178.100,share=public/MODBUS-HTML_STP3-6-3AV-40_V11/images/smagridguard.png" draw:style-name="gr1" draw:text-style-name="P1" svg:width="21.71pt" svg:height="20.21pt" svg:x="959.98pt" svg:y="2111.9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55" draw:name="file:///run/user/1000/gvfs/smb-share:server=192.168.178.100,share=public/MODBUS-HTML_STP3-6-3AV-40_V11/images/statuswarning.png" draw:style-name="gr1" draw:text-style-name="P1" svg:width="10.46pt" svg:height="10.46pt" svg:x="256pt" svg:y="2124.7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56" draw:name="file:///run/user/1000/gvfs/smb-share:server=192.168.178.100,share=public/MODBUS-HTML_STP3-6-3AV-40_V11/images/smagridguard.png" draw:style-name="gr1" draw:text-style-name="P1" svg:width="21.71pt" svg:height="20.21pt" svg:x="959.98pt" svg:y="2124.7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57" draw:name="file:///run/user/1000/gvfs/smb-share:server=192.168.178.100,share=public/MODBUS-HTML_STP3-6-3AV-40_V11/images/statuswarning.png" draw:style-name="gr1" draw:text-style-name="P1" svg:width="10.46pt" svg:height="10.46pt" svg:x="256pt" svg:y="2137.5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58" draw:name="file:///run/user/1000/gvfs/smb-share:server=192.168.178.100,share=public/MODBUS-HTML_STP3-6-3AV-40_V11/images/smagridguard.png" draw:style-name="gr1" draw:text-style-name="P1" svg:width="21.71pt" svg:height="20.21pt" svg:x="959.98pt" svg:y="2137.5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59" draw:name="file:///run/user/1000/gvfs/smb-share:server=192.168.178.100,share=public/MODBUS-HTML_STP3-6-3AV-40_V11/images/statuswarning.png" draw:style-name="gr1" draw:text-style-name="P1" svg:width="10.46pt" svg:height="10.46pt" svg:x="256pt" svg:y="2150.3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60" draw:name="file:///run/user/1000/gvfs/smb-share:server=192.168.178.100,share=public/MODBUS-HTML_STP3-6-3AV-40_V11/images/smagridguard.png" draw:style-name="gr1" draw:text-style-name="P1" svg:width="21.71pt" svg:height="20.21pt" svg:x="959.98pt" svg:y="2150.3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61" draw:name="file:///run/user/1000/gvfs/smb-share:server=192.168.178.100,share=public/MODBUS-HTML_STP3-6-3AV-40_V11/images/statuswarning.png" draw:style-name="gr1" draw:text-style-name="P1" svg:width="10.46pt" svg:height="10.46pt" svg:x="256pt" svg:y="2163.1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62" draw:name="file:///run/user/1000/gvfs/smb-share:server=192.168.178.100,share=public/MODBUS-HTML_STP3-6-3AV-40_V11/images/smagridguard.png" draw:style-name="gr1" draw:text-style-name="P1" svg:width="21.71pt" svg:height="20.21pt" svg:x="959.98pt" svg:y="2163.17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63" draw:name="file:///run/user/1000/gvfs/smb-share:server=192.168.178.100,share=public/MODBUS-HTML_STP3-6-3AV-40_V11/images/statuswarning.png" draw:style-name="gr1" draw:text-style-name="P1" svg:width="10.46pt" svg:height="10.46pt" svg:x="256pt" svg:y="2175.9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64" draw:name="file:///run/user/1000/gvfs/smb-share:server=192.168.178.100,share=public/MODBUS-HTML_STP3-6-3AV-40_V11/images/smagridguard.png" draw:style-name="gr1" draw:text-style-name="P1" svg:width="21.71pt" svg:height="20.21pt" svg:x="959.98pt" svg:y="2175.9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65" draw:name="file:///run/user/1000/gvfs/smb-share:server=192.168.178.100,share=public/MODBUS-HTML_STP3-6-3AV-40_V11/images/statuswarning.png" draw:style-name="gr1" draw:text-style-name="P1" svg:width="10.46pt" svg:height="10.46pt" svg:x="256pt" svg:y="2188.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66" draw:name="file:///run/user/1000/gvfs/smb-share:server=192.168.178.100,share=public/MODBUS-HTML_STP3-6-3AV-40_V11/images/smagridguard.png" draw:style-name="gr1" draw:text-style-name="P1" svg:width="21.71pt" svg:height="20.21pt" svg:x="959.98pt" svg:y="2188.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67" draw:name="file:///run/user/1000/gvfs/smb-share:server=192.168.178.100,share=public/MODBUS-HTML_STP3-6-3AV-40_V11/images/statuswarning.png" draw:style-name="gr1" draw:text-style-name="P1" svg:width="10.46pt" svg:height="10.46pt" svg:x="256pt" svg:y="2201.5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68" draw:name="file:///run/user/1000/gvfs/smb-share:server=192.168.178.100,share=public/MODBUS-HTML_STP3-6-3AV-40_V11/images/smagridguard.png" draw:style-name="gr1" draw:text-style-name="P1" svg:width="21.71pt" svg:height="20.21pt" svg:x="959.98pt" svg:y="2201.5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69" draw:name="file:///run/user/1000/gvfs/smb-share:server=192.168.178.100,share=public/MODBUS-HTML_STP3-6-3AV-40_V11/images/statuswarning.png" draw:style-name="gr1" draw:text-style-name="P1" svg:width="10.46pt" svg:height="10.46pt" svg:x="256pt" svg:y="2214.4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70" draw:name="file:///run/user/1000/gvfs/smb-share:server=192.168.178.100,share=public/MODBUS-HTML_STP3-6-3AV-40_V11/images/smagridguard.png" draw:style-name="gr1" draw:text-style-name="P1" svg:width="21.71pt" svg:height="20.21pt" svg:x="959.98pt" svg:y="2214.4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71" draw:name="file:///run/user/1000/gvfs/smb-share:server=192.168.178.100,share=public/MODBUS-HTML_STP3-6-3AV-40_V11/images/statuswarning.png" draw:style-name="gr1" draw:text-style-name="P1" svg:width="10.46pt" svg:height="10.46pt" svg:x="256pt" svg:y="2227.1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72" draw:name="file:///run/user/1000/gvfs/smb-share:server=192.168.178.100,share=public/MODBUS-HTML_STP3-6-3AV-40_V11/images/smagridguard.png" draw:style-name="gr1" draw:text-style-name="P1" svg:width="21.71pt" svg:height="20.21pt" svg:x="959.98pt" svg:y="2227.1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73" draw:name="file:///run/user/1000/gvfs/smb-share:server=192.168.178.100,share=public/MODBUS-HTML_STP3-6-3AV-40_V11/images/statuswarning.png" draw:style-name="gr1" draw:text-style-name="P1" svg:width="10.46pt" svg:height="10.46pt" svg:x="256pt" svg:y="2239.9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74" draw:name="file:///run/user/1000/gvfs/smb-share:server=192.168.178.100,share=public/MODBUS-HTML_STP3-6-3AV-40_V11/images/smagridguard.png" draw:style-name="gr1" draw:text-style-name="P1" svg:width="21.71pt" svg:height="20.21pt" svg:x="959.98pt" svg:y="2239.9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75" draw:name="file:///run/user/1000/gvfs/smb-share:server=192.168.178.100,share=public/MODBUS-HTML_STP3-6-3AV-40_V11/images/statuswarning.png" draw:style-name="gr1" draw:text-style-name="P1" svg:width="10.46pt" svg:height="10.46pt" svg:x="256pt" svg:y="2252.7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76" draw:name="file:///run/user/1000/gvfs/smb-share:server=192.168.178.100,share=public/MODBUS-HTML_STP3-6-3AV-40_V11/images/smagridguard.png" draw:style-name="gr1" draw:text-style-name="P1" svg:width="21.71pt" svg:height="20.21pt" svg:x="959.98pt" svg:y="2252.7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77" draw:name="file:///run/user/1000/gvfs/smb-share:server=192.168.178.100,share=public/MODBUS-HTML_STP3-6-3AV-40_V11/images/statuswarning.png" draw:style-name="gr1" draw:text-style-name="P1" svg:width="10.46pt" svg:height="10.46pt" svg:x="256pt" svg:y="2265.5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78" draw:name="file:///run/user/1000/gvfs/smb-share:server=192.168.178.100,share=public/MODBUS-HTML_STP3-6-3AV-40_V11/images/smagridguard.png" draw:style-name="gr1" draw:text-style-name="P1" svg:width="21.71pt" svg:height="20.21pt" svg:x="959.98pt" svg:y="2265.5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79" draw:name="file:///run/user/1000/gvfs/smb-share:server=192.168.178.100,share=public/MODBUS-HTML_STP3-6-3AV-40_V11/images/statuswarning.png" draw:style-name="gr1" draw:text-style-name="P1" svg:width="10.46pt" svg:height="10.46pt" svg:x="256pt" svg:y="2278.3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80" draw:name="file:///run/user/1000/gvfs/smb-share:server=192.168.178.100,share=public/MODBUS-HTML_STP3-6-3AV-40_V11/images/smagridguard.png" draw:style-name="gr1" draw:text-style-name="P1" svg:width="21.71pt" svg:height="20.21pt" svg:x="959.98pt" svg:y="2278.37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81" draw:name="file:///run/user/1000/gvfs/smb-share:server=192.168.178.100,share=public/MODBUS-HTML_STP3-6-3AV-40_V11/images/statuswarning.png" draw:style-name="gr1" draw:text-style-name="P1" svg:width="10.46pt" svg:height="10.46pt" svg:x="256pt" svg:y="2291.1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82" draw:name="file:///run/user/1000/gvfs/smb-share:server=192.168.178.100,share=public/MODBUS-HTML_STP3-6-3AV-40_V11/images/smagridguard.png" draw:style-name="gr1" draw:text-style-name="P1" svg:width="21.71pt" svg:height="20.21pt" svg:x="959.98pt" svg:y="2291.1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83" draw:name="file:///run/user/1000/gvfs/smb-share:server=192.168.178.100,share=public/MODBUS-HTML_STP3-6-3AV-40_V11/images/statuswarning.png" draw:style-name="gr1" draw:text-style-name="P1" svg:width="10.46pt" svg:height="10.46pt" svg:x="256pt" svg:y="2304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84" draw:name="file:///run/user/1000/gvfs/smb-share:server=192.168.178.100,share=public/MODBUS-HTML_STP3-6-3AV-40_V11/images/smagridguard.png" draw:style-name="gr1" draw:text-style-name="P1" svg:width="21.71pt" svg:height="20.21pt" svg:x="959.98pt" svg:y="2304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85" draw:name="file:///run/user/1000/gvfs/smb-share:server=192.168.178.100,share=public/MODBUS-HTML_STP3-6-3AV-40_V11/images/statuswarning.png" draw:style-name="gr1" draw:text-style-name="P1" svg:width="10.46pt" svg:height="10.46pt" svg:x="256pt" svg:y="2316.7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86" draw:name="file:///run/user/1000/gvfs/smb-share:server=192.168.178.100,share=public/MODBUS-HTML_STP3-6-3AV-40_V11/images/smagridguard.png" draw:style-name="gr1" draw:text-style-name="P1" svg:width="21.71pt" svg:height="20.21pt" svg:x="959.98pt" svg:y="2316.7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87" draw:name="file:///run/user/1000/gvfs/smb-share:server=192.168.178.100,share=public/MODBUS-HTML_STP3-6-3AV-40_V11/images/statuswarning.png" draw:style-name="gr1" draw:text-style-name="P1" svg:width="10.46pt" svg:height="10.46pt" svg:x="256pt" svg:y="2329.6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88" draw:name="file:///run/user/1000/gvfs/smb-share:server=192.168.178.100,share=public/MODBUS-HTML_STP3-6-3AV-40_V11/images/smagridguard.png" draw:style-name="gr1" draw:text-style-name="P1" svg:width="21.71pt" svg:height="20.21pt" svg:x="959.98pt" svg:y="2329.6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89" draw:name="file:///run/user/1000/gvfs/smb-share:server=192.168.178.100,share=public/MODBUS-HTML_STP3-6-3AV-40_V11/images/statuswarning.png" draw:style-name="gr1" draw:text-style-name="P1" svg:width="10.46pt" svg:height="10.46pt" svg:x="256pt" svg:y="2342.3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90" draw:name="file:///run/user/1000/gvfs/smb-share:server=192.168.178.100,share=public/MODBUS-HTML_STP3-6-3AV-40_V11/images/smagridguard.png" draw:style-name="gr1" draw:text-style-name="P1" svg:width="21.71pt" svg:height="20.21pt" svg:x="959.98pt" svg:y="2342.3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91" draw:name="file:///run/user/1000/gvfs/smb-share:server=192.168.178.100,share=public/MODBUS-HTML_STP3-6-3AV-40_V11/images/statuswarning.png" draw:style-name="gr1" draw:text-style-name="P1" svg:width="10.46pt" svg:height="10.46pt" svg:x="256pt" svg:y="2355.1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92" draw:name="file:///run/user/1000/gvfs/smb-share:server=192.168.178.100,share=public/MODBUS-HTML_STP3-6-3AV-40_V11/images/smagridguard.png" draw:style-name="gr1" draw:text-style-name="P1" svg:width="21.71pt" svg:height="20.21pt" svg:x="959.98pt" svg:y="2355.1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93" draw:name="file:///run/user/1000/gvfs/smb-share:server=192.168.178.100,share=public/MODBUS-HTML_STP3-6-3AV-40_V11/images/statuswarning.png" draw:style-name="gr1" draw:text-style-name="P1" svg:width="10.46pt" svg:height="10.46pt" svg:x="256pt" svg:y="2367.9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94" draw:name="file:///run/user/1000/gvfs/smb-share:server=192.168.178.100,share=public/MODBUS-HTML_STP3-6-3AV-40_V11/images/smagridguard.png" draw:style-name="gr1" draw:text-style-name="P1" svg:width="21.71pt" svg:height="20.21pt" svg:x="959.98pt" svg:y="2367.9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95" draw:name="file:///run/user/1000/gvfs/smb-share:server=192.168.178.100,share=public/MODBUS-HTML_STP3-6-3AV-40_V11/images/statuswarning.png" draw:style-name="gr1" draw:text-style-name="P1" svg:width="10.46pt" svg:height="10.46pt" svg:x="256pt" svg:y="2380.7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96" draw:name="file:///run/user/1000/gvfs/smb-share:server=192.168.178.100,share=public/MODBUS-HTML_STP3-6-3AV-40_V11/images/smagridguard.png" draw:style-name="gr1" draw:text-style-name="P1" svg:width="21.71pt" svg:height="20.21pt" svg:x="959.98pt" svg:y="2380.7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97" draw:name="file:///run/user/1000/gvfs/smb-share:server=192.168.178.100,share=public/MODBUS-HTML_STP3-6-3AV-40_V11/images/statuswarning.png" draw:style-name="gr1" draw:text-style-name="P1" svg:width="10.46pt" svg:height="10.46pt" svg:x="256pt" svg:y="2393.5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98" draw:name="file:///run/user/1000/gvfs/smb-share:server=192.168.178.100,share=public/MODBUS-HTML_STP3-6-3AV-40_V11/images/smagridguard.png" draw:style-name="gr1" draw:text-style-name="P1" svg:width="21.71pt" svg:height="20.21pt" svg:x="959.98pt" svg:y="2393.57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99" draw:name="file:///run/user/1000/gvfs/smb-share:server=192.168.178.100,share=public/MODBUS-HTML_STP3-6-3AV-40_V11/images/statuswarning.png" draw:style-name="gr1" draw:text-style-name="P1" svg:width="10.46pt" svg:height="10.46pt" svg:x="256pt" svg:y="2406.3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00" draw:name="file:///run/user/1000/gvfs/smb-share:server=192.168.178.100,share=public/MODBUS-HTML_STP3-6-3AV-40_V11/images/smagridguard.png" draw:style-name="gr1" draw:text-style-name="P1" svg:width="21.71pt" svg:height="20.21pt" svg:x="959.98pt" svg:y="2406.3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01" draw:name="file:///run/user/1000/gvfs/smb-share:server=192.168.178.100,share=public/MODBUS-HTML_STP3-6-3AV-40_V11/images/statuswarning.png" draw:style-name="gr1" draw:text-style-name="P1" svg:width="10.46pt" svg:height="10.46pt" svg:x="256pt" svg:y="2419.2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02" draw:name="file:///run/user/1000/gvfs/smb-share:server=192.168.178.100,share=public/MODBUS-HTML_STP3-6-3AV-40_V11/images/smagridguard.png" draw:style-name="gr1" draw:text-style-name="P1" svg:width="21.71pt" svg:height="20.21pt" svg:x="959.98pt" svg:y="2419.2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03" draw:name="file:///run/user/1000/gvfs/smb-share:server=192.168.178.100,share=public/MODBUS-HTML_STP3-6-3AV-40_V11/images/statuswarning.png" draw:style-name="gr1" draw:text-style-name="P1" svg:width="10.46pt" svg:height="10.46pt" svg:x="256pt" svg:y="2431.9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04" draw:name="file:///run/user/1000/gvfs/smb-share:server=192.168.178.100,share=public/MODBUS-HTML_STP3-6-3AV-40_V11/images/smagridguard.png" draw:style-name="gr1" draw:text-style-name="P1" svg:width="21.71pt" svg:height="20.21pt" svg:x="959.98pt" svg:y="2431.9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05" draw:name="file:///run/user/1000/gvfs/smb-share:server=192.168.178.100,share=public/MODBUS-HTML_STP3-6-3AV-40_V11/images/statuswarning.png" draw:style-name="gr1" draw:text-style-name="P1" svg:width="10.46pt" svg:height="10.46pt" svg:x="256pt" svg:y="2444.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06" draw:name="file:///run/user/1000/gvfs/smb-share:server=192.168.178.100,share=public/MODBUS-HTML_STP3-6-3AV-40_V11/images/smagridguard.png" draw:style-name="gr1" draw:text-style-name="P1" svg:width="21.71pt" svg:height="20.21pt" svg:x="959.98pt" svg:y="2444.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07" draw:name="file:///run/user/1000/gvfs/smb-share:server=192.168.178.100,share=public/MODBUS-HTML_STP3-6-3AV-40_V11/images/statuswarning.png" draw:style-name="gr1" draw:text-style-name="P1" svg:width="10.46pt" svg:height="10.46pt" svg:x="256pt" svg:y="2457.5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08" draw:name="file:///run/user/1000/gvfs/smb-share:server=192.168.178.100,share=public/MODBUS-HTML_STP3-6-3AV-40_V11/images/smagridguard.png" draw:style-name="gr1" draw:text-style-name="P1" svg:width="21.71pt" svg:height="20.21pt" svg:x="959.98pt" svg:y="2457.5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09" draw:name="file:///run/user/1000/gvfs/smb-share:server=192.168.178.100,share=public/MODBUS-HTML_STP3-6-3AV-40_V11/images/statuswarning.png" draw:style-name="gr1" draw:text-style-name="P1" svg:width="10.46pt" svg:height="10.46pt" svg:x="256pt" svg:y="2470.3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10" draw:name="file:///run/user/1000/gvfs/smb-share:server=192.168.178.100,share=public/MODBUS-HTML_STP3-6-3AV-40_V11/images/smagridguard.png" draw:style-name="gr1" draw:text-style-name="P1" svg:width="21.71pt" svg:height="20.21pt" svg:x="959.98pt" svg:y="2470.3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11" draw:name="file:///run/user/1000/gvfs/smb-share:server=192.168.178.100,share=public/MODBUS-HTML_STP3-6-3AV-40_V11/images/statuswarning.png" draw:style-name="gr1" draw:text-style-name="P1" svg:width="10.46pt" svg:height="10.46pt" svg:x="256pt" svg:y="2483.1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12" draw:name="file:///run/user/1000/gvfs/smb-share:server=192.168.178.100,share=public/MODBUS-HTML_STP3-6-3AV-40_V11/images/smagridguard.png" draw:style-name="gr1" draw:text-style-name="P1" svg:width="21.71pt" svg:height="20.21pt" svg:x="959.98pt" svg:y="2483.1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13" draw:name="file:///run/user/1000/gvfs/smb-share:server=192.168.178.100,share=public/MODBUS-HTML_STP3-6-3AV-40_V11/images/statuswarning.png" draw:style-name="gr1" draw:text-style-name="P1" svg:width="10.46pt" svg:height="10.46pt" svg:x="256pt" svg:y="2495.9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14" draw:name="file:///run/user/1000/gvfs/smb-share:server=192.168.178.100,share=public/MODBUS-HTML_STP3-6-3AV-40_V11/images/smagridguard.png" draw:style-name="gr1" draw:text-style-name="P1" svg:width="21.71pt" svg:height="20.21pt" svg:x="959.98pt" svg:y="2495.9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15" draw:name="file:///run/user/1000/gvfs/smb-share:server=192.168.178.100,share=public/MODBUS-HTML_STP3-6-3AV-40_V11/images/statuswarning.png" draw:style-name="gr1" draw:text-style-name="P1" svg:width="10.46pt" svg:height="10.46pt" svg:x="256pt" svg:y="2508.7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16" draw:name="file:///run/user/1000/gvfs/smb-share:server=192.168.178.100,share=public/MODBUS-HTML_STP3-6-3AV-40_V11/images/smagridguard.png" draw:style-name="gr1" draw:text-style-name="P1" svg:width="21.71pt" svg:height="20.21pt" svg:x="959.98pt" svg:y="2508.77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17" draw:name="file:///run/user/1000/gvfs/smb-share:server=192.168.178.100,share=public/MODBUS-HTML_STP3-6-3AV-40_V11/images/statuswarning.png" draw:style-name="gr1" draw:text-style-name="P1" svg:width="10.46pt" svg:height="10.46pt" svg:x="256pt" svg:y="2521.5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18" draw:name="file:///run/user/1000/gvfs/smb-share:server=192.168.178.100,share=public/MODBUS-HTML_STP3-6-3AV-40_V11/images/smagridguard.png" draw:style-name="gr1" draw:text-style-name="P1" svg:width="21.71pt" svg:height="20.21pt" svg:x="959.98pt" svg:y="2521.5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19" draw:name="file:///run/user/1000/gvfs/smb-share:server=192.168.178.100,share=public/MODBUS-HTML_STP3-6-3AV-40_V11/images/statuswarning.png" draw:style-name="gr1" draw:text-style-name="P1" svg:width="10.46pt" svg:height="10.46pt" svg:x="256pt" svg:y="2534.4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20" draw:name="file:///run/user/1000/gvfs/smb-share:server=192.168.178.100,share=public/MODBUS-HTML_STP3-6-3AV-40_V11/images/smagridguard.png" draw:style-name="gr1" draw:text-style-name="P1" svg:width="21.71pt" svg:height="20.21pt" svg:x="959.98pt" svg:y="2534.4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21" draw:name="file:///run/user/1000/gvfs/smb-share:server=192.168.178.100,share=public/MODBUS-HTML_STP3-6-3AV-40_V11/images/statuswarning.png" draw:style-name="gr1" draw:text-style-name="P1" svg:width="10.46pt" svg:height="10.46pt" svg:x="256pt" svg:y="2547.1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22" draw:name="file:///run/user/1000/gvfs/smb-share:server=192.168.178.100,share=public/MODBUS-HTML_STP3-6-3AV-40_V11/images/smagridguard.png" draw:style-name="gr1" draw:text-style-name="P1" svg:width="21.71pt" svg:height="20.21pt" svg:x="959.98pt" svg:y="2547.1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23" draw:name="file:///run/user/1000/gvfs/smb-share:server=192.168.178.100,share=public/MODBUS-HTML_STP3-6-3AV-40_V11/images/statuswarning.png" draw:style-name="gr1" draw:text-style-name="P1" svg:width="10.46pt" svg:height="10.46pt" svg:x="256pt" svg:y="2560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24" draw:name="file:///run/user/1000/gvfs/smb-share:server=192.168.178.100,share=public/MODBUS-HTML_STP3-6-3AV-40_V11/images/smagridguard.png" draw:style-name="gr1" draw:text-style-name="P1" svg:width="21.71pt" svg:height="20.21pt" svg:x="959.98pt" svg:y="2560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25" draw:name="file:///run/user/1000/gvfs/smb-share:server=192.168.178.100,share=public/MODBUS-HTML_STP3-6-3AV-40_V11/images/statuswarning.png" draw:style-name="gr1" draw:text-style-name="P1" svg:width="10.46pt" svg:height="10.46pt" svg:x="256pt" svg:y="2572.7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26" draw:name="file:///run/user/1000/gvfs/smb-share:server=192.168.178.100,share=public/MODBUS-HTML_STP3-6-3AV-40_V11/images/smagridguard.png" draw:style-name="gr1" draw:text-style-name="P1" svg:width="21.71pt" svg:height="20.21pt" svg:x="959.98pt" svg:y="2572.7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27" draw:name="file:///run/user/1000/gvfs/smb-share:server=192.168.178.100,share=public/MODBUS-HTML_STP3-6-3AV-40_V11/images/statuswarning.png" draw:style-name="gr1" draw:text-style-name="P1" svg:width="10.46pt" svg:height="10.46pt" svg:x="256pt" svg:y="2585.5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28" draw:name="file:///run/user/1000/gvfs/smb-share:server=192.168.178.100,share=public/MODBUS-HTML_STP3-6-3AV-40_V11/images/smagridguard.png" draw:style-name="gr1" draw:text-style-name="P1" svg:width="21.71pt" svg:height="20.21pt" svg:x="959.98pt" svg:y="2585.5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29" draw:name="file:///run/user/1000/gvfs/smb-share:server=192.168.178.100,share=public/MODBUS-HTML_STP3-6-3AV-40_V11/images/statuswarning.png" draw:style-name="gr1" draw:text-style-name="P1" svg:width="10.46pt" svg:height="10.46pt" svg:x="256pt" svg:y="2598.3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30" draw:name="file:///run/user/1000/gvfs/smb-share:server=192.168.178.100,share=public/MODBUS-HTML_STP3-6-3AV-40_V11/images/smagridguard.png" draw:style-name="gr1" draw:text-style-name="P1" svg:width="21.71pt" svg:height="20.21pt" svg:x="959.98pt" svg:y="2598.3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31" draw:name="file:///run/user/1000/gvfs/smb-share:server=192.168.178.100,share=public/MODBUS-HTML_STP3-6-3AV-40_V11/images/statuswarning.png" draw:style-name="gr1" draw:text-style-name="P1" svg:width="10.46pt" svg:height="10.46pt" svg:x="256pt" svg:y="2611.1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32" draw:name="file:///run/user/1000/gvfs/smb-share:server=192.168.178.100,share=public/MODBUS-HTML_STP3-6-3AV-40_V11/images/smagridguard.png" draw:style-name="gr1" draw:text-style-name="P1" svg:width="21.71pt" svg:height="20.21pt" svg:x="959.98pt" svg:y="2611.1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33" draw:name="file:///run/user/1000/gvfs/smb-share:server=192.168.178.100,share=public/MODBUS-HTML_STP3-6-3AV-40_V11/images/statuswarning.png" draw:style-name="gr1" draw:text-style-name="P1" svg:width="10.46pt" svg:height="10.46pt" svg:x="256pt" svg:y="2623.9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34" draw:name="file:///run/user/1000/gvfs/smb-share:server=192.168.178.100,share=public/MODBUS-HTML_STP3-6-3AV-40_V11/images/smagridguard.png" draw:style-name="gr1" draw:text-style-name="P1" svg:width="21.71pt" svg:height="20.21pt" svg:x="959.98pt" svg:y="2623.97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35" draw:name="file:///run/user/1000/gvfs/smb-share:server=192.168.178.100,share=public/MODBUS-HTML_STP3-6-3AV-40_V11/images/statuswarning.png" draw:style-name="gr1" draw:text-style-name="P1" svg:width="10.46pt" svg:height="10.46pt" svg:x="256pt" svg:y="2636.7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36" draw:name="file:///run/user/1000/gvfs/smb-share:server=192.168.178.100,share=public/MODBUS-HTML_STP3-6-3AV-40_V11/images/smagridguard.png" draw:style-name="gr1" draw:text-style-name="P1" svg:width="21.71pt" svg:height="20.21pt" svg:x="959.98pt" svg:y="2636.7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37" draw:name="file:///run/user/1000/gvfs/smb-share:server=192.168.178.100,share=public/MODBUS-HTML_STP3-6-3AV-40_V11/images/statuswarning.png" draw:style-name="gr1" draw:text-style-name="P1" svg:width="10.46pt" svg:height="10.46pt" svg:x="256pt" svg:y="2649.6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38" draw:name="file:///run/user/1000/gvfs/smb-share:server=192.168.178.100,share=public/MODBUS-HTML_STP3-6-3AV-40_V11/images/smagridguard.png" draw:style-name="gr1" draw:text-style-name="P1" svg:width="21.71pt" svg:height="20.21pt" svg:x="959.98pt" svg:y="2649.6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39" draw:name="file:///run/user/1000/gvfs/smb-share:server=192.168.178.100,share=public/MODBUS-HTML_STP3-6-3AV-40_V11/images/statuswarning.png" draw:style-name="gr1" draw:text-style-name="P1" svg:width="10.46pt" svg:height="10.46pt" svg:x="256pt" svg:y="2662.3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40" draw:name="file:///run/user/1000/gvfs/smb-share:server=192.168.178.100,share=public/MODBUS-HTML_STP3-6-3AV-40_V11/images/smagridguard.png" draw:style-name="gr1" draw:text-style-name="P1" svg:width="21.71pt" svg:height="20.21pt" svg:x="959.98pt" svg:y="2662.3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41" draw:name="file:///run/user/1000/gvfs/smb-share:server=192.168.178.100,share=public/MODBUS-HTML_STP3-6-3AV-40_V11/images/statuswarning.png" draw:style-name="gr1" draw:text-style-name="P1" svg:width="10.46pt" svg:height="10.46pt" svg:x="256pt" svg:y="2675.2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42" draw:name="file:///run/user/1000/gvfs/smb-share:server=192.168.178.100,share=public/MODBUS-HTML_STP3-6-3AV-40_V11/images/smagridguard.png" draw:style-name="gr1" draw:text-style-name="P1" svg:width="21.71pt" svg:height="20.21pt" svg:x="959.98pt" svg:y="2675.2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43" draw:name="file:///run/user/1000/gvfs/smb-share:server=192.168.178.100,share=public/MODBUS-HTML_STP3-6-3AV-40_V11/images/statuswarning.png" draw:style-name="gr1" draw:text-style-name="P1" svg:width="10.46pt" svg:height="10.46pt" svg:x="256pt" svg:y="2687.9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44" draw:name="file:///run/user/1000/gvfs/smb-share:server=192.168.178.100,share=public/MODBUS-HTML_STP3-6-3AV-40_V11/images/smagridguard.png" draw:style-name="gr1" draw:text-style-name="P1" svg:width="21.71pt" svg:height="20.21pt" svg:x="959.98pt" svg:y="2687.9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45" draw:name="file:///run/user/1000/gvfs/smb-share:server=192.168.178.100,share=public/MODBUS-HTML_STP3-6-3AV-40_V11/images/statuswarning.png" draw:style-name="gr1" draw:text-style-name="P1" svg:width="10.46pt" svg:height="10.46pt" svg:x="256pt" svg:y="2700.7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46" draw:name="file:///run/user/1000/gvfs/smb-share:server=192.168.178.100,share=public/MODBUS-HTML_STP3-6-3AV-40_V11/images/smagridguard.png" draw:style-name="gr1" draw:text-style-name="P1" svg:width="21.71pt" svg:height="20.21pt" svg:x="959.98pt" svg:y="2700.7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47" draw:name="file:///run/user/1000/gvfs/smb-share:server=192.168.178.100,share=public/MODBUS-HTML_STP3-6-3AV-40_V11/images/statuswarning.png" draw:style-name="gr1" draw:text-style-name="P1" svg:width="10.46pt" svg:height="10.46pt" svg:x="256pt" svg:y="2713.5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48" draw:name="file:///run/user/1000/gvfs/smb-share:server=192.168.178.100,share=public/MODBUS-HTML_STP3-6-3AV-40_V11/images/smagridguard.png" draw:style-name="gr1" draw:text-style-name="P1" svg:width="21.71pt" svg:height="20.21pt" svg:x="959.98pt" svg:y="2713.5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49" draw:name="file:///run/user/1000/gvfs/smb-share:server=192.168.178.100,share=public/MODBUS-HTML_STP3-6-3AV-40_V11/images/statuswarning.png" draw:style-name="gr1" draw:text-style-name="P1" svg:width="10.46pt" svg:height="10.46pt" svg:x="256pt" svg:y="2726.3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50" draw:name="file:///run/user/1000/gvfs/smb-share:server=192.168.178.100,share=public/MODBUS-HTML_STP3-6-3AV-40_V11/images/smagridguard.png" draw:style-name="gr1" draw:text-style-name="P1" svg:width="21.71pt" svg:height="20.21pt" svg:x="959.98pt" svg:y="2726.3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51" draw:name="file:///run/user/1000/gvfs/smb-share:server=192.168.178.100,share=public/MODBUS-HTML_STP3-6-3AV-40_V11/images/statuswarning.png" draw:style-name="gr1" draw:text-style-name="P1" svg:width="10.46pt" svg:height="10.46pt" svg:x="256pt" svg:y="2739.1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52" draw:name="file:///run/user/1000/gvfs/smb-share:server=192.168.178.100,share=public/MODBUS-HTML_STP3-6-3AV-40_V11/images/smagridguard.png" draw:style-name="gr1" draw:text-style-name="P1" svg:width="21.71pt" svg:height="20.21pt" svg:x="959.98pt" svg:y="2739.17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53" draw:name="file:///run/user/1000/gvfs/smb-share:server=192.168.178.100,share=public/MODBUS-HTML_STP3-6-3AV-40_V11/images/statuswarning.png" draw:style-name="gr1" draw:text-style-name="P1" svg:width="10.46pt" svg:height="10.46pt" svg:x="256pt" svg:y="2751.9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54" draw:name="file:///run/user/1000/gvfs/smb-share:server=192.168.178.100,share=public/MODBUS-HTML_STP3-6-3AV-40_V11/images/smagridguard.png" draw:style-name="gr1" draw:text-style-name="P1" svg:width="21.71pt" svg:height="20.21pt" svg:x="959.98pt" svg:y="2751.9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55" draw:name="file:///run/user/1000/gvfs/smb-share:server=192.168.178.100,share=public/MODBUS-HTML_STP3-6-3AV-40_V11/images/statuswarning.png" draw:style-name="gr1" draw:text-style-name="P1" svg:width="10.46pt" svg:height="10.46pt" svg:x="256pt" svg:y="2764.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56" draw:name="file:///run/user/1000/gvfs/smb-share:server=192.168.178.100,share=public/MODBUS-HTML_STP3-6-3AV-40_V11/images/smagridguard.png" draw:style-name="gr1" draw:text-style-name="P1" svg:width="21.71pt" svg:height="20.21pt" svg:x="959.98pt" svg:y="2764.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57" draw:name="file:///run/user/1000/gvfs/smb-share:server=192.168.178.100,share=public/MODBUS-HTML_STP3-6-3AV-40_V11/images/statuswarning.png" draw:style-name="gr1" draw:text-style-name="P1" svg:width="10.46pt" svg:height="10.46pt" svg:x="256pt" svg:y="2777.5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58" draw:name="file:///run/user/1000/gvfs/smb-share:server=192.168.178.100,share=public/MODBUS-HTML_STP3-6-3AV-40_V11/images/smagridguard.png" draw:style-name="gr1" draw:text-style-name="P1" svg:width="21.71pt" svg:height="20.21pt" svg:x="959.98pt" svg:y="2777.5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59" draw:name="file:///run/user/1000/gvfs/smb-share:server=192.168.178.100,share=public/MODBUS-HTML_STP3-6-3AV-40_V11/images/statuswarning.png" draw:style-name="gr1" draw:text-style-name="P1" svg:width="10.46pt" svg:height="10.46pt" svg:x="256pt" svg:y="2790.4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60" draw:name="file:///run/user/1000/gvfs/smb-share:server=192.168.178.100,share=public/MODBUS-HTML_STP3-6-3AV-40_V11/images/smagridguard.png" draw:style-name="gr1" draw:text-style-name="P1" svg:width="21.71pt" svg:height="20.21pt" svg:x="959.98pt" svg:y="2790.4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61" draw:name="file:///run/user/1000/gvfs/smb-share:server=192.168.178.100,share=public/MODBUS-HTML_STP3-6-3AV-40_V11/images/statuswarning.png" draw:style-name="gr1" draw:text-style-name="P1" svg:width="10.46pt" svg:height="10.46pt" svg:x="256pt" svg:y="2803.1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62" draw:name="file:///run/user/1000/gvfs/smb-share:server=192.168.178.100,share=public/MODBUS-HTML_STP3-6-3AV-40_V11/images/smagridguard.png" draw:style-name="gr1" draw:text-style-name="P1" svg:width="21.71pt" svg:height="20.21pt" svg:x="959.98pt" svg:y="2803.1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63" draw:name="file:///run/user/1000/gvfs/smb-share:server=192.168.178.100,share=public/MODBUS-HTML_STP3-6-3AV-40_V11/images/statuswarning.png" draw:style-name="gr1" draw:text-style-name="P1" svg:width="10.46pt" svg:height="10.46pt" svg:x="256pt" svg:y="2815.9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64" draw:name="file:///run/user/1000/gvfs/smb-share:server=192.168.178.100,share=public/MODBUS-HTML_STP3-6-3AV-40_V11/images/smagridguard.png" draw:style-name="gr1" draw:text-style-name="P1" svg:width="21.71pt" svg:height="20.21pt" svg:x="959.98pt" svg:y="2815.9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65" draw:name="file:///run/user/1000/gvfs/smb-share:server=192.168.178.100,share=public/MODBUS-HTML_STP3-6-3AV-40_V11/images/statuswarning.png" draw:style-name="gr1" draw:text-style-name="P1" svg:width="10.46pt" svg:height="10.46pt" svg:x="256pt" svg:y="2828.7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66" draw:name="file:///run/user/1000/gvfs/smb-share:server=192.168.178.100,share=public/MODBUS-HTML_STP3-6-3AV-40_V11/images/smagridguard.png" draw:style-name="gr1" draw:text-style-name="P1" svg:width="21.71pt" svg:height="20.21pt" svg:x="959.98pt" svg:y="2828.7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67" draw:name="file:///run/user/1000/gvfs/smb-share:server=192.168.178.100,share=public/MODBUS-HTML_STP3-6-3AV-40_V11/images/statuswarning.png" draw:style-name="gr1" draw:text-style-name="P1" svg:width="10.46pt" svg:height="10.46pt" svg:x="256pt" svg:y="2841.5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68" draw:name="file:///run/user/1000/gvfs/smb-share:server=192.168.178.100,share=public/MODBUS-HTML_STP3-6-3AV-40_V11/images/smagridguard.png" draw:style-name="gr1" draw:text-style-name="P1" svg:width="21.71pt" svg:height="20.21pt" svg:x="959.98pt" svg:y="2841.5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69" draw:name="file:///run/user/1000/gvfs/smb-share:server=192.168.178.100,share=public/MODBUS-HTML_STP3-6-3AV-40_V11/images/statuswarning.png" draw:style-name="gr1" draw:text-style-name="P1" svg:width="10.46pt" svg:height="10.46pt" svg:x="256pt" svg:y="2854.3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70" draw:name="file:///run/user/1000/gvfs/smb-share:server=192.168.178.100,share=public/MODBUS-HTML_STP3-6-3AV-40_V11/images/smagridguard.png" draw:style-name="gr1" draw:text-style-name="P1" svg:width="21.71pt" svg:height="20.21pt" svg:x="959.98pt" svg:y="2854.37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71" draw:name="file:///run/user/1000/gvfs/smb-share:server=192.168.178.100,share=public/MODBUS-HTML_STP3-6-3AV-40_V11/images/statuswarning.png" draw:style-name="gr1" draw:text-style-name="P1" svg:width="10.46pt" svg:height="10.46pt" svg:x="256pt" svg:y="2867.1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72" draw:name="file:///run/user/1000/gvfs/smb-share:server=192.168.178.100,share=public/MODBUS-HTML_STP3-6-3AV-40_V11/images/smagridguard.png" draw:style-name="gr1" draw:text-style-name="P1" svg:width="21.71pt" svg:height="20.21pt" svg:x="959.98pt" svg:y="2867.1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73" draw:name="file:///run/user/1000/gvfs/smb-share:server=192.168.178.100,share=public/MODBUS-HTML_STP3-6-3AV-40_V11/images/statuswarning.png" draw:style-name="gr1" draw:text-style-name="P1" svg:width="10.46pt" svg:height="10.46pt" svg:x="256pt" svg:y="2880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74" draw:name="file:///run/user/1000/gvfs/smb-share:server=192.168.178.100,share=public/MODBUS-HTML_STP3-6-3AV-40_V11/images/smagridguard.png" draw:style-name="gr1" draw:text-style-name="P1" svg:width="21.71pt" svg:height="20.21pt" svg:x="959.98pt" svg:y="2880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75" draw:name="file:///run/user/1000/gvfs/smb-share:server=192.168.178.100,share=public/MODBUS-HTML_STP3-6-3AV-40_V11/images/statuswarning.png" draw:style-name="gr1" draw:text-style-name="P1" svg:width="10.46pt" svg:height="10.46pt" svg:x="256pt" svg:y="2892.7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76" draw:name="file:///run/user/1000/gvfs/smb-share:server=192.168.178.100,share=public/MODBUS-HTML_STP3-6-3AV-40_V11/images/smagridguard.png" draw:style-name="gr1" draw:text-style-name="P1" svg:width="21.71pt" svg:height="20.21pt" svg:x="959.98pt" svg:y="2892.7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77" draw:name="file:///run/user/1000/gvfs/smb-share:server=192.168.178.100,share=public/MODBUS-HTML_STP3-6-3AV-40_V11/images/statuswarning.png" draw:style-name="gr1" draw:text-style-name="P1" svg:width="10.46pt" svg:height="10.46pt" svg:x="256pt" svg:y="2905.6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78" draw:name="file:///run/user/1000/gvfs/smb-share:server=192.168.178.100,share=public/MODBUS-HTML_STP3-6-3AV-40_V11/images/smagridguard.png" draw:style-name="gr1" draw:text-style-name="P1" svg:width="21.71pt" svg:height="20.21pt" svg:x="959.98pt" svg:y="2905.6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79" draw:name="file:///run/user/1000/gvfs/smb-share:server=192.168.178.100,share=public/MODBUS-HTML_STP3-6-3AV-40_V11/images/statuswarning.png" draw:style-name="gr1" draw:text-style-name="P1" svg:width="10.46pt" svg:height="10.46pt" svg:x="256pt" svg:y="2918.3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80" draw:name="file:///run/user/1000/gvfs/smb-share:server=192.168.178.100,share=public/MODBUS-HTML_STP3-6-3AV-40_V11/images/smagridguard.png" draw:style-name="gr1" draw:text-style-name="P1" svg:width="21.71pt" svg:height="20.21pt" svg:x="959.98pt" svg:y="2918.3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81" draw:name="file:///run/user/1000/gvfs/smb-share:server=192.168.178.100,share=public/MODBUS-HTML_STP3-6-3AV-40_V11/images/statuswarning.png" draw:style-name="gr1" draw:text-style-name="P1" svg:width="10.46pt" svg:height="10.46pt" svg:x="256pt" svg:y="2931.1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82" draw:name="file:///run/user/1000/gvfs/smb-share:server=192.168.178.100,share=public/MODBUS-HTML_STP3-6-3AV-40_V11/images/smagridguard.png" draw:style-name="gr1" draw:text-style-name="P1" svg:width="21.71pt" svg:height="20.21pt" svg:x="959.98pt" svg:y="2931.1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83" draw:name="file:///run/user/1000/gvfs/smb-share:server=192.168.178.100,share=public/MODBUS-HTML_STP3-6-3AV-40_V11/images/statuswarning.png" draw:style-name="gr1" draw:text-style-name="P1" svg:width="10.46pt" svg:height="10.46pt" svg:x="256pt" svg:y="2943.9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84" draw:name="file:///run/user/1000/gvfs/smb-share:server=192.168.178.100,share=public/MODBUS-HTML_STP3-6-3AV-40_V11/images/smagridguard.png" draw:style-name="gr1" draw:text-style-name="P1" svg:width="21.71pt" svg:height="20.21pt" svg:x="959.98pt" svg:y="2943.9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85" draw:name="file:///run/user/1000/gvfs/smb-share:server=192.168.178.100,share=public/MODBUS-HTML_STP3-6-3AV-40_V11/images/statuswarning.png" draw:style-name="gr1" draw:text-style-name="P1" svg:width="10.46pt" svg:height="10.46pt" svg:x="256pt" svg:y="2956.7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86" draw:name="file:///run/user/1000/gvfs/smb-share:server=192.168.178.100,share=public/MODBUS-HTML_STP3-6-3AV-40_V11/images/smagridguard.png" draw:style-name="gr1" draw:text-style-name="P1" svg:width="21.71pt" svg:height="20.21pt" svg:x="959.98pt" svg:y="2956.7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87" draw:name="file:///run/user/1000/gvfs/smb-share:server=192.168.178.100,share=public/MODBUS-HTML_STP3-6-3AV-40_V11/images/statuswarning.png" draw:style-name="gr1" draw:text-style-name="P1" svg:width="10.46pt" svg:height="10.46pt" svg:x="256pt" svg:y="2969.5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88" draw:name="file:///run/user/1000/gvfs/smb-share:server=192.168.178.100,share=public/MODBUS-HTML_STP3-6-3AV-40_V11/images/smagridguard.png" draw:style-name="gr1" draw:text-style-name="P1" svg:width="21.71pt" svg:height="20.21pt" svg:x="959.98pt" svg:y="2969.57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89" draw:name="file:///run/user/1000/gvfs/smb-share:server=192.168.178.100,share=public/MODBUS-HTML_STP3-6-3AV-40_V11/images/statuswarning.png" draw:style-name="gr1" draw:text-style-name="P1" svg:width="10.46pt" svg:height="10.46pt" svg:x="256pt" svg:y="2982.3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90" draw:name="file:///run/user/1000/gvfs/smb-share:server=192.168.178.100,share=public/MODBUS-HTML_STP3-6-3AV-40_V11/images/smagridguard.png" draw:style-name="gr1" draw:text-style-name="P1" svg:width="21.71pt" svg:height="20.21pt" svg:x="959.98pt" svg:y="2982.3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91" draw:name="file:///run/user/1000/gvfs/smb-share:server=192.168.178.100,share=public/MODBUS-HTML_STP3-6-3AV-40_V11/images/statuswarning.png" draw:style-name="gr1" draw:text-style-name="P1" svg:width="10.46pt" svg:height="10.46pt" svg:x="256pt" svg:y="2995.2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92" draw:name="file:///run/user/1000/gvfs/smb-share:server=192.168.178.100,share=public/MODBUS-HTML_STP3-6-3AV-40_V11/images/smagridguard.png" draw:style-name="gr1" draw:text-style-name="P1" svg:width="21.71pt" svg:height="20.21pt" svg:x="959.98pt" svg:y="2995.2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93" draw:name="file:///run/user/1000/gvfs/smb-share:server=192.168.178.100,share=public/MODBUS-HTML_STP3-6-3AV-40_V11/images/statuswarning.png" draw:style-name="gr1" draw:text-style-name="P1" svg:width="10.46pt" svg:height="10.46pt" svg:x="256pt" svg:y="3007.9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94" draw:name="file:///run/user/1000/gvfs/smb-share:server=192.168.178.100,share=public/MODBUS-HTML_STP3-6-3AV-40_V11/images/smagridguard.png" draw:style-name="gr1" draw:text-style-name="P1" svg:width="21.71pt" svg:height="20.21pt" svg:x="959.98pt" svg:y="3007.9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95" draw:name="file:///run/user/1000/gvfs/smb-share:server=192.168.178.100,share=public/MODBUS-HTML_STP3-6-3AV-40_V11/images/statuswarning.png" draw:style-name="gr1" draw:text-style-name="P1" svg:width="10.46pt" svg:height="10.46pt" svg:x="256pt" svg:y="3020.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96" draw:name="file:///run/user/1000/gvfs/smb-share:server=192.168.178.100,share=public/MODBUS-HTML_STP3-6-3AV-40_V11/images/smagridguard.png" draw:style-name="gr1" draw:text-style-name="P1" svg:width="21.71pt" svg:height="20.21pt" svg:x="959.98pt" svg:y="3020.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97" draw:name="file:///run/user/1000/gvfs/smb-share:server=192.168.178.100,share=public/MODBUS-HTML_STP3-6-3AV-40_V11/images/statuswarning.png" draw:style-name="gr1" draw:text-style-name="P1" svg:width="10.46pt" svg:height="10.46pt" svg:x="256pt" svg:y="3033.5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198" draw:name="file:///run/user/1000/gvfs/smb-share:server=192.168.178.100,share=public/MODBUS-HTML_STP3-6-3AV-40_V11/images/smagridguard.png" draw:style-name="gr1" draw:text-style-name="P1" svg:width="21.71pt" svg:height="20.21pt" svg:x="959.98pt" svg:y="3033.5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199" draw:name="file:///run/user/1000/gvfs/smb-share:server=192.168.178.100,share=public/MODBUS-HTML_STP3-6-3AV-40_V11/images/statuswarning.png" draw:style-name="gr1" draw:text-style-name="P1" svg:width="10.46pt" svg:height="10.46pt" svg:x="256pt" svg:y="3046.3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00" draw:name="file:///run/user/1000/gvfs/smb-share:server=192.168.178.100,share=public/MODBUS-HTML_STP3-6-3AV-40_V11/images/smagridguard.png" draw:style-name="gr1" draw:text-style-name="P1" svg:width="21.71pt" svg:height="20.21pt" svg:x="959.98pt" svg:y="3046.3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01" draw:name="file:///run/user/1000/gvfs/smb-share:server=192.168.178.100,share=public/MODBUS-HTML_STP3-6-3AV-40_V11/images/statuswarning.png" draw:style-name="gr1" draw:text-style-name="P1" svg:width="10.46pt" svg:height="10.46pt" svg:x="256pt" svg:y="3059.1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02" draw:name="file:///run/user/1000/gvfs/smb-share:server=192.168.178.100,share=public/MODBUS-HTML_STP3-6-3AV-40_V11/images/smagridguard.png" draw:style-name="gr1" draw:text-style-name="P1" svg:width="21.71pt" svg:height="20.21pt" svg:x="959.98pt" svg:y="3059.1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03" draw:name="file:///run/user/1000/gvfs/smb-share:server=192.168.178.100,share=public/MODBUS-HTML_STP3-6-3AV-40_V11/images/statuswarning.png" draw:style-name="gr1" draw:text-style-name="P1" svg:width="10.46pt" svg:height="10.46pt" svg:x="256pt" svg:y="3071.9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04" draw:name="file:///run/user/1000/gvfs/smb-share:server=192.168.178.100,share=public/MODBUS-HTML_STP3-6-3AV-40_V11/images/smagridguard.png" draw:style-name="gr1" draw:text-style-name="P1" svg:width="21.71pt" svg:height="20.21pt" svg:x="959.98pt" svg:y="3071.9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05" draw:name="file:///run/user/1000/gvfs/smb-share:server=192.168.178.100,share=public/MODBUS-HTML_STP3-6-3AV-40_V11/images/statuswarning.png" draw:style-name="gr1" draw:text-style-name="P1" svg:width="10.46pt" svg:height="10.46pt" svg:x="256pt" svg:y="3084.7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06" draw:name="file:///run/user/1000/gvfs/smb-share:server=192.168.178.100,share=public/MODBUS-HTML_STP3-6-3AV-40_V11/images/smagridguard.png" draw:style-name="gr1" draw:text-style-name="P1" svg:width="21.71pt" svg:height="20.21pt" svg:x="959.98pt" svg:y="3084.77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07" draw:name="file:///run/user/1000/gvfs/smb-share:server=192.168.178.100,share=public/MODBUS-HTML_STP3-6-3AV-40_V11/images/statuswarning.png" draw:style-name="gr1" draw:text-style-name="P1" svg:width="10.46pt" svg:height="10.46pt" svg:x="256pt" svg:y="3097.5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08" draw:name="file:///run/user/1000/gvfs/smb-share:server=192.168.178.100,share=public/MODBUS-HTML_STP3-6-3AV-40_V11/images/smagridguard.png" draw:style-name="gr1" draw:text-style-name="P1" svg:width="21.71pt" svg:height="20.21pt" svg:x="959.98pt" svg:y="3097.5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09" draw:name="file:///run/user/1000/gvfs/smb-share:server=192.168.178.100,share=public/MODBUS-HTML_STP3-6-3AV-40_V11/images/statuswarning.png" draw:style-name="gr1" draw:text-style-name="P1" svg:width="10.46pt" svg:height="10.46pt" svg:x="256pt" svg:y="3110.4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10" draw:name="file:///run/user/1000/gvfs/smb-share:server=192.168.178.100,share=public/MODBUS-HTML_STP3-6-3AV-40_V11/images/smagridguard.png" draw:style-name="gr1" draw:text-style-name="P1" svg:width="21.71pt" svg:height="20.21pt" svg:x="959.98pt" svg:y="3110.4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11" draw:name="file:///run/user/1000/gvfs/smb-share:server=192.168.178.100,share=public/MODBUS-HTML_STP3-6-3AV-40_V11/images/statuswarning.png" draw:style-name="gr1" draw:text-style-name="P1" svg:width="10.46pt" svg:height="10.46pt" svg:x="256pt" svg:y="3123.1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12" draw:name="file:///run/user/1000/gvfs/smb-share:server=192.168.178.100,share=public/MODBUS-HTML_STP3-6-3AV-40_V11/images/smagridguard.png" draw:style-name="gr1" draw:text-style-name="P1" svg:width="21.71pt" svg:height="20.21pt" svg:x="959.98pt" svg:y="3123.1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13" draw:name="file:///run/user/1000/gvfs/smb-share:server=192.168.178.100,share=public/MODBUS-HTML_STP3-6-3AV-40_V11/images/statuswarning.png" draw:style-name="gr1" draw:text-style-name="P1" svg:width="10.46pt" svg:height="10.46pt" svg:x="256pt" svg:y="3136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14" draw:name="file:///run/user/1000/gvfs/smb-share:server=192.168.178.100,share=public/MODBUS-HTML_STP3-6-3AV-40_V11/images/smagridguard.png" draw:style-name="gr1" draw:text-style-name="P1" svg:width="21.71pt" svg:height="20.21pt" svg:x="959.98pt" svg:y="3136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15" draw:name="file:///run/user/1000/gvfs/smb-share:server=192.168.178.100,share=public/MODBUS-HTML_STP3-6-3AV-40_V11/images/statuswarning.png" draw:style-name="gr1" draw:text-style-name="P1" svg:width="10.46pt" svg:height="10.46pt" svg:x="256pt" svg:y="3148.7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16" draw:name="file:///run/user/1000/gvfs/smb-share:server=192.168.178.100,share=public/MODBUS-HTML_STP3-6-3AV-40_V11/images/smagridguard.png" draw:style-name="gr1" draw:text-style-name="P1" svg:width="21.71pt" svg:height="20.21pt" svg:x="959.98pt" svg:y="3148.7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17" draw:name="file:///run/user/1000/gvfs/smb-share:server=192.168.178.100,share=public/MODBUS-HTML_STP3-6-3AV-40_V11/images/statuswarning.png" draw:style-name="gr1" draw:text-style-name="P1" svg:width="10.46pt" svg:height="10.46pt" svg:x="256pt" svg:y="3161.5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18" draw:name="file:///run/user/1000/gvfs/smb-share:server=192.168.178.100,share=public/MODBUS-HTML_STP3-6-3AV-40_V11/images/smagridguard.png" draw:style-name="gr1" draw:text-style-name="P1" svg:width="21.71pt" svg:height="20.21pt" svg:x="959.98pt" svg:y="3161.5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19" draw:name="file:///run/user/1000/gvfs/smb-share:server=192.168.178.100,share=public/MODBUS-HTML_STP3-6-3AV-40_V11/images/statuswarning.png" draw:style-name="gr1" draw:text-style-name="P1" svg:width="10.46pt" svg:height="10.46pt" svg:x="256pt" svg:y="3174.3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20" draw:name="file:///run/user/1000/gvfs/smb-share:server=192.168.178.100,share=public/MODBUS-HTML_STP3-6-3AV-40_V11/images/smagridguard.png" draw:style-name="gr1" draw:text-style-name="P1" svg:width="21.71pt" svg:height="20.21pt" svg:x="959.98pt" svg:y="3174.3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21" draw:name="file:///run/user/1000/gvfs/smb-share:server=192.168.178.100,share=public/MODBUS-HTML_STP3-6-3AV-40_V11/images/statuswarning.png" draw:style-name="gr1" draw:text-style-name="P1" svg:width="10.46pt" svg:height="10.46pt" svg:x="256pt" svg:y="3187.1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22" draw:name="file:///run/user/1000/gvfs/smb-share:server=192.168.178.100,share=public/MODBUS-HTML_STP3-6-3AV-40_V11/images/smagridguard.png" draw:style-name="gr1" draw:text-style-name="P1" svg:width="21.71pt" svg:height="20.21pt" svg:x="959.98pt" svg:y="3187.1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23" draw:name="file:///run/user/1000/gvfs/smb-share:server=192.168.178.100,share=public/MODBUS-HTML_STP3-6-3AV-40_V11/images/statuswarning.png" draw:style-name="gr1" draw:text-style-name="P1" svg:width="10.46pt" svg:height="10.46pt" svg:x="256pt" svg:y="3199.9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24" draw:name="file:///run/user/1000/gvfs/smb-share:server=192.168.178.100,share=public/MODBUS-HTML_STP3-6-3AV-40_V11/images/smagridguard.png" draw:style-name="gr1" draw:text-style-name="P1" svg:width="21.71pt" svg:height="20.21pt" svg:x="959.98pt" svg:y="3199.97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25" draw:name="file:///run/user/1000/gvfs/smb-share:server=192.168.178.100,share=public/MODBUS-HTML_STP3-6-3AV-40_V11/images/statuswarning.png" draw:style-name="gr1" draw:text-style-name="P1" svg:width="10.46pt" svg:height="10.46pt" svg:x="256pt" svg:y="3212.7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26" draw:name="file:///run/user/1000/gvfs/smb-share:server=192.168.178.100,share=public/MODBUS-HTML_STP3-6-3AV-40_V11/images/smagridguard.png" draw:style-name="gr1" draw:text-style-name="P1" svg:width="21.71pt" svg:height="20.21pt" svg:x="959.98pt" svg:y="3212.7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27" draw:name="file:///run/user/1000/gvfs/smb-share:server=192.168.178.100,share=public/MODBUS-HTML_STP3-6-3AV-40_V11/images/statuswarning.png" draw:style-name="gr1" draw:text-style-name="P1" svg:width="10.46pt" svg:height="10.46pt" svg:x="256pt" svg:y="3225.6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28" draw:name="file:///run/user/1000/gvfs/smb-share:server=192.168.178.100,share=public/MODBUS-HTML_STP3-6-3AV-40_V11/images/smagridguard.png" draw:style-name="gr1" draw:text-style-name="P1" svg:width="21.71pt" svg:height="20.21pt" svg:x="959.98pt" svg:y="3225.6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29" draw:name="file:///run/user/1000/gvfs/smb-share:server=192.168.178.100,share=public/MODBUS-HTML_STP3-6-3AV-40_V11/images/statuswarning.png" draw:style-name="gr1" draw:text-style-name="P1" svg:width="10.46pt" svg:height="10.46pt" svg:x="256pt" svg:y="3238.3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30" draw:name="file:///run/user/1000/gvfs/smb-share:server=192.168.178.100,share=public/MODBUS-HTML_STP3-6-3AV-40_V11/images/smagridguard.png" draw:style-name="gr1" draw:text-style-name="P1" svg:width="21.71pt" svg:height="20.21pt" svg:x="959.98pt" svg:y="3238.3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31" draw:name="file:///run/user/1000/gvfs/smb-share:server=192.168.178.100,share=public/MODBUS-HTML_STP3-6-3AV-40_V11/images/statuswarning.png" draw:style-name="gr1" draw:text-style-name="P1" svg:width="10.46pt" svg:height="10.46pt" svg:x="256pt" svg:y="3263.9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32" draw:name="file:///run/user/1000/gvfs/smb-share:server=192.168.178.100,share=public/MODBUS-HTML_STP3-6-3AV-40_V11/images/smagridguard.png" draw:style-name="gr1" draw:text-style-name="P1" svg:width="21.71pt" svg:height="20.21pt" svg:x="959.98pt" svg:y="3263.9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33" draw:name="file:///run/user/1000/gvfs/smb-share:server=192.168.178.100,share=public/MODBUS-HTML_STP3-6-3AV-40_V11/images/statuswarning.png" draw:style-name="gr1" draw:text-style-name="P1" svg:width="10.46pt" svg:height="10.46pt" svg:x="256pt" svg:y="3276.7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34" draw:name="file:///run/user/1000/gvfs/smb-share:server=192.168.178.100,share=public/MODBUS-HTML_STP3-6-3AV-40_V11/images/smagridguard.png" draw:style-name="gr1" draw:text-style-name="P1" svg:width="21.71pt" svg:height="20.21pt" svg:x="959.98pt" svg:y="3276.7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35" draw:name="file:///run/user/1000/gvfs/smb-share:server=192.168.178.100,share=public/MODBUS-HTML_STP3-6-3AV-40_V11/images/statuswarning.png" draw:style-name="gr1" draw:text-style-name="P1" svg:width="10.46pt" svg:height="10.46pt" svg:x="256pt" svg:y="3289.5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36" draw:name="file:///run/user/1000/gvfs/smb-share:server=192.168.178.100,share=public/MODBUS-HTML_STP3-6-3AV-40_V11/images/smagridguard.png" draw:style-name="gr1" draw:text-style-name="P1" svg:width="21.71pt" svg:height="20.21pt" svg:x="959.98pt" svg:y="3289.5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37" draw:name="file:///run/user/1000/gvfs/smb-share:server=192.168.178.100,share=public/MODBUS-HTML_STP3-6-3AV-40_V11/images/statuswarning.png" draw:style-name="gr1" draw:text-style-name="P1" svg:width="10.46pt" svg:height="10.46pt" svg:x="256pt" svg:y="3315.1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38" draw:name="file:///run/user/1000/gvfs/smb-share:server=192.168.178.100,share=public/MODBUS-HTML_STP3-6-3AV-40_V11/images/statuswarning.png" draw:style-name="gr1" draw:text-style-name="P1" svg:width="10.46pt" svg:height="10.46pt" svg:x="256pt" svg:y="3327.9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39" draw:name="file:///run/user/1000/gvfs/smb-share:server=192.168.178.100,share=public/MODBUS-HTML_STP3-6-3AV-40_V11/images/statuswarning.png" draw:style-name="gr1" draw:text-style-name="P1" svg:width="10.46pt" svg:height="10.46pt" svg:x="256pt" svg:y="3340.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40" draw:name="file:///run/user/1000/gvfs/smb-share:server=192.168.178.100,share=public/MODBUS-HTML_STP3-6-3AV-40_V11/images/statuswarning.png" draw:style-name="gr1" draw:text-style-name="P1" svg:width="10.46pt" svg:height="10.46pt" svg:x="256pt" svg:y="3353.5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41" draw:name="file:///run/user/1000/gvfs/smb-share:server=192.168.178.100,share=public/MODBUS-HTML_STP3-6-3AV-40_V11/images/statuswarning.png" draw:style-name="gr1" draw:text-style-name="P1" svg:width="10.46pt" svg:height="10.46pt" svg:x="256pt" svg:y="3366.4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42" draw:name="file:///run/user/1000/gvfs/smb-share:server=192.168.178.100,share=public/MODBUS-HTML_STP3-6-3AV-40_V11/images/statuswarning.png" draw:style-name="gr1" draw:text-style-name="P1" svg:width="10.46pt" svg:height="10.46pt" svg:x="256pt" svg:y="3391.9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43" draw:name="file:///run/user/1000/gvfs/smb-share:server=192.168.178.100,share=public/MODBUS-HTML_STP3-6-3AV-40_V11/images/smagridguard.png" draw:style-name="gr1" draw:text-style-name="P1" svg:width="21.71pt" svg:height="20.21pt" svg:x="959.98pt" svg:y="3391.9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44" draw:name="file:///run/user/1000/gvfs/smb-share:server=192.168.178.100,share=public/MODBUS-HTML_STP3-6-3AV-40_V11/images/statuswarning.png" draw:style-name="gr1" draw:text-style-name="P1" svg:width="10.46pt" svg:height="10.46pt" svg:x="256pt" svg:y="3404.7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45" draw:name="file:///run/user/1000/gvfs/smb-share:server=192.168.178.100,share=public/MODBUS-HTML_STP3-6-3AV-40_V11/images/smagridguard.png" draw:style-name="gr1" draw:text-style-name="P1" svg:width="21.71pt" svg:height="20.21pt" svg:x="959.98pt" svg:y="3404.7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46" draw:name="file:///run/user/1000/gvfs/smb-share:server=192.168.178.100,share=public/MODBUS-HTML_STP3-6-3AV-40_V11/images/statuswarning.png" draw:style-name="gr1" draw:text-style-name="P1" svg:width="10.46pt" svg:height="10.46pt" svg:x="256pt" svg:y="3417.5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47" draw:name="file:///run/user/1000/gvfs/smb-share:server=192.168.178.100,share=public/MODBUS-HTML_STP3-6-3AV-40_V11/images/smagridguard.png" draw:style-name="gr1" draw:text-style-name="P1" svg:width="21.71pt" svg:height="20.21pt" svg:x="959.98pt" svg:y="3417.5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48" draw:name="file:///run/user/1000/gvfs/smb-share:server=192.168.178.100,share=public/MODBUS-HTML_STP3-6-3AV-40_V11/images/statuswarning.png" draw:style-name="gr1" draw:text-style-name="P1" svg:width="10.46pt" svg:height="10.46pt" svg:x="256pt" svg:y="3430.3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49" draw:name="file:///run/user/1000/gvfs/smb-share:server=192.168.178.100,share=public/MODBUS-HTML_STP3-6-3AV-40_V11/images/smagridguard.png" draw:style-name="gr1" draw:text-style-name="P1" svg:width="21.71pt" svg:height="20.21pt" svg:x="959.98pt" svg:y="3430.37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50" draw:name="file:///run/user/1000/gvfs/smb-share:server=192.168.178.100,share=public/MODBUS-HTML_STP3-6-3AV-40_V11/images/statuswarning.png" draw:style-name="gr1" draw:text-style-name="P1" svg:width="10.46pt" svg:height="10.46pt" svg:x="256pt" svg:y="3443.1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51" draw:name="file:///run/user/1000/gvfs/smb-share:server=192.168.178.100,share=public/MODBUS-HTML_STP3-6-3AV-40_V11/images/smagridguard.png" draw:style-name="gr1" draw:text-style-name="P1" svg:width="21.71pt" svg:height="20.21pt" svg:x="959.98pt" svg:y="3443.1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52" draw:name="file:///run/user/1000/gvfs/smb-share:server=192.168.178.100,share=public/MODBUS-HTML_STP3-6-3AV-40_V11/images/statuswarning.png" draw:style-name="gr1" draw:text-style-name="P1" svg:width="10.46pt" svg:height="10.46pt" svg:x="256pt" svg:y="3456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53" draw:name="file:///run/user/1000/gvfs/smb-share:server=192.168.178.100,share=public/MODBUS-HTML_STP3-6-3AV-40_V11/images/smagridguard.png" draw:style-name="gr1" draw:text-style-name="P1" svg:width="21.71pt" svg:height="20.21pt" svg:x="959.98pt" svg:y="3456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54" draw:name="file:///run/user/1000/gvfs/smb-share:server=192.168.178.100,share=public/MODBUS-HTML_STP3-6-3AV-40_V11/images/statuswarning.png" draw:style-name="gr1" draw:text-style-name="P1" svg:width="10.46pt" svg:height="10.46pt" svg:x="256pt" svg:y="3468.7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55" draw:name="file:///run/user/1000/gvfs/smb-share:server=192.168.178.100,share=public/MODBUS-HTML_STP3-6-3AV-40_V11/images/smagridguard.png" draw:style-name="gr1" draw:text-style-name="P1" svg:width="21.71pt" svg:height="20.21pt" svg:x="959.98pt" svg:y="3468.7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56" draw:name="file:///run/user/1000/gvfs/smb-share:server=192.168.178.100,share=public/MODBUS-HTML_STP3-6-3AV-40_V11/images/statuswarning.png" draw:style-name="gr1" draw:text-style-name="P1" svg:width="10.46pt" svg:height="10.46pt" svg:x="256pt" svg:y="3481.6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57" draw:name="file:///run/user/1000/gvfs/smb-share:server=192.168.178.100,share=public/MODBUS-HTML_STP3-6-3AV-40_V11/images/smagridguard.png" draw:style-name="gr1" draw:text-style-name="P1" svg:width="21.71pt" svg:height="20.21pt" svg:x="959.98pt" svg:y="3481.6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58" draw:name="file:///run/user/1000/gvfs/smb-share:server=192.168.178.100,share=public/MODBUS-HTML_STP3-6-3AV-40_V11/images/statuswarning.png" draw:style-name="gr1" draw:text-style-name="P1" svg:width="10.46pt" svg:height="10.46pt" svg:x="256pt" svg:y="3494.3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59" draw:name="file:///run/user/1000/gvfs/smb-share:server=192.168.178.100,share=public/MODBUS-HTML_STP3-6-3AV-40_V11/images/smagridguard.png" draw:style-name="gr1" draw:text-style-name="P1" svg:width="21.71pt" svg:height="20.21pt" svg:x="959.98pt" svg:y="3494.3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60" draw:name="file:///run/user/1000/gvfs/smb-share:server=192.168.178.100,share=public/MODBUS-HTML_STP3-6-3AV-40_V11/images/statuswarning.png" draw:style-name="gr1" draw:text-style-name="P1" svg:width="10.46pt" svg:height="10.46pt" svg:x="256pt" svg:y="3507.1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61" draw:name="file:///run/user/1000/gvfs/smb-share:server=192.168.178.100,share=public/MODBUS-HTML_STP3-6-3AV-40_V11/images/smagridguard.png" draw:style-name="gr1" draw:text-style-name="P1" svg:width="21.71pt" svg:height="20.21pt" svg:x="959.98pt" svg:y="3507.1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62" draw:name="file:///run/user/1000/gvfs/smb-share:server=192.168.178.100,share=public/MODBUS-HTML_STP3-6-3AV-40_V11/images/statuswarning.png" draw:style-name="gr1" draw:text-style-name="P1" svg:width="10.46pt" svg:height="10.46pt" svg:x="256pt" svg:y="3519.9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63" draw:name="file:///run/user/1000/gvfs/smb-share:server=192.168.178.100,share=public/MODBUS-HTML_STP3-6-3AV-40_V11/images/statuswarning.png" draw:style-name="gr1" draw:text-style-name="P1" svg:width="10.46pt" svg:height="10.46pt" svg:x="256pt" svg:y="3532.7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64" draw:name="file:///run/user/1000/gvfs/smb-share:server=192.168.178.100,share=public/MODBUS-HTML_STP3-6-3AV-40_V11/images/smagridguard.png" draw:style-name="gr1" draw:text-style-name="P1" svg:width="21.71pt" svg:height="20.21pt" svg:x="959.98pt" svg:y="3532.7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65" draw:name="file:///run/user/1000/gvfs/smb-share:server=192.168.178.100,share=public/MODBUS-HTML_STP3-6-3AV-40_V11/images/statuswarning.png" draw:style-name="gr1" draw:text-style-name="P1" svg:width="10.46pt" svg:height="10.46pt" svg:x="256pt" svg:y="3545.5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66" draw:name="file:///run/user/1000/gvfs/smb-share:server=192.168.178.100,share=public/MODBUS-HTML_STP3-6-3AV-40_V11/images/smagridguard.png" draw:style-name="gr1" draw:text-style-name="P1" svg:width="21.71pt" svg:height="20.21pt" svg:x="959.98pt" svg:y="3545.57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67" draw:name="file:///run/user/1000/gvfs/smb-share:server=192.168.178.100,share=public/MODBUS-HTML_STP3-6-3AV-40_V11/images/statuswarning.png" draw:style-name="gr1" draw:text-style-name="P1" svg:width="10.46pt" svg:height="10.46pt" svg:x="256pt" svg:y="3558.3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68" draw:name="file:///run/user/1000/gvfs/smb-share:server=192.168.178.100,share=public/MODBUS-HTML_STP3-6-3AV-40_V11/images/smagridguard.png" draw:style-name="gr1" draw:text-style-name="P1" svg:width="21.71pt" svg:height="20.21pt" svg:x="959.98pt" svg:y="3558.3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69" draw:name="file:///run/user/1000/gvfs/smb-share:server=192.168.178.100,share=public/MODBUS-HTML_STP3-6-3AV-40_V11/images/statuswarning.png" draw:style-name="gr1" draw:text-style-name="P1" svg:width="10.46pt" svg:height="10.46pt" svg:x="256pt" svg:y="3571.2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70" draw:name="file:///run/user/1000/gvfs/smb-share:server=192.168.178.100,share=public/MODBUS-HTML_STP3-6-3AV-40_V11/images/smagridguard.png" draw:style-name="gr1" draw:text-style-name="P1" svg:width="21.71pt" svg:height="20.21pt" svg:x="959.98pt" svg:y="3571.2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71" draw:name="file:///run/user/1000/gvfs/smb-share:server=192.168.178.100,share=public/MODBUS-HTML_STP3-6-3AV-40_V11/images/statuswarning.png" draw:style-name="gr1" draw:text-style-name="P1" svg:width="10.46pt" svg:height="10.46pt" svg:x="256pt" svg:y="3583.9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72" draw:name="file:///run/user/1000/gvfs/smb-share:server=192.168.178.100,share=public/MODBUS-HTML_STP3-6-3AV-40_V11/images/smagridguard.png" draw:style-name="gr1" draw:text-style-name="P1" svg:width="21.71pt" svg:height="20.21pt" svg:x="959.98pt" svg:y="3583.9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73" draw:name="file:///run/user/1000/gvfs/smb-share:server=192.168.178.100,share=public/MODBUS-HTML_STP3-6-3AV-40_V11/images/statuswarning.png" draw:style-name="gr1" draw:text-style-name="P1" svg:width="10.46pt" svg:height="10.46pt" svg:x="256pt" svg:y="3596.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74" draw:name="file:///run/user/1000/gvfs/smb-share:server=192.168.178.100,share=public/MODBUS-HTML_STP3-6-3AV-40_V11/images/smagridguard.png" draw:style-name="gr1" draw:text-style-name="P1" svg:width="21.71pt" svg:height="20.21pt" svg:x="959.98pt" svg:y="3596.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75" draw:name="file:///run/user/1000/gvfs/smb-share:server=192.168.178.100,share=public/MODBUS-HTML_STP3-6-3AV-40_V11/images/statuswarning.png" draw:style-name="gr1" draw:text-style-name="P1" svg:width="10.46pt" svg:height="10.46pt" svg:x="256pt" svg:y="3609.5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76" draw:name="file:///run/user/1000/gvfs/smb-share:server=192.168.178.100,share=public/MODBUS-HTML_STP3-6-3AV-40_V11/images/smagridguard.png" draw:style-name="gr1" draw:text-style-name="P1" svg:width="21.71pt" svg:height="20.21pt" svg:x="959.98pt" svg:y="3609.5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77" draw:name="file:///run/user/1000/gvfs/smb-share:server=192.168.178.100,share=public/MODBUS-HTML_STP3-6-3AV-40_V11/images/statuswarning.png" draw:style-name="gr1" draw:text-style-name="P1" svg:width="10.46pt" svg:height="10.46pt" svg:x="256pt" svg:y="3622.3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78" draw:name="file:///run/user/1000/gvfs/smb-share:server=192.168.178.100,share=public/MODBUS-HTML_STP3-6-3AV-40_V11/images/smagridguard.png" draw:style-name="gr1" draw:text-style-name="P1" svg:width="21.71pt" svg:height="20.21pt" svg:x="959.98pt" svg:y="3622.3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79" draw:name="file:///run/user/1000/gvfs/smb-share:server=192.168.178.100,share=public/MODBUS-HTML_STP3-6-3AV-40_V11/images/statuswarning.png" draw:style-name="gr1" draw:text-style-name="P1" svg:width="10.46pt" svg:height="10.46pt" svg:x="256pt" svg:y="3635.1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80" draw:name="file:///run/user/1000/gvfs/smb-share:server=192.168.178.100,share=public/MODBUS-HTML_STP3-6-3AV-40_V11/images/smagridguard.png" draw:style-name="gr1" draw:text-style-name="P1" svg:width="21.71pt" svg:height="20.21pt" svg:x="959.98pt" svg:y="3635.1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81" draw:name="file:///run/user/1000/gvfs/smb-share:server=192.168.178.100,share=public/MODBUS-HTML_STP3-6-3AV-40_V11/images/statuswarning.png" draw:style-name="gr1" draw:text-style-name="P1" svg:width="10.46pt" svg:height="10.46pt" svg:x="256pt" svg:y="3647.9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82" draw:name="file:///run/user/1000/gvfs/smb-share:server=192.168.178.100,share=public/MODBUS-HTML_STP3-6-3AV-40_V11/images/smagridguard.png" draw:style-name="gr1" draw:text-style-name="P1" svg:width="21.71pt" svg:height="20.21pt" svg:x="959.98pt" svg:y="3647.9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83" draw:name="file:///run/user/1000/gvfs/smb-share:server=192.168.178.100,share=public/MODBUS-HTML_STP3-6-3AV-40_V11/images/statuswarning.png" draw:style-name="gr1" draw:text-style-name="P1" svg:width="10.46pt" svg:height="10.46pt" svg:x="256pt" svg:y="3660.7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84" draw:name="file:///run/user/1000/gvfs/smb-share:server=192.168.178.100,share=public/MODBUS-HTML_STP3-6-3AV-40_V11/images/smagridguard.png" draw:style-name="gr1" draw:text-style-name="P1" svg:width="21.71pt" svg:height="20.21pt" svg:x="959.98pt" svg:y="3660.77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85" draw:name="file:///run/user/1000/gvfs/smb-share:server=192.168.178.100,share=public/MODBUS-HTML_STP3-6-3AV-40_V11/images/statuswarning.png" draw:style-name="gr1" draw:text-style-name="P1" svg:width="10.46pt" svg:height="10.46pt" svg:x="256pt" svg:y="3673.5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86" draw:name="file:///run/user/1000/gvfs/smb-share:server=192.168.178.100,share=public/MODBUS-HTML_STP3-6-3AV-40_V11/images/smagridguard.png" draw:style-name="gr1" draw:text-style-name="P1" svg:width="21.71pt" svg:height="20.21pt" svg:x="959.98pt" svg:y="3673.5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87" draw:name="file:///run/user/1000/gvfs/smb-share:server=192.168.178.100,share=public/MODBUS-HTML_STP3-6-3AV-40_V11/images/statuswarning.png" draw:style-name="gr1" draw:text-style-name="P1" svg:width="10.46pt" svg:height="10.46pt" svg:x="256pt" svg:y="3686.4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88" draw:name="file:///run/user/1000/gvfs/smb-share:server=192.168.178.100,share=public/MODBUS-HTML_STP3-6-3AV-40_V11/images/smagridguard.png" draw:style-name="gr1" draw:text-style-name="P1" svg:width="21.71pt" svg:height="20.21pt" svg:x="959.98pt" svg:y="3686.4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89" draw:name="file:///run/user/1000/gvfs/smb-share:server=192.168.178.100,share=public/MODBUS-HTML_STP3-6-3AV-40_V11/images/aso.png" draw:style-name="gr1" draw:text-style-name="P1" svg:width="15.73pt" svg:height="15.73pt" svg:x="1023.99pt" svg:y="3699.18pt">
            <draw:image xlink:href="../../../../../../run/user/1000/gvfs/smb-share:server=192.168.178.100,share=public/MODBUS-HTML_STP3-6-3AV-40_V11/images/aso.png" xlink:type="simple" xlink:show="embed" xlink:actuate="onLoad" loext:mime-type="image/png">
              <text:p/>
            </draw:image>
          </draw:frame>
          <draw:frame draw:z-index="290" draw:name="file:///run/user/1000/gvfs/smb-share:server=192.168.178.100,share=public/MODBUS-HTML_STP3-6-3AV-40_V11/images/statuswarning.png" draw:style-name="gr1" draw:text-style-name="P1" svg:width="10.46pt" svg:height="10.46pt" svg:x="256pt" svg:y="3712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91" draw:name="file:///run/user/1000/gvfs/smb-share:server=192.168.178.100,share=public/MODBUS-HTML_STP3-6-3AV-40_V11/images/smagridguard.png" draw:style-name="gr1" draw:text-style-name="P1" svg:width="21.71pt" svg:height="20.21pt" svg:x="959.98pt" svg:y="3712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92" draw:name="file:///run/user/1000/gvfs/smb-share:server=192.168.178.100,share=public/MODBUS-HTML_STP3-6-3AV-40_V11/images/statuswarning.png" draw:style-name="gr1" draw:text-style-name="P1" svg:width="10.46pt" svg:height="10.46pt" svg:x="256pt" svg:y="3724.7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93" draw:name="file:///run/user/1000/gvfs/smb-share:server=192.168.178.100,share=public/MODBUS-HTML_STP3-6-3AV-40_V11/images/smagridguard.png" draw:style-name="gr1" draw:text-style-name="P1" svg:width="21.71pt" svg:height="20.21pt" svg:x="959.98pt" svg:y="3724.7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94" draw:name="file:///run/user/1000/gvfs/smb-share:server=192.168.178.100,share=public/MODBUS-HTML_STP3-6-3AV-40_V11/images/statuswarning.png" draw:style-name="gr1" draw:text-style-name="P1" svg:width="10.46pt" svg:height="10.46pt" svg:x="256pt" svg:y="3737.5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95" draw:name="file:///run/user/1000/gvfs/smb-share:server=192.168.178.100,share=public/MODBUS-HTML_STP3-6-3AV-40_V11/images/smagridguard.png" draw:style-name="gr1" draw:text-style-name="P1" svg:width="21.71pt" svg:height="20.21pt" svg:x="959.98pt" svg:y="3737.5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96" draw:name="file:///run/user/1000/gvfs/smb-share:server=192.168.178.100,share=public/MODBUS-HTML_STP3-6-3AV-40_V11/images/statuswarning.png" draw:style-name="gr1" draw:text-style-name="P1" svg:width="10.46pt" svg:height="10.46pt" svg:x="256pt" svg:y="3750.3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97" draw:name="file:///run/user/1000/gvfs/smb-share:server=192.168.178.100,share=public/MODBUS-HTML_STP3-6-3AV-40_V11/images/smagridguard.png" draw:style-name="gr1" draw:text-style-name="P1" svg:width="21.71pt" svg:height="20.21pt" svg:x="959.98pt" svg:y="3750.38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298" draw:name="file:///run/user/1000/gvfs/smb-share:server=192.168.178.100,share=public/MODBUS-HTML_STP3-6-3AV-40_V11/images/statuswarning.png" draw:style-name="gr1" draw:text-style-name="P1" svg:width="10.46pt" svg:height="10.46pt" svg:x="256pt" svg:y="3763.1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299" draw:name="file:///run/user/1000/gvfs/smb-share:server=192.168.178.100,share=public/MODBUS-HTML_STP3-6-3AV-40_V11/images/smagridguard.png" draw:style-name="gr1" draw:text-style-name="P1" svg:width="21.71pt" svg:height="20.21pt" svg:x="959.98pt" svg:y="3763.19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300" draw:name="file:///run/user/1000/gvfs/smb-share:server=192.168.178.100,share=public/MODBUS-HTML_STP3-6-3AV-40_V11/images/statuswarning.png" draw:style-name="gr1" draw:text-style-name="P1" svg:width="10.46pt" svg:height="10.46pt" svg:x="256pt" svg:y="3775.9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01" draw:name="file:///run/user/1000/gvfs/smb-share:server=192.168.178.100,share=public/MODBUS-HTML_STP3-6-3AV-40_V11/images/statuswarning.png" draw:style-name="gr1" draw:text-style-name="P1" svg:width="10.46pt" svg:height="10.46pt" svg:x="256pt" svg:y="3788.7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02" draw:name="file:///run/user/1000/gvfs/smb-share:server=192.168.178.100,share=public/MODBUS-HTML_STP3-6-3AV-40_V11/images/statuswarning.png" draw:style-name="gr1" draw:text-style-name="P1" svg:width="10.46pt" svg:height="10.46pt" svg:x="256pt" svg:y="3801.6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03" draw:name="file:///run/user/1000/gvfs/smb-share:server=192.168.178.100,share=public/MODBUS-HTML_STP3-6-3AV-40_V11/images/statuswarning.png" draw:style-name="gr1" draw:text-style-name="P1" svg:width="10.46pt" svg:height="10.46pt" svg:x="256pt" svg:y="3814.3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04" draw:name="file:///run/user/1000/gvfs/smb-share:server=192.168.178.100,share=public/MODBUS-HTML_STP3-6-3AV-40_V11/images/statuswarning.png" draw:style-name="gr1" draw:text-style-name="P1" svg:width="10.46pt" svg:height="10.46pt" svg:x="256pt" svg:y="3827.2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05" draw:name="file:///run/user/1000/gvfs/smb-share:server=192.168.178.100,share=public/MODBUS-HTML_STP3-6-3AV-40_V11/images/smagridguard.png" draw:style-name="gr1" draw:text-style-name="P1" svg:width="21.71pt" svg:height="20.21pt" svg:x="959.98pt" svg:y="3827.2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306" draw:name="file:///run/user/1000/gvfs/smb-share:server=192.168.178.100,share=public/MODBUS-HTML_STP3-6-3AV-40_V11/images/statuswarning.png" draw:style-name="gr1" draw:text-style-name="P1" svg:width="10.46pt" svg:height="10.46pt" svg:x="256pt" svg:y="3839.9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07" draw:name="file:///run/user/1000/gvfs/smb-share:server=192.168.178.100,share=public/MODBUS-HTML_STP3-6-3AV-40_V11/images/statuswarning.png" draw:style-name="gr1" draw:text-style-name="P1" svg:width="10.46pt" svg:height="10.46pt" svg:x="256pt" svg:y="3852.7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08" draw:name="file:///run/user/1000/gvfs/smb-share:server=192.168.178.100,share=public/MODBUS-HTML_STP3-6-3AV-40_V11/images/statuswarning.png" draw:style-name="gr1" draw:text-style-name="P1" svg:width="10.46pt" svg:height="10.46pt" svg:x="256pt" svg:y="3865.5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09" draw:name="file:///run/user/1000/gvfs/smb-share:server=192.168.178.100,share=public/MODBUS-HTML_STP3-6-3AV-40_V11/images/statuswarning.png" draw:style-name="gr1" draw:text-style-name="P1" svg:width="10.46pt" svg:height="10.46pt" svg:x="256pt" svg:y="3878.3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10" draw:name="file:///run/user/1000/gvfs/smb-share:server=192.168.178.100,share=public/MODBUS-HTML_STP3-6-3AV-40_V11/images/statuswarning.png" draw:style-name="gr1" draw:text-style-name="P1" svg:width="10.46pt" svg:height="10.46pt" svg:x="256pt" svg:y="3891.1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11" draw:name="file:///run/user/1000/gvfs/smb-share:server=192.168.178.100,share=public/MODBUS-HTML_STP3-6-3AV-40_V11/images/statuswarning.png" draw:style-name="gr1" draw:text-style-name="P1" svg:width="10.46pt" svg:height="10.46pt" svg:x="256pt" svg:y="3903.9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12" draw:name="file:///run/user/1000/gvfs/smb-share:server=192.168.178.100,share=public/MODBUS-HTML_STP3-6-3AV-40_V11/images/statuswarning.png" draw:style-name="gr1" draw:text-style-name="P1" svg:width="10.46pt" svg:height="10.46pt" svg:x="256pt" svg:y="3916.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13" draw:name="file:///run/user/1000/gvfs/smb-share:server=192.168.178.100,share=public/MODBUS-HTML_STP3-6-3AV-40_V11/images/statuswarning.png" draw:style-name="gr1" draw:text-style-name="P1" svg:width="10.46pt" svg:height="10.46pt" svg:x="256pt" svg:y="3929.5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14" draw:name="file:///run/user/1000/gvfs/smb-share:server=192.168.178.100,share=public/MODBUS-HTML_STP3-6-3AV-40_V11/images/statuswarning.png" draw:style-name="gr1" draw:text-style-name="P1" svg:width="10.46pt" svg:height="10.46pt" svg:x="256pt" svg:y="3942.4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15" draw:name="file:///run/user/1000/gvfs/smb-share:server=192.168.178.100,share=public/MODBUS-HTML_STP3-6-3AV-40_V11/images/smagridguard.png" draw:style-name="gr1" draw:text-style-name="P1" svg:width="21.71pt" svg:height="20.21pt" svg:x="959.98pt" svg:y="3942.4pt">
            <draw:image xlink:href="../../../../../../run/user/1000/gvfs/smb-share:server=192.168.178.100,share=public/MODBUS-HTML_STP3-6-3AV-40_V11/images/smagridguard.png" xlink:type="simple" xlink:show="embed" xlink:actuate="onLoad" loext:mime-type="image/png">
              <text:p/>
            </draw:image>
          </draw:frame>
          <draw:frame draw:z-index="316" draw:name="file:///run/user/1000/gvfs/smb-share:server=192.168.178.100,share=public/MODBUS-HTML_STP3-6-3AV-40_V11/images/statuswarning.png" draw:style-name="gr1" draw:text-style-name="P1" svg:width="10.46pt" svg:height="10.46pt" svg:x="256pt" svg:y="3955.1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17" draw:name="file:///run/user/1000/gvfs/smb-share:server=192.168.178.100,share=public/MODBUS-HTML_STP3-6-3AV-40_V11/images/statuswarning.png" draw:style-name="gr1" draw:text-style-name="P1" svg:width="10.46pt" svg:height="10.46pt" svg:x="256pt" svg:y="3967.9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18" draw:name="file:///run/user/1000/gvfs/smb-share:server=192.168.178.100,share=public/MODBUS-HTML_STP3-6-3AV-40_V11/images/statuswarning.png" draw:style-name="gr1" draw:text-style-name="P1" svg:width="10.46pt" svg:height="10.46pt" svg:x="256pt" svg:y="3980.7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19" draw:name="file:///run/user/1000/gvfs/smb-share:server=192.168.178.100,share=public/MODBUS-HTML_STP3-6-3AV-40_V11/images/statuswarning.png" draw:style-name="gr1" draw:text-style-name="P1" svg:width="10.46pt" svg:height="10.46pt" svg:x="256pt" svg:y="3993.5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20" draw:name="file:///run/user/1000/gvfs/smb-share:server=192.168.178.100,share=public/MODBUS-HTML_STP3-6-3AV-40_V11/images/statuswarning.png" draw:style-name="gr1" draw:text-style-name="P1" svg:width="10.46pt" svg:height="10.46pt" svg:x="256pt" svg:y="4006.3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21" draw:name="file:///run/user/1000/gvfs/smb-share:server=192.168.178.100,share=public/MODBUS-HTML_STP3-6-3AV-40_V11/images/statuswarning.png" draw:style-name="gr1" draw:text-style-name="P1" svg:width="10.46pt" svg:height="10.46pt" svg:x="256pt" svg:y="4019.1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22" draw:name="file:///run/user/1000/gvfs/smb-share:server=192.168.178.100,share=public/MODBUS-HTML_STP3-6-3AV-40_V11/images/statuswarning.png" draw:style-name="gr1" draw:text-style-name="P1" svg:width="10.46pt" svg:height="10.46pt" svg:x="256pt" svg:y="4032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23" draw:name="file:///run/user/1000/gvfs/smb-share:server=192.168.178.100,share=public/MODBUS-HTML_STP3-6-3AV-40_V11/images/aso.png" draw:style-name="gr1" draw:text-style-name="P1" svg:width="15.73pt" svg:height="15.73pt" svg:x="1023.99pt" svg:y="4044.78pt">
            <draw:image xlink:href="../../../../../../run/user/1000/gvfs/smb-share:server=192.168.178.100,share=public/MODBUS-HTML_STP3-6-3AV-40_V11/images/aso.png" xlink:type="simple" xlink:show="embed" xlink:actuate="onLoad" loext:mime-type="image/png">
              <text:p/>
            </draw:image>
          </draw:frame>
          <draw:frame draw:z-index="324" draw:name="file:///run/user/1000/gvfs/smb-share:server=192.168.178.100,share=public/MODBUS-HTML_STP3-6-3AV-40_V11/images/aso.png" draw:style-name="gr1" draw:text-style-name="P1" svg:width="15.73pt" svg:height="15.73pt" svg:x="1023.99pt" svg:y="4057.6pt">
            <draw:image xlink:href="../../../../../../run/user/1000/gvfs/smb-share:server=192.168.178.100,share=public/MODBUS-HTML_STP3-6-3AV-40_V11/images/aso.png" xlink:type="simple" xlink:show="embed" xlink:actuate="onLoad" loext:mime-type="image/png">
              <text:p/>
            </draw:image>
          </draw:frame>
          <draw:frame draw:z-index="325" draw:name="file:///run/user/1000/gvfs/smb-share:server=192.168.178.100,share=public/MODBUS-HTML_STP3-6-3AV-40_V11/images/aso.png" draw:style-name="gr1" draw:text-style-name="P1" svg:width="15.73pt" svg:height="15.73pt" svg:x="1023.99pt" svg:y="4070.38pt">
            <draw:image xlink:href="../../../../../../run/user/1000/gvfs/smb-share:server=192.168.178.100,share=public/MODBUS-HTML_STP3-6-3AV-40_V11/images/aso.png" xlink:type="simple" xlink:show="embed" xlink:actuate="onLoad" loext:mime-type="image/png">
              <text:p/>
            </draw:image>
          </draw:frame>
          <draw:frame draw:z-index="326" draw:name="file:///run/user/1000/gvfs/smb-share:server=192.168.178.100,share=public/MODBUS-HTML_STP3-6-3AV-40_V11/images/aso.png" draw:style-name="gr1" draw:text-style-name="P1" svg:width="15.73pt" svg:height="15.73pt" svg:x="1023.99pt" svg:y="4083.19pt">
            <draw:image xlink:href="../../../../../../run/user/1000/gvfs/smb-share:server=192.168.178.100,share=public/MODBUS-HTML_STP3-6-3AV-40_V11/images/aso.png" xlink:type="simple" xlink:show="embed" xlink:actuate="onLoad" loext:mime-type="image/png">
              <text:p/>
            </draw:image>
          </draw:frame>
          <draw:frame draw:z-index="327" draw:name="file:///run/user/1000/gvfs/smb-share:server=192.168.178.100,share=public/MODBUS-HTML_STP3-6-3AV-40_V11/images/statuswarning.png" draw:style-name="gr1" draw:text-style-name="P1" svg:width="10.46pt" svg:height="10.46pt" svg:x="439.99pt" svg:y="1881.5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28" draw:name="file:///run/user/1000/gvfs/smb-share:server=192.168.178.100,share=public/MODBUS-HTML_STP3-6-3AV-40_V11/images/statuswarning.png" draw:style-name="gr1" draw:text-style-name="P1" svg:width="10.46pt" svg:height="10.46pt" svg:x="439.99pt" svg:y="1919.9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29" draw:name="file:///run/user/1000/gvfs/smb-share:server=192.168.178.100,share=public/MODBUS-HTML_STP3-6-3AV-40_V11/images/statuswarning.png" draw:style-name="gr1" draw:text-style-name="P1" svg:width="10.46pt" svg:height="10.46pt" svg:x="439.99pt" svg:y="1932.7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30" draw:name="file:///run/user/1000/gvfs/smb-share:server=192.168.178.100,share=public/MODBUS-HTML_STP3-6-3AV-40_V11/images/statuswarning.png" draw:style-name="gr1" draw:text-style-name="P1" svg:width="10.46pt" svg:height="10.46pt" svg:x="439.99pt" svg:y="1945.5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31" draw:name="file:///run/user/1000/gvfs/smb-share:server=192.168.178.100,share=public/MODBUS-HTML_STP3-6-3AV-40_V11/images/statuswarning.png" draw:style-name="gr1" draw:text-style-name="P1" svg:width="10.46pt" svg:height="10.46pt" svg:x="439.99pt" svg:y="1958.4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32" draw:name="file:///run/user/1000/gvfs/smb-share:server=192.168.178.100,share=public/MODBUS-HTML_STP3-6-3AV-40_V11/images/statuswarning.png" draw:style-name="gr1" draw:text-style-name="P1" svg:width="10.46pt" svg:height="10.46pt" svg:x="439.99pt" svg:y="1984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33" draw:name="file:///run/user/1000/gvfs/smb-share:server=192.168.178.100,share=public/MODBUS-HTML_STP3-6-3AV-40_V11/images/statuswarning.png" draw:style-name="gr1" draw:text-style-name="P1" svg:width="10.46pt" svg:height="10.46pt" svg:x="439.99pt" svg:y="1996.7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34" draw:name="file:///run/user/1000/gvfs/smb-share:server=192.168.178.100,share=public/MODBUS-HTML_STP3-6-3AV-40_V11/images/statuswarning.png" draw:style-name="gr1" draw:text-style-name="P1" svg:width="10.46pt" svg:height="10.46pt" svg:x="450.48pt" svg:y="1996.7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35" draw:name="file:///run/user/1000/gvfs/smb-share:server=192.168.178.100,share=public/MODBUS-HTML_STP3-6-3AV-40_V11/images/statuswarning.png" draw:style-name="gr1" draw:text-style-name="P1" svg:width="10.46pt" svg:height="10.46pt" svg:x="439.99pt" svg:y="2047.9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36" draw:name="file:///run/user/1000/gvfs/smb-share:server=192.168.178.100,share=public/MODBUS-HTML_STP3-6-3AV-40_V11/images/statuswarning.png" draw:style-name="gr1" draw:text-style-name="P1" svg:width="10.46pt" svg:height="10.46pt" svg:x="439.99pt" svg:y="2086.3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37" draw:name="file:///run/user/1000/gvfs/smb-share:server=192.168.178.100,share=public/MODBUS-HTML_STP3-6-3AV-40_V11/images/statuswarning.png" draw:style-name="gr1" draw:text-style-name="P1" svg:width="10.46pt" svg:height="10.46pt" svg:x="439.99pt" svg:y="2099.2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38" draw:name="file:///run/user/1000/gvfs/smb-share:server=192.168.178.100,share=public/MODBUS-HTML_STP3-6-3AV-40_V11/images/statuswarning.png" draw:style-name="gr1" draw:text-style-name="P1" svg:width="10.46pt" svg:height="10.46pt" svg:x="439.99pt" svg:y="2111.9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39" draw:name="file:///run/user/1000/gvfs/smb-share:server=192.168.178.100,share=public/MODBUS-HTML_STP3-6-3AV-40_V11/images/statuswarning.png" draw:style-name="gr1" draw:text-style-name="P1" svg:width="10.46pt" svg:height="10.46pt" svg:x="439.99pt" svg:y="2201.5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40" draw:name="file:///run/user/1000/gvfs/smb-share:server=192.168.178.100,share=public/MODBUS-HTML_STP3-6-3AV-40_V11/images/statuswarning.png" draw:style-name="gr1" draw:text-style-name="P1" svg:width="10.46pt" svg:height="10.46pt" svg:x="439.99pt" svg:y="2214.4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41" draw:name="file:///run/user/1000/gvfs/smb-share:server=192.168.178.100,share=public/MODBUS-HTML_STP3-6-3AV-40_V11/images/statuswarning.png" draw:style-name="gr1" draw:text-style-name="P1" svg:width="10.46pt" svg:height="10.46pt" svg:x="439.99pt" svg:y="2227.1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42" draw:name="file:///run/user/1000/gvfs/smb-share:server=192.168.178.100,share=public/MODBUS-HTML_STP3-6-3AV-40_V11/images/statuswarning.png" draw:style-name="gr1" draw:text-style-name="P1" svg:width="10.46pt" svg:height="10.46pt" svg:x="439.99pt" svg:y="2239.9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43" draw:name="file:///run/user/1000/gvfs/smb-share:server=192.168.178.100,share=public/MODBUS-HTML_STP3-6-3AV-40_V11/images/statuswarning.png" draw:style-name="gr1" draw:text-style-name="P1" svg:width="10.46pt" svg:height="10.46pt" svg:x="439.99pt" svg:y="2252.7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44" draw:name="file:///run/user/1000/gvfs/smb-share:server=192.168.178.100,share=public/MODBUS-HTML_STP3-6-3AV-40_V11/images/statuswarning.png" draw:style-name="gr1" draw:text-style-name="P1" svg:width="10.46pt" svg:height="10.46pt" svg:x="439.99pt" svg:y="2265.5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45" draw:name="file:///run/user/1000/gvfs/smb-share:server=192.168.178.100,share=public/MODBUS-HTML_STP3-6-3AV-40_V11/images/statuswarning.png" draw:style-name="gr1" draw:text-style-name="P1" svg:width="10.46pt" svg:height="10.46pt" svg:x="439.99pt" svg:y="2278.3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46" draw:name="file:///run/user/1000/gvfs/smb-share:server=192.168.178.100,share=public/MODBUS-HTML_STP3-6-3AV-40_V11/images/statuswarning.png" draw:style-name="gr1" draw:text-style-name="P1" svg:width="10.46pt" svg:height="10.46pt" svg:x="439.99pt" svg:y="2291.1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47" draw:name="file:///run/user/1000/gvfs/smb-share:server=192.168.178.100,share=public/MODBUS-HTML_STP3-6-3AV-40_V11/images/statuswarning.png" draw:style-name="gr1" draw:text-style-name="P1" svg:width="10.46pt" svg:height="10.46pt" svg:x="439.99pt" svg:y="2304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48" draw:name="file:///run/user/1000/gvfs/smb-share:server=192.168.178.100,share=public/MODBUS-HTML_STP3-6-3AV-40_V11/images/statuswarning.png" draw:style-name="gr1" draw:text-style-name="P1" svg:width="10.46pt" svg:height="10.46pt" svg:x="439.99pt" svg:y="2316.7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49" draw:name="file:///run/user/1000/gvfs/smb-share:server=192.168.178.100,share=public/MODBUS-HTML_STP3-6-3AV-40_V11/images/statuswarning.png" draw:style-name="gr1" draw:text-style-name="P1" svg:width="10.46pt" svg:height="10.46pt" svg:x="439.99pt" svg:y="2329.6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50" draw:name="file:///run/user/1000/gvfs/smb-share:server=192.168.178.100,share=public/MODBUS-HTML_STP3-6-3AV-40_V11/images/statuswarning.png" draw:style-name="gr1" draw:text-style-name="P1" svg:width="10.46pt" svg:height="10.46pt" svg:x="439.99pt" svg:y="2342.3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51" draw:name="file:///run/user/1000/gvfs/smb-share:server=192.168.178.100,share=public/MODBUS-HTML_STP3-6-3AV-40_V11/images/statuswarning.png" draw:style-name="gr1" draw:text-style-name="P1" svg:width="10.46pt" svg:height="10.46pt" svg:x="439.99pt" svg:y="2355.1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52" draw:name="file:///run/user/1000/gvfs/smb-share:server=192.168.178.100,share=public/MODBUS-HTML_STP3-6-3AV-40_V11/images/statuswarning.png" draw:style-name="gr1" draw:text-style-name="P1" svg:width="10.46pt" svg:height="10.46pt" svg:x="439.99pt" svg:y="2367.9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53" draw:name="file:///run/user/1000/gvfs/smb-share:server=192.168.178.100,share=public/MODBUS-HTML_STP3-6-3AV-40_V11/images/statuswarning.png" draw:style-name="gr1" draw:text-style-name="P1" svg:width="10.46pt" svg:height="10.46pt" svg:x="439.99pt" svg:y="2380.7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54" draw:name="file:///run/user/1000/gvfs/smb-share:server=192.168.178.100,share=public/MODBUS-HTML_STP3-6-3AV-40_V11/images/statuswarning.png" draw:style-name="gr1" draw:text-style-name="P1" svg:width="10.46pt" svg:height="10.46pt" svg:x="439.99pt" svg:y="2393.5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55" draw:name="file:///run/user/1000/gvfs/smb-share:server=192.168.178.100,share=public/MODBUS-HTML_STP3-6-3AV-40_V11/images/statuswarning.png" draw:style-name="gr1" draw:text-style-name="P1" svg:width="10.46pt" svg:height="10.46pt" svg:x="439.99pt" svg:y="2406.3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56" draw:name="file:///run/user/1000/gvfs/smb-share:server=192.168.178.100,share=public/MODBUS-HTML_STP3-6-3AV-40_V11/images/statuswarning.png" draw:style-name="gr1" draw:text-style-name="P1" svg:width="10.46pt" svg:height="10.46pt" svg:x="439.99pt" svg:y="2419.2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57" draw:name="file:///run/user/1000/gvfs/smb-share:server=192.168.178.100,share=public/MODBUS-HTML_STP3-6-3AV-40_V11/images/statuswarning.png" draw:style-name="gr1" draw:text-style-name="P1" svg:width="10.46pt" svg:height="10.46pt" svg:x="439.99pt" svg:y="2431.9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58" draw:name="file:///run/user/1000/gvfs/smb-share:server=192.168.178.100,share=public/MODBUS-HTML_STP3-6-3AV-40_V11/images/statuswarning.png" draw:style-name="gr1" draw:text-style-name="P1" svg:width="10.46pt" svg:height="10.46pt" svg:x="439.99pt" svg:y="2444.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59" draw:name="file:///run/user/1000/gvfs/smb-share:server=192.168.178.100,share=public/MODBUS-HTML_STP3-6-3AV-40_V11/images/statuswarning.png" draw:style-name="gr1" draw:text-style-name="P1" svg:width="10.46pt" svg:height="10.46pt" svg:x="439.99pt" svg:y="2457.5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60" draw:name="file:///run/user/1000/gvfs/smb-share:server=192.168.178.100,share=public/MODBUS-HTML_STP3-6-3AV-40_V11/images/statuswarning.png" draw:style-name="gr1" draw:text-style-name="P1" svg:width="10.46pt" svg:height="10.46pt" svg:x="439.99pt" svg:y="2470.3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61" draw:name="file:///run/user/1000/gvfs/smb-share:server=192.168.178.100,share=public/MODBUS-HTML_STP3-6-3AV-40_V11/images/statuswarning.png" draw:style-name="gr1" draw:text-style-name="P1" svg:width="10.46pt" svg:height="10.46pt" svg:x="439.99pt" svg:y="2483.1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62" draw:name="file:///run/user/1000/gvfs/smb-share:server=192.168.178.100,share=public/MODBUS-HTML_STP3-6-3AV-40_V11/images/statuswarning.png" draw:style-name="gr1" draw:text-style-name="P1" svg:width="10.46pt" svg:height="10.46pt" svg:x="439.99pt" svg:y="2495.9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63" draw:name="file:///run/user/1000/gvfs/smb-share:server=192.168.178.100,share=public/MODBUS-HTML_STP3-6-3AV-40_V11/images/statuswarning.png" draw:style-name="gr1" draw:text-style-name="P1" svg:width="10.46pt" svg:height="10.46pt" svg:x="439.99pt" svg:y="2508.7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64" draw:name="file:///run/user/1000/gvfs/smb-share:server=192.168.178.100,share=public/MODBUS-HTML_STP3-6-3AV-40_V11/images/statuswarning.png" draw:style-name="gr1" draw:text-style-name="P1" svg:width="10.46pt" svg:height="10.46pt" svg:x="439.99pt" svg:y="2521.5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65" draw:name="file:///run/user/1000/gvfs/smb-share:server=192.168.178.100,share=public/MODBUS-HTML_STP3-6-3AV-40_V11/images/statuswarning.png" draw:style-name="gr1" draw:text-style-name="P1" svg:width="10.46pt" svg:height="10.46pt" svg:x="439.99pt" svg:y="2534.4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66" draw:name="file:///run/user/1000/gvfs/smb-share:server=192.168.178.100,share=public/MODBUS-HTML_STP3-6-3AV-40_V11/images/statuswarning.png" draw:style-name="gr1" draw:text-style-name="P1" svg:width="10.46pt" svg:height="10.46pt" svg:x="439.99pt" svg:y="2547.1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67" draw:name="file:///run/user/1000/gvfs/smb-share:server=192.168.178.100,share=public/MODBUS-HTML_STP3-6-3AV-40_V11/images/statuswarning.png" draw:style-name="gr1" draw:text-style-name="P1" svg:width="10.46pt" svg:height="10.46pt" svg:x="439.99pt" svg:y="2560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68" draw:name="file:///run/user/1000/gvfs/smb-share:server=192.168.178.100,share=public/MODBUS-HTML_STP3-6-3AV-40_V11/images/statuswarning.png" draw:style-name="gr1" draw:text-style-name="P1" svg:width="10.46pt" svg:height="10.46pt" svg:x="439.99pt" svg:y="2572.7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69" draw:name="file:///run/user/1000/gvfs/smb-share:server=192.168.178.100,share=public/MODBUS-HTML_STP3-6-3AV-40_V11/images/statuswarning.png" draw:style-name="gr1" draw:text-style-name="P1" svg:width="10.46pt" svg:height="10.46pt" svg:x="439.99pt" svg:y="2585.5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70" draw:name="file:///run/user/1000/gvfs/smb-share:server=192.168.178.100,share=public/MODBUS-HTML_STP3-6-3AV-40_V11/images/statuswarning.png" draw:style-name="gr1" draw:text-style-name="P1" svg:width="10.46pt" svg:height="10.46pt" svg:x="439.99pt" svg:y="2598.3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71" draw:name="file:///run/user/1000/gvfs/smb-share:server=192.168.178.100,share=public/MODBUS-HTML_STP3-6-3AV-40_V11/images/statuswarning.png" draw:style-name="gr1" draw:text-style-name="P1" svg:width="10.46pt" svg:height="10.46pt" svg:x="439.99pt" svg:y="2611.1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72" draw:name="file:///run/user/1000/gvfs/smb-share:server=192.168.178.100,share=public/MODBUS-HTML_STP3-6-3AV-40_V11/images/statuswarning.png" draw:style-name="gr1" draw:text-style-name="P1" svg:width="10.46pt" svg:height="10.46pt" svg:x="439.99pt" svg:y="2623.9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73" draw:name="file:///run/user/1000/gvfs/smb-share:server=192.168.178.100,share=public/MODBUS-HTML_STP3-6-3AV-40_V11/images/statuswarning.png" draw:style-name="gr1" draw:text-style-name="P1" svg:width="10.46pt" svg:height="10.46pt" svg:x="439.99pt" svg:y="2636.7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74" draw:name="file:///run/user/1000/gvfs/smb-share:server=192.168.178.100,share=public/MODBUS-HTML_STP3-6-3AV-40_V11/images/statuswarning.png" draw:style-name="gr1" draw:text-style-name="P1" svg:width="10.46pt" svg:height="10.46pt" svg:x="439.99pt" svg:y="2649.6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75" draw:name="file:///run/user/1000/gvfs/smb-share:server=192.168.178.100,share=public/MODBUS-HTML_STP3-6-3AV-40_V11/images/statuswarning.png" draw:style-name="gr1" draw:text-style-name="P1" svg:width="10.46pt" svg:height="10.46pt" svg:x="439.99pt" svg:y="2662.3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76" draw:name="file:///run/user/1000/gvfs/smb-share:server=192.168.178.100,share=public/MODBUS-HTML_STP3-6-3AV-40_V11/images/statuswarning.png" draw:style-name="gr1" draw:text-style-name="P1" svg:width="10.46pt" svg:height="10.46pt" svg:x="439.99pt" svg:y="2675.2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77" draw:name="file:///run/user/1000/gvfs/smb-share:server=192.168.178.100,share=public/MODBUS-HTML_STP3-6-3AV-40_V11/images/statuswarning.png" draw:style-name="gr1" draw:text-style-name="P1" svg:width="10.46pt" svg:height="10.46pt" svg:x="439.99pt" svg:y="2687.9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78" draw:name="file:///run/user/1000/gvfs/smb-share:server=192.168.178.100,share=public/MODBUS-HTML_STP3-6-3AV-40_V11/images/statuswarning.png" draw:style-name="gr1" draw:text-style-name="P1" svg:width="10.46pt" svg:height="10.46pt" svg:x="439.99pt" svg:y="2700.7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79" draw:name="file:///run/user/1000/gvfs/smb-share:server=192.168.178.100,share=public/MODBUS-HTML_STP3-6-3AV-40_V11/images/statuswarning.png" draw:style-name="gr1" draw:text-style-name="P1" svg:width="10.46pt" svg:height="10.46pt" svg:x="439.99pt" svg:y="2713.5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80" draw:name="file:///run/user/1000/gvfs/smb-share:server=192.168.178.100,share=public/MODBUS-HTML_STP3-6-3AV-40_V11/images/statuswarning.png" draw:style-name="gr1" draw:text-style-name="P1" svg:width="10.46pt" svg:height="10.46pt" svg:x="439.99pt" svg:y="2726.3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81" draw:name="file:///run/user/1000/gvfs/smb-share:server=192.168.178.100,share=public/MODBUS-HTML_STP3-6-3AV-40_V11/images/statuswarning.png" draw:style-name="gr1" draw:text-style-name="P1" svg:width="10.46pt" svg:height="10.46pt" svg:x="439.99pt" svg:y="2739.1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82" draw:name="file:///run/user/1000/gvfs/smb-share:server=192.168.178.100,share=public/MODBUS-HTML_STP3-6-3AV-40_V11/images/statuswarning.png" draw:style-name="gr1" draw:text-style-name="P1" svg:width="10.46pt" svg:height="10.46pt" svg:x="439.99pt" svg:y="2751.9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83" draw:name="file:///run/user/1000/gvfs/smb-share:server=192.168.178.100,share=public/MODBUS-HTML_STP3-6-3AV-40_V11/images/statuswarning.png" draw:style-name="gr1" draw:text-style-name="P1" svg:width="10.46pt" svg:height="10.46pt" svg:x="439.99pt" svg:y="2764.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84" draw:name="file:///run/user/1000/gvfs/smb-share:server=192.168.178.100,share=public/MODBUS-HTML_STP3-6-3AV-40_V11/images/statuswarning.png" draw:style-name="gr1" draw:text-style-name="P1" svg:width="10.46pt" svg:height="10.46pt" svg:x="439.99pt" svg:y="2777.5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85" draw:name="file:///run/user/1000/gvfs/smb-share:server=192.168.178.100,share=public/MODBUS-HTML_STP3-6-3AV-40_V11/images/statuswarning.png" draw:style-name="gr1" draw:text-style-name="P1" svg:width="10.46pt" svg:height="10.46pt" svg:x="439.99pt" svg:y="2790.4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86" draw:name="file:///run/user/1000/gvfs/smb-share:server=192.168.178.100,share=public/MODBUS-HTML_STP3-6-3AV-40_V11/images/statuswarning.png" draw:style-name="gr1" draw:text-style-name="P1" svg:width="10.46pt" svg:height="10.46pt" svg:x="439.99pt" svg:y="2803.1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87" draw:name="file:///run/user/1000/gvfs/smb-share:server=192.168.178.100,share=public/MODBUS-HTML_STP3-6-3AV-40_V11/images/statuswarning.png" draw:style-name="gr1" draw:text-style-name="P1" svg:width="10.46pt" svg:height="10.46pt" svg:x="439.99pt" svg:y="2815.9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88" draw:name="file:///run/user/1000/gvfs/smb-share:server=192.168.178.100,share=public/MODBUS-HTML_STP3-6-3AV-40_V11/images/statuswarning.png" draw:style-name="gr1" draw:text-style-name="P1" svg:width="10.46pt" svg:height="10.46pt" svg:x="439.99pt" svg:y="2828.7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89" draw:name="file:///run/user/1000/gvfs/smb-share:server=192.168.178.100,share=public/MODBUS-HTML_STP3-6-3AV-40_V11/images/statuswarning.png" draw:style-name="gr1" draw:text-style-name="P1" svg:width="10.46pt" svg:height="10.46pt" svg:x="439.99pt" svg:y="2841.5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90" draw:name="file:///run/user/1000/gvfs/smb-share:server=192.168.178.100,share=public/MODBUS-HTML_STP3-6-3AV-40_V11/images/statuswarning.png" draw:style-name="gr1" draw:text-style-name="P1" svg:width="10.46pt" svg:height="10.46pt" svg:x="439.99pt" svg:y="2854.3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91" draw:name="file:///run/user/1000/gvfs/smb-share:server=192.168.178.100,share=public/MODBUS-HTML_STP3-6-3AV-40_V11/images/statuswarning.png" draw:style-name="gr1" draw:text-style-name="P1" svg:width="10.46pt" svg:height="10.46pt" svg:x="439.99pt" svg:y="2867.1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92" draw:name="file:///run/user/1000/gvfs/smb-share:server=192.168.178.100,share=public/MODBUS-HTML_STP3-6-3AV-40_V11/images/statuswarning.png" draw:style-name="gr1" draw:text-style-name="P1" svg:width="10.46pt" svg:height="10.46pt" svg:x="439.99pt" svg:y="2880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93" draw:name="file:///run/user/1000/gvfs/smb-share:server=192.168.178.100,share=public/MODBUS-HTML_STP3-6-3AV-40_V11/images/statuswarning.png" draw:style-name="gr1" draw:text-style-name="P1" svg:width="10.46pt" svg:height="10.46pt" svg:x="439.99pt" svg:y="2892.7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94" draw:name="file:///run/user/1000/gvfs/smb-share:server=192.168.178.100,share=public/MODBUS-HTML_STP3-6-3AV-40_V11/images/statuswarning.png" draw:style-name="gr1" draw:text-style-name="P1" svg:width="10.46pt" svg:height="10.46pt" svg:x="439.99pt" svg:y="2905.6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95" draw:name="file:///run/user/1000/gvfs/smb-share:server=192.168.178.100,share=public/MODBUS-HTML_STP3-6-3AV-40_V11/images/statuswarning.png" draw:style-name="gr1" draw:text-style-name="P1" svg:width="10.46pt" svg:height="10.46pt" svg:x="439.99pt" svg:y="2918.3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96" draw:name="file:///run/user/1000/gvfs/smb-share:server=192.168.178.100,share=public/MODBUS-HTML_STP3-6-3AV-40_V11/images/statuswarning.png" draw:style-name="gr1" draw:text-style-name="P1" svg:width="10.46pt" svg:height="10.46pt" svg:x="439.99pt" svg:y="2931.1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97" draw:name="file:///run/user/1000/gvfs/smb-share:server=192.168.178.100,share=public/MODBUS-HTML_STP3-6-3AV-40_V11/images/statuswarning.png" draw:style-name="gr1" draw:text-style-name="P1" svg:width="10.46pt" svg:height="10.46pt" svg:x="439.99pt" svg:y="2943.9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98" draw:name="file:///run/user/1000/gvfs/smb-share:server=192.168.178.100,share=public/MODBUS-HTML_STP3-6-3AV-40_V11/images/statuswarning.png" draw:style-name="gr1" draw:text-style-name="P1" svg:width="10.46pt" svg:height="10.46pt" svg:x="439.99pt" svg:y="2956.7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399" draw:name="file:///run/user/1000/gvfs/smb-share:server=192.168.178.100,share=public/MODBUS-HTML_STP3-6-3AV-40_V11/images/statuswarning.png" draw:style-name="gr1" draw:text-style-name="P1" svg:width="10.46pt" svg:height="10.46pt" svg:x="439.99pt" svg:y="2969.5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00" draw:name="file:///run/user/1000/gvfs/smb-share:server=192.168.178.100,share=public/MODBUS-HTML_STP3-6-3AV-40_V11/images/statuswarning.png" draw:style-name="gr1" draw:text-style-name="P1" svg:width="10.46pt" svg:height="10.46pt" svg:x="439.99pt" svg:y="2982.3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01" draw:name="file:///run/user/1000/gvfs/smb-share:server=192.168.178.100,share=public/MODBUS-HTML_STP3-6-3AV-40_V11/images/statuswarning.png" draw:style-name="gr1" draw:text-style-name="P1" svg:width="10.46pt" svg:height="10.46pt" svg:x="439.99pt" svg:y="2995.2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02" draw:name="file:///run/user/1000/gvfs/smb-share:server=192.168.178.100,share=public/MODBUS-HTML_STP3-6-3AV-40_V11/images/statuswarning.png" draw:style-name="gr1" draw:text-style-name="P1" svg:width="10.46pt" svg:height="10.46pt" svg:x="439.99pt" svg:y="3123.1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03" draw:name="file:///run/user/1000/gvfs/smb-share:server=192.168.178.100,share=public/MODBUS-HTML_STP3-6-3AV-40_V11/images/statuswarning.png" draw:style-name="gr1" draw:text-style-name="P1" svg:width="10.46pt" svg:height="10.46pt" svg:x="439.99pt" svg:y="3136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04" draw:name="file:///run/user/1000/gvfs/smb-share:server=192.168.178.100,share=public/MODBUS-HTML_STP3-6-3AV-40_V11/images/statuswarning.png" draw:style-name="gr1" draw:text-style-name="P1" svg:width="10.46pt" svg:height="10.46pt" svg:x="439.99pt" svg:y="3148.7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05" draw:name="file:///run/user/1000/gvfs/smb-share:server=192.168.178.100,share=public/MODBUS-HTML_STP3-6-3AV-40_V11/images/statuswarning.png" draw:style-name="gr1" draw:text-style-name="P1" svg:width="10.46pt" svg:height="10.46pt" svg:x="439.99pt" svg:y="3161.5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06" draw:name="file:///run/user/1000/gvfs/smb-share:server=192.168.178.100,share=public/MODBUS-HTML_STP3-6-3AV-40_V11/images/statuswarning.png" draw:style-name="gr1" draw:text-style-name="P1" svg:width="10.46pt" svg:height="10.46pt" svg:x="439.99pt" svg:y="3174.3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07" draw:name="file:///run/user/1000/gvfs/smb-share:server=192.168.178.100,share=public/MODBUS-HTML_STP3-6-3AV-40_V11/images/statuswarning.png" draw:style-name="gr1" draw:text-style-name="P1" svg:width="10.46pt" svg:height="10.46pt" svg:x="439.99pt" svg:y="3187.1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08" draw:name="file:///run/user/1000/gvfs/smb-share:server=192.168.178.100,share=public/MODBUS-HTML_STP3-6-3AV-40_V11/images/statuswarning.png" draw:style-name="gr1" draw:text-style-name="P1" svg:width="10.46pt" svg:height="10.46pt" svg:x="439.99pt" svg:y="3199.9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09" draw:name="file:///run/user/1000/gvfs/smb-share:server=192.168.178.100,share=public/MODBUS-HTML_STP3-6-3AV-40_V11/images/statuswarning.png" draw:style-name="gr1" draw:text-style-name="P1" svg:width="10.46pt" svg:height="10.46pt" svg:x="439.99pt" svg:y="3212.7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10" draw:name="file:///run/user/1000/gvfs/smb-share:server=192.168.178.100,share=public/MODBUS-HTML_STP3-6-3AV-40_V11/images/statuswarning.png" draw:style-name="gr1" draw:text-style-name="P1" svg:width="10.46pt" svg:height="10.46pt" svg:x="439.99pt" svg:y="3225.6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11" draw:name="file:///run/user/1000/gvfs/smb-share:server=192.168.178.100,share=public/MODBUS-HTML_STP3-6-3AV-40_V11/images/statuswarning.png" draw:style-name="gr1" draw:text-style-name="P1" svg:width="10.46pt" svg:height="10.46pt" svg:x="439.99pt" svg:y="3238.3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12" draw:name="file:///run/user/1000/gvfs/smb-share:server=192.168.178.100,share=public/MODBUS-HTML_STP3-6-3AV-40_V11/images/statuswarning.png" draw:style-name="gr1" draw:text-style-name="P1" svg:width="10.46pt" svg:height="10.46pt" svg:x="439.99pt" svg:y="3315.1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13" draw:name="file:///run/user/1000/gvfs/smb-share:server=192.168.178.100,share=public/MODBUS-HTML_STP3-6-3AV-40_V11/images/statuswarning.png" draw:style-name="gr1" draw:text-style-name="P1" svg:width="10.46pt" svg:height="10.46pt" svg:x="439.99pt" svg:y="3404.7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14" draw:name="file:///run/user/1000/gvfs/smb-share:server=192.168.178.100,share=public/MODBUS-HTML_STP3-6-3AV-40_V11/images/statuswarning.png" draw:style-name="gr1" draw:text-style-name="P1" svg:width="10.46pt" svg:height="10.46pt" svg:x="439.99pt" svg:y="3417.5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15" draw:name="file:///run/user/1000/gvfs/smb-share:server=192.168.178.100,share=public/MODBUS-HTML_STP3-6-3AV-40_V11/images/statuswarning.png" draw:style-name="gr1" draw:text-style-name="P1" svg:width="10.46pt" svg:height="10.46pt" svg:x="439.99pt" svg:y="3430.3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16" draw:name="file:///run/user/1000/gvfs/smb-share:server=192.168.178.100,share=public/MODBUS-HTML_STP3-6-3AV-40_V11/images/statuswarning.png" draw:style-name="gr1" draw:text-style-name="P1" svg:width="10.46pt" svg:height="10.46pt" svg:x="439.99pt" svg:y="3443.1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17" draw:name="file:///run/user/1000/gvfs/smb-share:server=192.168.178.100,share=public/MODBUS-HTML_STP3-6-3AV-40_V11/images/statuswarning.png" draw:style-name="gr1" draw:text-style-name="P1" svg:width="10.46pt" svg:height="10.46pt" svg:x="439.99pt" svg:y="3456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18" draw:name="file:///run/user/1000/gvfs/smb-share:server=192.168.178.100,share=public/MODBUS-HTML_STP3-6-3AV-40_V11/images/statuswarning.png" draw:style-name="gr1" draw:text-style-name="P1" svg:width="10.46pt" svg:height="10.46pt" svg:x="439.99pt" svg:y="3468.7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19" draw:name="file:///run/user/1000/gvfs/smb-share:server=192.168.178.100,share=public/MODBUS-HTML_STP3-6-3AV-40_V11/images/statuswarning.png" draw:style-name="gr1" draw:text-style-name="P1" svg:width="10.46pt" svg:height="10.46pt" svg:x="439.99pt" svg:y="3481.6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20" draw:name="file:///run/user/1000/gvfs/smb-share:server=192.168.178.100,share=public/MODBUS-HTML_STP3-6-3AV-40_V11/images/statuswarning.png" draw:style-name="gr1" draw:text-style-name="P1" svg:width="10.46pt" svg:height="10.46pt" svg:x="439.99pt" svg:y="3494.3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21" draw:name="file:///run/user/1000/gvfs/smb-share:server=192.168.178.100,share=public/MODBUS-HTML_STP3-6-3AV-40_V11/images/statuswarning.png" draw:style-name="gr1" draw:text-style-name="P1" svg:width="10.46pt" svg:height="10.46pt" svg:x="439.99pt" svg:y="3507.1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22" draw:name="file:///run/user/1000/gvfs/smb-share:server=192.168.178.100,share=public/MODBUS-HTML_STP3-6-3AV-40_V11/images/statuswarning.png" draw:style-name="gr1" draw:text-style-name="P1" svg:width="10.46pt" svg:height="10.46pt" svg:x="439.99pt" svg:y="3519.9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23" draw:name="file:///run/user/1000/gvfs/smb-share:server=192.168.178.100,share=public/MODBUS-HTML_STP3-6-3AV-40_V11/images/statuswarning.png" draw:style-name="gr1" draw:text-style-name="P1" svg:width="10.46pt" svg:height="10.46pt" svg:x="439.99pt" svg:y="3532.7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24" draw:name="file:///run/user/1000/gvfs/smb-share:server=192.168.178.100,share=public/MODBUS-HTML_STP3-6-3AV-40_V11/images/statuswarning.png" draw:style-name="gr1" draw:text-style-name="P1" svg:width="10.46pt" svg:height="10.46pt" svg:x="439.99pt" svg:y="3545.5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25" draw:name="file:///run/user/1000/gvfs/smb-share:server=192.168.178.100,share=public/MODBUS-HTML_STP3-6-3AV-40_V11/images/statuswarning.png" draw:style-name="gr1" draw:text-style-name="P1" svg:width="10.46pt" svg:height="10.46pt" svg:x="439.99pt" svg:y="3558.3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26" draw:name="file:///run/user/1000/gvfs/smb-share:server=192.168.178.100,share=public/MODBUS-HTML_STP3-6-3AV-40_V11/images/statuswarning.png" draw:style-name="gr1" draw:text-style-name="P1" svg:width="10.46pt" svg:height="10.46pt" svg:x="439.99pt" svg:y="3571.2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27" draw:name="file:///run/user/1000/gvfs/smb-share:server=192.168.178.100,share=public/MODBUS-HTML_STP3-6-3AV-40_V11/images/statuswarning.png" draw:style-name="gr1" draw:text-style-name="P1" svg:width="10.46pt" svg:height="10.46pt" svg:x="439.99pt" svg:y="3583.9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28" draw:name="file:///run/user/1000/gvfs/smb-share:server=192.168.178.100,share=public/MODBUS-HTML_STP3-6-3AV-40_V11/images/statuswarning.png" draw:style-name="gr1" draw:text-style-name="P1" svg:width="10.46pt" svg:height="10.46pt" svg:x="439.99pt" svg:y="3596.8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29" draw:name="file:///run/user/1000/gvfs/smb-share:server=192.168.178.100,share=public/MODBUS-HTML_STP3-6-3AV-40_V11/images/statuswarning.png" draw:style-name="gr1" draw:text-style-name="P1" svg:width="10.46pt" svg:height="10.46pt" svg:x="439.99pt" svg:y="3647.99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30" draw:name="file:///run/user/1000/gvfs/smb-share:server=192.168.178.100,share=public/MODBUS-HTML_STP3-6-3AV-40_V11/images/statuswarning.png" draw:style-name="gr1" draw:text-style-name="P1" svg:width="10.46pt" svg:height="10.46pt" svg:x="439.99pt" svg:y="3660.77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  <draw:frame draw:z-index="431" draw:name="file:///run/user/1000/gvfs/smb-share:server=192.168.178.100,share=public/MODBUS-HTML_STP3-6-3AV-40_V11/images/statuswarning.png" draw:style-name="gr1" draw:text-style-name="P1" svg:width="10.46pt" svg:height="10.46pt" svg:x="439.99pt" svg:y="3686.4pt">
            <draw:image xlink:href="../../../../../../run/user/1000/gvfs/smb-share:server=192.168.178.100,share=public/MODBUS-HTML_STP3-6-3AV-40_V11/images/statuswarning.png" xlink:type="simple" xlink:show="embed" xlink:actuate="onLoad" loext:mime-type="image/png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Registeradresse SMA</text:p>
          </table:table-cell>
          <table:table-cell table:style-name="ce1" office:value-type="string" calcext:value-type="string">
            <text:p>Anzahl zusammenhängender SMA Register</text:p>
          </table:table-cell>
          <table:table-cell table:style-name="ce1" office:value-type="string" calcext:value-type="string">
            <text:p>Datentyp SMA</text:p>
          </table:table-cell>
          <table:table-cell table:style-name="ce1" office:value-type="string" calcext:value-type="string">
            <text:p>Objektname</text:p>
          </table:table-cell>
          <table:table-cell table:style-name="ce1" office:value-type="string" calcext:value-type="string">
            <text:p>Parametername bei Speedwire/Webconnect und WLAN</text:p>
          </table:table-cell>
          <table:table-cell table:style-name="ce1" office:value-type="string" calcext:value-type="string">
            <text:p>Parametername bei RS485</text:p>
          </table:table-cell>
          <table:table-cell table:style-name="ce1" office:value-type="string" calcext:value-type="string">
            <text:p>Datenformat SMA</text:p>
          </table:table-cell>
          <table:table-cell table:style-name="ce1" office:value-type="string" calcext:value-type="string">
            <text:p>Zugriff SMA</text:p>
          </table:table-cell>
          <table:table-cell table:style-name="ce1" office:value-type="string" calcext:value-type="string">
            <text:p>Registeradresse SunSpec</text:p>
          </table:table-cell>
          <table:table-cell table:style-name="ce1" office:value-type="string" calcext:value-type="string">
            <text:p>Name SunSpec</text:p>
          </table:table-cell>
          <table:table-cell table:style-name="ce1" office:value-type="string" calcext:value-type="string">
            <text:p>Information Model SunSpec</text:p>
          </table:table-cell>
          <table:table-cell table:style-name="ce1" office:value-type="string" calcext:value-type="string">
            <text:p>Anzahl zusammenhängender SunSpec Register</text:p>
          </table:table-cell>
          <table:table-cell table:style-name="ce1" office:value-type="string" calcext:value-type="string">
            <text:p>Datentyp SunSpec</text:p>
          </table:table-cell>
          <table:table-cell table:style-name="ce1" office:value-type="string" calcext:value-type="string">
            <text:p>Skalierungsfaktor-Register SunSpec</text:p>
          </table:table-cell>
          <table:table-cell table:style-name="ce1" office:value-type="string" calcext:value-type="string">
            <text:p>Zugriff SunSpec</text:p>
          </table:table-cell>
          <table:table-cell table:style-name="ce1" office:value-type="string" calcext:value-type="string">
            <text:p>Einheit</text:p>
          </table:table-cell>
          <table:table-cell table:style-name="ce1" office:value-type="string" calcext:value-type="string">
            <text:p>Wertebereich</text:p>
          </table:table-cell>
          <table:table-cell table:style-name="ce1" office:value-type="string" calcext:value-type="string">
            <text:p>Default-Wert</text:p>
          </table:table-cell>
          <table:table-cell table:style-name="ce1" office:value-type="string" calcext:value-type="string">
            <text:p>Grid Guard</text:p>
          </table:table-cell>
          <table:table-cell table:style-name="ce1" office:value-type="string" calcext:value-type="string">
            <text:p>Anlagensteuerobjekt</text:p>
          </table:table-cell>
          <table:table-cell table:number-columns-repeated="1004"/>
        </table:table-row>
        <table:table-row table:style-name="ro2">
          <table:table-cell table:style-name="ce2" office:value-type="float" office:value="30051" calcext:value-type="float">
            <text:p>300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Nameplate.MainModel</text:p>
          </table:table-cell>
          <table:table-cell table:style-name="ce2" office:value-type="string" calcext:value-type="string">
            <text:p>Geräteklasse</text:p>
          </table:table-cell>
          <table:table-cell table:style-name="ce2" office:value-type="string" calcext:value-type="string">
            <text:p>MainModel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8001: Solar-Wechselrichter (DevClss1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053" calcext:value-type="float">
            <text:p>3005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Nameplate.Model</text:p>
          </table:table-cell>
          <table:table-cell table:style-name="ce2" office:value-type="string" calcext:value-type="string">
            <text:p>Gerätety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40240</text:p>
            <text:p>40037</text:p>
          </table:table-cell>
          <table:table-cell table:style-name="ce2" office:value-type="string" calcext:value-type="string">
            <text:p>DERTyp</text:p>
            <text:p>Opt</text:p>
          </table:table-cell>
          <table:table-cell table:style-name="ce2" office:value-type="string" calcext:value-type="string">
            <text:p>120</text:p>
            <text:p>1</text:p>
          </table:table-cell>
          <table:table-cell table:style-name="ce2" office:value-type="string" calcext:value-type="string">
            <text:p>1</text:p>
            <text:p>8</text:p>
          </table:table-cell>
          <table:table-cell table:style-name="ce2" office:value-type="string" calcext:value-type="string">
            <text:p>uint16</text:p>
            <text:p>string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O</text:p>
            <text:p>R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9366: SUNNY TRIPOWER 3.0 (STP3.0-3AV-40)</text:p>
            <text:p>9344: SUNNY TRIPOWER 4.0 (STP4.0-3AV-40)</text:p>
            <text:p>9345: SUNNY TRIPOWER 5.0 (STP5.0-3AV-40)</text:p>
            <text:p>9346: SUNNY TRIPOWER 6.0 (STP6.0-3AV-40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055" calcext:value-type="float">
            <text:p>3005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Nameplate.Vendor</text:p>
          </table:table-cell>
          <table:table-cell table:style-name="ce2" office:value-type="string" calcext:value-type="string">
            <text:p>Herstelle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461: SMA (SMA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057" calcext:value-type="float">
            <text:p>300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Nameplate.SerNum</text:p>
          </table:table-cell>
          <table:table-cell table:style-name="ce2" office:value-type="string" calcext:value-type="string">
            <text:p>Seriennummer</text:p>
          </table:table-cell>
          <table:table-cell table:style-name="ce2" office:value-type="string" calcext:value-type="string">
            <text:p>SerNumSet, Serial Number, SerialNumber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string" calcext:value-type="string">
            <text:p>R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0  bis 4294967295 </text:p>
          </table:table-cell>
          <table:table-cell table:style-name="ce2" office:value-type="float" office:value="4294967295" calcext:value-type="float">
            <text:p>4294967295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059" calcext:value-type="float">
            <text:p>300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Nameplate.PkgRev</text:p>
          </table:table-cell>
          <table:table-cell table:style-name="ce2" office:value-type="string" calcext:value-type="string">
            <text:p>Softwarepaket</text:p>
          </table:table-cell>
          <table:table-cell table:style-name="ce2" office:value-type="string" calcext:value-type="string">
            <text:p>Pkg.swRev</text:p>
          </table:table-cell>
          <table:table-cell table:style-name="ce2" office:value-type="string" calcext:value-type="string">
            <text:p>FW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045" calcext:value-type="float">
            <text:p>40045</text:p>
          </table:table-cell>
          <table:table-cell table:style-name="ce2" office:value-type="string" calcext:value-type="string">
            <text:p>V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tring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4294967294 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199" calcext:value-type="float">
            <text:p>3019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Operation.RmgTms</text:p>
          </table:table-cell>
          <table:table-cell table:style-name="ce2" office:value-type="string" calcext:value-type="string">
            <text:p>Wartezeit bis Einspeisung</text:p>
          </table:table-cell>
          <table:table-cell table:style-name="ce2" office:value-type="string" calcext:value-type="string">
            <text:p>Op.TmsRmg</text:p>
          </table:table-cell>
          <table:table-cell table:style-name="ce2" office:value-type="string" calcext:value-type="string">
            <text:p>Dauer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201" calcext:value-type="float">
            <text:p>302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Operation.Health</text:p>
          </table:table-cell>
          <table:table-cell table:style-name="ce2" office:value-type="string" calcext:value-type="string">
            <text:p>Zustand</text:p>
          </table:table-cell>
          <table:table-cell table:style-name="ce2" office:value-type="string" calcext:value-type="string">
            <text:p>Op.Health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35: Fehler (Alm)</text:p>
            <text:p>303: Aus (Off)</text:p>
            <text:p>307: Ok (Ok)</text:p>
            <text:p>455: Warnung (Wrn)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203" calcext:value-type="float">
            <text:p>302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Operation.HealthStt.Ok</text:p>
          </table:table-cell>
          <table:table-cell table:style-name="ce2" office:value-type="string" calcext:value-type="string">
            <text:p>Nennleistung im Zustand Ok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205" calcext:value-type="float">
            <text:p>3020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Operation.HealthStt.Wrn</text:p>
          </table:table-cell>
          <table:table-cell table:style-name="ce2" office:value-type="string" calcext:value-type="string">
            <text:p>Nennleistung im Zustand Warnung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207" calcext:value-type="float">
            <text:p>3020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Operation.HealthStt.Alm</text:p>
          </table:table-cell>
          <table:table-cell table:style-name="ce2" office:value-type="string" calcext:value-type="string">
            <text:p>Nennleistung im Zustand Fehle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211" calcext:value-type="float">
            <text:p>302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Operation.Evt.Prio</text:p>
          </table:table-cell>
          <table:table-cell table:style-name="ce2" office:value-type="string" calcext:value-type="string">
            <text:p>Empfohlene Aktion</text:p>
          </table:table-cell>
          <table:table-cell table:style-name="ce2" office:value-type="string" calcext:value-type="string">
            <text:p>Op.Prio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336: Hersteller kontaktieren (PrioA)</text:p>
            <text:p>337: Installateur kontaktieren (PrioC)</text:p>
            <text:p>338: ungültig (PrioIna)</text:p>
            <text:p>887: keine (NonePrio)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213" calcext:value-type="float">
            <text:p>302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Operation.Evt.Msg</text:p>
          </table:table-cell>
          <table:table-cell table:style-name="ce2" office:value-type="string" calcext:value-type="string">
            <text:p>Meldung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886: keine (NoneMsg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215" calcext:value-type="float">
            <text:p>302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Operation.Evt.Dsc</text:p>
          </table:table-cell>
          <table:table-cell table:style-name="ce2" office:value-type="string" calcext:value-type="string">
            <text:p>Fehlerbehebungsmaßnahme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885: keine (NoneDsc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217" calcext:value-type="float">
            <text:p>302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Operation.GriSwStt</text:p>
          </table:table-cell>
          <table:table-cell table:style-name="ce2" office:value-type="string" calcext:value-type="string">
            <text:p>Netzrelais/-schütz</text:p>
          </table:table-cell>
          <table:table-cell table:style-name="ce2" office:value-type="string" calcext:value-type="string">
            <text:p>Op.GriSwStt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300" calcext:value-type="float">
            <text:p>40300</text:p>
          </table:table-cell>
          <table:table-cell table:style-name="ce2" office:value-type="string" calcext:value-type="string">
            <text:p>PVConn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51: Geschlossen (Cls)</text:p>
            <text:p>311: Offen (Opn)</text:p>
            <text:p>16777213: Information liegt nicht vor (NaNStt)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219" calcext:value-type="float">
            <text:p>302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Operation.DrtStt</text:p>
          </table:table-cell>
          <table:table-cell table:style-name="ce2" office:value-type="string" calcext:value-type="string">
            <text:p>Leistungsreduzierung</text:p>
          </table:table-cell>
          <table:table-cell table:style-name="ce2" office:value-type="string" calcext:value-type="string">
            <text:p>Inv.TmpLimStt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557: Abregelung aufgrund Temperatur (TmpDrt)</text:p>
            <text:p>884: nicht aktiv (NoneDrt)</text:p>
            <text:p>1705: Abregelung aufgrund Frequenz (HzDrt)</text:p>
            <text:p>3520: Abregelung aufgrund Spannung (VDrt)</text:p>
            <text:p>16777213: Information liegt nicht vor (NaNStt)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225" calcext:value-type="float">
            <text:p>302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solation.LeakRis</text:p>
          </table:table-cell>
          <table:table-cell table:style-name="ce2" office:value-type="string" calcext:value-type="string">
            <text:p>Isolationswiderstand</text:p>
          </table:table-cell>
          <table:table-cell table:style-name="ce2" office:value-type="string" calcext:value-type="string">
            <text:p>Riso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342" calcext:value-type="float">
            <text:p>40342</text:p>
          </table:table-cell>
          <table:table-cell table:style-name="ce2" office:value-type="string" calcext:value-type="string">
            <text:p>Ris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343" calcext:value-type="float">
            <text:p>40343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Ohm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231" calcext:value-type="float">
            <text:p>302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WLim</text:p>
          </table:table-cell>
          <table:table-cell table:style-name="ce2" office:value-type="string" calcext:value-type="string">
            <text:p>Maximale Gerätewirkleistung</text:p>
          </table:table-cell>
          <table:table-cell table:style-name="ce2" office:value-type="string" calcext:value-type="string">
            <text:p>Plimit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241" calcext:value-type="float">
            <text:p>40241</text:p>
          </table:table-cell>
          <table:table-cell table:style-name="ce2" office:value-type="string" calcext:value-type="string">
            <text:p>WRtg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242" calcext:value-type="float">
            <text:p>40242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 W bis 10000 W</text:p>
          </table:table-cell>
          <table:table-cell table:style-name="ce2" office:value-type="string" calcext:value-type="string">
            <text:p>10000 W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233" calcext:value-type="float">
            <text:p>302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WMax</text:p>
          </table:table-cell>
          <table:table-cell table:style-name="ce2" office:value-type="string" calcext:value-type="string">
            <text:p>Eingestellte Wirkleistungsgrenze</text:p>
          </table:table-cell>
          <table:table-cell table:style-name="ce2" office:value-type="string" calcext:value-type="string">
            <text:p>Pmax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 W bis 10050 W</text:p>
          </table:table-cell>
          <table:table-cell table:style-name="ce2" office:value-type="string" calcext:value-type="string">
            <text:p>10000 W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247" calcext:value-type="float">
            <text:p>302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Operation.Evt.EvtNo</text:p>
          </table:table-cell>
          <table:table-cell table:style-name="ce2" office:value-type="string" calcext:value-type="string">
            <text:p>Aktuelle Ereignisnummer für Hersteller</text:p>
          </table:table-cell>
          <table:table-cell table:style-name="ce2" office:value-type="string" calcext:value-type="string">
            <text:p>Op.EvtNoDvlp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40690</text:p>
            <text:p>40670</text:p>
            <text:p>40650</text:p>
            <text:p>40628</text:p>
            <text:p>40226</text:p>
          </table:table-cell>
          <table:table-cell table:style-name="ce2" office:value-type="string" calcext:value-type="string">
            <text:p>DCEvt</text:p>
            <text:p>DCEvt</text:p>
            <text:p>DCEvt</text:p>
            <text:p>Evt</text:p>
            <text:p>Evt1</text:p>
          </table:table-cell>
          <table:table-cell table:style-name="ce2" office:value-type="string" calcext:value-type="string">
            <text:p>160</text:p>
            <text:p>160</text:p>
            <text:p>160</text:p>
            <text:p>160</text:p>
            <text:p>101</text:p>
          </table:table-cell>
          <table:table-cell table:style-name="ce2" office:value-type="string" calcext:value-type="string">
            <text:p>2</text:p>
            <text:p>2</text:p>
            <text:p>2</text:p>
            <text:p>2</text:p>
            <text:p>2</text:p>
          </table:table-cell>
          <table:table-cell table:style-name="ce2" office:value-type="string" calcext:value-type="string">
            <text:p>uint32</text:p>
            <text:p>uint32</text:p>
            <text:p>uint32</text:p>
            <text:p>uint32</text:p>
            <text:p>uint3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O</text:p>
            <text:p>RO</text:p>
            <text:p>RO</text:p>
            <text:p>RO</text:p>
            <text:p>RO</text:p>
          </table:table-cell>
          <table:table-cell table:style-name="ce2" office:value-type="string" calcext:value-type="string">
            <text:p>-</text:p>
          </table:table-cell>
          <table:table-cell table:style-name="ce3"/>
          <table:table-cell table:number-columns-repeated="3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513" calcext:value-type="float">
            <text:p>305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64</text:p>
          </table:table-cell>
          <table:table-cell table:style-name="ce2" office:value-type="string" calcext:value-type="string">
            <text:p>Metering.TotWhOut</text:p>
          </table:table-cell>
          <table:table-cell table:style-name="ce2" office:value-type="string" calcext:value-type="string">
            <text:p>Gesamtertrag</text:p>
          </table:table-cell>
          <table:table-cell table:style-name="ce2" office:value-type="string" calcext:value-type="string">
            <text:p>E-Total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40303</text:p>
            <text:p>40210</text:p>
          </table:table-cell>
          <table:table-cell table:style-name="ce2" office:value-type="string" calcext:value-type="string">
            <text:p>ActWh</text:p>
            <text:p>WH</text:p>
          </table:table-cell>
          <table:table-cell table:style-name="ce2" office:value-type="string" calcext:value-type="string">
            <text:p>122</text:p>
            <text:p>101</text:p>
          </table:table-cell>
          <table:table-cell table:style-name="ce2" office:value-type="string" calcext:value-type="string">
            <text:p>4</text:p>
            <text:p>2</text:p>
          </table:table-cell>
          <table:table-cell table:style-name="ce2" office:value-type="string" calcext:value-type="string">
            <text:p>acc64</text:p>
            <text:p>acc32</text:p>
          </table:table-cell>
          <table:table-cell table:style-name="ce2" office:value-type="string" calcext:value-type="string">
            <text:p>-</text:p>
            <text:p>40212</text:p>
          </table:table-cell>
          <table:table-cell table:style-name="ce2" office:value-type="string" calcext:value-type="string">
            <text:p>RO</text:p>
            <text:p>RO</text:p>
          </table:table-cell>
          <table:table-cell table:style-name="ce2" office:value-type="string" calcext:value-type="string">
            <text:p>Wh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521" calcext:value-type="float">
            <text:p>305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64</text:p>
          </table:table-cell>
          <table:table-cell table:style-name="ce2" office:value-type="string" calcext:value-type="string">
            <text:p>Metering.TotOpTms</text:p>
          </table:table-cell>
          <table:table-cell table:style-name="ce2" office:value-type="string" calcext:value-type="string">
            <text:p>Betriebszeit</text:p>
          </table:table-cell>
          <table:table-cell table:style-name="ce2" office:value-type="string" calcext:value-type="string">
            <text:p>Mt.TotTmh</text:p>
          </table:table-cell>
          <table:table-cell table:style-name="ce2" office:value-type="string" calcext:value-type="string">
            <text:p>Dauer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525" calcext:value-type="float">
            <text:p>305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64</text:p>
          </table:table-cell>
          <table:table-cell table:style-name="ce2" office:value-type="string" calcext:value-type="string">
            <text:p>Metering.TotFeedTms</text:p>
          </table:table-cell>
          <table:table-cell table:style-name="ce2" office:value-type="string" calcext:value-type="string">
            <text:p>Einspeisezeit</text:p>
          </table:table-cell>
          <table:table-cell table:style-name="ce2" office:value-type="string" calcext:value-type="string">
            <text:p>Mt.TotOpTmh</text:p>
          </table:table-cell>
          <table:table-cell table:style-name="ce2" office:value-type="string" calcext:value-type="string">
            <text:p>Dauer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529" calcext:value-type="float">
            <text:p>305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Metering.TotWhOut</text:p>
          </table:table-cell>
          <table:table-cell table:style-name="ce2" office:value-type="string" calcext:value-type="string">
            <text:p>Gesamtertrag</text:p>
          </table:table-cell>
          <table:table-cell table:style-name="ce2" office:value-type="string" calcext:value-type="string">
            <text:p>E-Total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h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531" calcext:value-type="float">
            <text:p>305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Metering.TotWhOut</text:p>
          </table:table-cell>
          <table:table-cell table:style-name="ce2" office:value-type="string" calcext:value-type="string">
            <text:p>Gesamtertrag</text:p>
          </table:table-cell>
          <table:table-cell table:style-name="ce2" office:value-type="string" calcext:value-type="string">
            <text:p>E-Total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kWh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533" calcext:value-type="float">
            <text:p>305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Metering.TotWhOut</text:p>
          </table:table-cell>
          <table:table-cell table:style-name="ce2" office:value-type="string" calcext:value-type="string">
            <text:p>Gesamtertrag</text:p>
          </table:table-cell>
          <table:table-cell table:style-name="ce2" office:value-type="string" calcext:value-type="string">
            <text:p>E-Total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MWh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541" calcext:value-type="float">
            <text:p>3054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Metering.TotOpTms</text:p>
          </table:table-cell>
          <table:table-cell table:style-name="ce2" office:value-type="string" calcext:value-type="string">
            <text:p>Betriebszeit</text:p>
          </table:table-cell>
          <table:table-cell table:style-name="ce2" office:value-type="string" calcext:value-type="string">
            <text:p>Mt.TotTmh</text:p>
          </table:table-cell>
          <table:table-cell table:style-name="ce2" office:value-type="string" calcext:value-type="string">
            <text:p>Dauer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543" calcext:value-type="float">
            <text:p>305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Metering.TotFeedTms</text:p>
          </table:table-cell>
          <table:table-cell table:style-name="ce2" office:value-type="string" calcext:value-type="string">
            <text:p>Einspeisezeit</text:p>
          </table:table-cell>
          <table:table-cell table:style-name="ce2" office:value-type="string" calcext:value-type="string">
            <text:p>Mt.TotOpTmh</text:p>
          </table:table-cell>
          <table:table-cell table:style-name="ce2" office:value-type="string" calcext:value-type="string">
            <text:p>Dauer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s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559" calcext:value-type="float">
            <text:p>305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Operation.EvtCntUsr</text:p>
          </table:table-cell>
          <table:table-cell table:style-name="ce2" office:value-type="string" calcext:value-type="string">
            <text:p>Anzahl Ereignisse für Benutzer</text:p>
          </table:table-cell>
          <table:table-cell table:style-name="ce2" office:value-type="string" calcext:value-type="string">
            <text:p>Op.EvtCntUsr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1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561" calcext:value-type="float">
            <text:p>3056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Operation.EvtCntIstl</text:p>
          </table:table-cell>
          <table:table-cell table:style-name="ce2" office:value-type="string" calcext:value-type="string">
            <text:p>Anzahl Ereignisse für Installateur</text:p>
          </table:table-cell>
          <table:table-cell table:style-name="ce2" office:value-type="string" calcext:value-type="string">
            <text:p>Op.EvtCntIstl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1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563" calcext:value-type="float">
            <text:p>305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Operation.EvtCntSvc</text:p>
          </table:table-cell>
          <table:table-cell table:style-name="ce2" office:value-type="string" calcext:value-type="string">
            <text:p>Anzahl Ereignisse für Service</text:p>
          </table:table-cell>
          <table:table-cell table:style-name="ce2" office:value-type="string" calcext:value-type="string">
            <text:p>Op.EvtCntSvc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1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581" calcext:value-type="float">
            <text:p>305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Metering.GridMs.TotWhIn</text:p>
          </table:table-cell>
          <table:table-cell table:style-name="ce2" office:value-type="string" calcext:value-type="string">
            <text:p>Zählerstand Bezugszähle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h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583" calcext:value-type="float">
            <text:p>3058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Metering.GridMs.TotWhOut</text:p>
          </table:table-cell>
          <table:table-cell table:style-name="ce2" office:value-type="string" calcext:value-type="string">
            <text:p>Zählerstand Einspeisezähler</text:p>
          </table:table-cell>
          <table:table-cell table:style-name="ce2" office:value-type="string" calcext:value-type="string">
            <text:p>GM.TotWhOut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h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599" calcext:value-type="float">
            <text:p>3059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Operation.GriSwCnt</text:p>
          </table:table-cell>
          <table:table-cell table:style-name="ce2" office:value-type="string" calcext:value-type="string">
            <text:p>Anzahl Netzzuschaltungen</text:p>
          </table:table-cell>
          <table:table-cell table:style-name="ce2" office:value-type="string" calcext:value-type="string">
            <text:p>Op.GriSwCnt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1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769" calcext:value-type="float">
            <text:p>307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DcMs.Amp</text:p>
          </table:table-cell>
          <table:table-cell table:style-name="ce2" office:value-type="string" calcext:value-type="string">
            <text:p>DC Strom Eingang</text:p>
          </table:table-cell>
          <table:table-cell table:style-name="ce2" office:value-type="string" calcext:value-type="string">
            <text:p>A1.Ms.Amp, A2.Ms.Amp, A3.Ms.Amp, A4.Ms.Amp, A5.Ms.Amp, B1.Ms.Amp, A.Ms.Amp, B.Ms.Amp, C.Ms.Amp, D.Ms.Amp, E.Ms.Amp, F.Ms.Amp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641" calcext:value-type="float">
            <text:p>40641</text:p>
          </table:table-cell>
          <table:table-cell table:style-name="ce2" office:value-type="string" calcext:value-type="string">
            <text:p>DCA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624" calcext:value-type="float">
            <text:p>40624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A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771" calcext:value-type="float">
            <text:p>307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DcMs.Vol</text:p>
          </table:table-cell>
          <table:table-cell table:style-name="ce2" office:value-type="string" calcext:value-type="string">
            <text:p>DC Spannung Eingang</text:p>
          </table:table-cell>
          <table:table-cell table:style-name="ce2" office:value-type="string" calcext:value-type="string">
            <text:p>A.Ms.Vol, B.Ms.Vol, C.Ms.Vol, D.Ms.Vol, E.Ms.Vol, F.Ms.Vol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642" calcext:value-type="float">
            <text:p>40642</text:p>
          </table:table-cell>
          <table:table-cell table:style-name="ce2" office:value-type="string" calcext:value-type="string">
            <text:p>DCV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625" calcext:value-type="float">
            <text:p>40625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773" calcext:value-type="float">
            <text:p>3077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DcMs.Watt</text:p>
          </table:table-cell>
          <table:table-cell table:style-name="ce2" office:value-type="string" calcext:value-type="string">
            <text:p>DC Leistung Eingang</text:p>
          </table:table-cell>
          <table:table-cell table:style-name="ce2" office:value-type="string" calcext:value-type="string">
            <text:p>A.Ms.Watt, B.Ms.Watt, C.Ms.Watt, D.Ms.Watt, E.Ms.Watt, F.Ms.Watt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643" calcext:value-type="float">
            <text:p>40643</text:p>
          </table:table-cell>
          <table:table-cell table:style-name="ce2" office:value-type="string" calcext:value-type="string">
            <text:p>DCW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626" calcext:value-type="float">
            <text:p>40626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775" calcext:value-type="float">
            <text:p>307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GridMs.TotW</text:p>
          </table:table-cell>
          <table:table-cell table:style-name="ce2" office:value-type="string" calcext:value-type="string">
            <text:p>Leistung</text:p>
          </table:table-cell>
          <table:table-cell table:style-name="ce2" office:value-type="string" calcext:value-type="string">
            <text:p>Pac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200" calcext:value-type="float">
            <text:p>40200</text:p>
          </table:table-cell>
          <table:table-cell table:style-name="ce2" office:value-type="string" calcext:value-type="string">
            <text:p>W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201" calcext:value-type="float">
            <text:p>40201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777" calcext:value-type="float">
            <text:p>307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GridMs.W.phsA</text:p>
          </table:table-cell>
          <table:table-cell table:style-name="ce2" office:value-type="string" calcext:value-type="string">
            <text:p>Leistung L1</text:p>
          </table:table-cell>
          <table:table-cell table:style-name="ce2" office:value-type="string" calcext:value-type="string">
            <text:p>GridMs.W.phsA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779" calcext:value-type="float">
            <text:p>307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GridMs.W.phsB</text:p>
          </table:table-cell>
          <table:table-cell table:style-name="ce2" office:value-type="string" calcext:value-type="string">
            <text:p>Leistung L2</text:p>
          </table:table-cell>
          <table:table-cell table:style-name="ce2" office:value-type="string" calcext:value-type="string">
            <text:p>GridMs.W.phsB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781" calcext:value-type="float">
            <text:p>307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GridMs.W.phsC</text:p>
          </table:table-cell>
          <table:table-cell table:style-name="ce2" office:value-type="string" calcext:value-type="string">
            <text:p>Leistung L3</text:p>
          </table:table-cell>
          <table:table-cell table:style-name="ce2" office:value-type="string" calcext:value-type="string">
            <text:p>GridMs.W.phsC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783" calcext:value-type="float">
            <text:p>3078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Ms.PhV.phsA</text:p>
          </table:table-cell>
          <table:table-cell table:style-name="ce2" office:value-type="string" calcext:value-type="string">
            <text:p>Netzspannung Phase L1</text:p>
          </table:table-cell>
          <table:table-cell table:style-name="ce2" office:value-type="string" calcext:value-type="string">
            <text:p>GridMs.PhV.phsA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196" calcext:value-type="float">
            <text:p>40196</text:p>
          </table:table-cell>
          <table:table-cell table:style-name="ce2" office:value-type="string" calcext:value-type="string">
            <text:p>PhVphA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199" calcext:value-type="float">
            <text:p>40199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785" calcext:value-type="float">
            <text:p>307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Ms.PhV.phsB</text:p>
          </table:table-cell>
          <table:table-cell table:style-name="ce2" office:value-type="string" calcext:value-type="string">
            <text:p>Netzspannung Phase L2</text:p>
          </table:table-cell>
          <table:table-cell table:style-name="ce2" office:value-type="string" calcext:value-type="string">
            <text:p>GridMs.PhV.phsB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197" calcext:value-type="float">
            <text:p>40197</text:p>
          </table:table-cell>
          <table:table-cell table:style-name="ce2" office:value-type="string" calcext:value-type="string">
            <text:p>PhVphB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199" calcext:value-type="float">
            <text:p>40199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787" calcext:value-type="float">
            <text:p>3078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Ms.PhV.phsC</text:p>
          </table:table-cell>
          <table:table-cell table:style-name="ce2" office:value-type="string" calcext:value-type="string">
            <text:p>Netzspannung Phase L3</text:p>
          </table:table-cell>
          <table:table-cell table:style-name="ce2" office:value-type="string" calcext:value-type="string">
            <text:p>GridMs.PhV.phsC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198" calcext:value-type="float">
            <text:p>40198</text:p>
          </table:table-cell>
          <table:table-cell table:style-name="ce2" office:value-type="string" calcext:value-type="string">
            <text:p>PhVphC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199" calcext:value-type="float">
            <text:p>40199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789" calcext:value-type="float">
            <text:p>307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Ms.PhV.phsA2B</text:p>
          </table:table-cell>
          <table:table-cell table:style-name="ce2" office:value-type="string" calcext:value-type="string">
            <text:p>Netzspannung Phase L1 gegen L2</text:p>
          </table:table-cell>
          <table:table-cell table:style-name="ce2" office:value-type="string" calcext:value-type="string">
            <text:p>GridMs.PhV.A2B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193" calcext:value-type="float">
            <text:p>40193</text:p>
          </table:table-cell>
          <table:table-cell table:style-name="ce2" office:value-type="string" calcext:value-type="string">
            <text:p>PPVphAB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199" calcext:value-type="float">
            <text:p>40199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791" calcext:value-type="float">
            <text:p>3079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Ms.PhV.phsB2C</text:p>
          </table:table-cell>
          <table:table-cell table:style-name="ce2" office:value-type="string" calcext:value-type="string">
            <text:p>Netzspannung Phase L2 gegen L3</text:p>
          </table:table-cell>
          <table:table-cell table:style-name="ce2" office:value-type="string" calcext:value-type="string">
            <text:p>GridMs.PhV.B2C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194" calcext:value-type="float">
            <text:p>40194</text:p>
          </table:table-cell>
          <table:table-cell table:style-name="ce2" office:value-type="string" calcext:value-type="string">
            <text:p>PPVphBC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199" calcext:value-type="float">
            <text:p>40199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793" calcext:value-type="float">
            <text:p>3079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Ms.PhV.phsC2A</text:p>
          </table:table-cell>
          <table:table-cell table:style-name="ce2" office:value-type="string" calcext:value-type="string">
            <text:p>Netzspannung Phase L3 gegen L1</text:p>
          </table:table-cell>
          <table:table-cell table:style-name="ce2" office:value-type="string" calcext:value-type="string">
            <text:p>GridMs.PhV.C2A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195" calcext:value-type="float">
            <text:p>40195</text:p>
          </table:table-cell>
          <table:table-cell table:style-name="ce2" office:value-type="string" calcext:value-type="string">
            <text:p>PPVphCA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199" calcext:value-type="float">
            <text:p>40199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795" calcext:value-type="float">
            <text:p>307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Ms.TotA</text:p>
          </table:table-cell>
          <table:table-cell table:style-name="ce2" office:value-type="string" calcext:value-type="string">
            <text:p>Netzstrom</text:p>
          </table:table-cell>
          <table:table-cell table:style-name="ce2" office:value-type="string" calcext:value-type="string">
            <text:p>GridMs.TotA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188" calcext:value-type="float">
            <text:p>40188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192" calcext:value-type="float">
            <text:p>40192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A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803" calcext:value-type="float">
            <text:p>308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Ms.Hz</text:p>
          </table:table-cell>
          <table:table-cell table:style-name="ce2" office:value-type="string" calcext:value-type="string">
            <text:p>Netzfrequenz</text:p>
          </table:table-cell>
          <table:table-cell table:style-name="ce2" office:value-type="string" calcext:value-type="string">
            <text:p>GridMs.Hz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202" calcext:value-type="float">
            <text:p>40202</text:p>
          </table:table-cell>
          <table:table-cell table:style-name="ce2" office:value-type="string" calcext:value-type="string">
            <text:p>Hz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203" calcext:value-type="float">
            <text:p>40203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Hz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805" calcext:value-type="float">
            <text:p>3080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GridMs.TotVAr</text:p>
          </table:table-cell>
          <table:table-cell table:style-name="ce2" office:value-type="string" calcext:value-type="string">
            <text:p>Blindleistung</text:p>
          </table:table-cell>
          <table:table-cell table:style-name="ce2" office:value-type="string" calcext:value-type="string">
            <text:p>GridMs.TotVAr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206" calcext:value-type="float">
            <text:p>40206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207" calcext:value-type="float">
            <text:p>40207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VAr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807" calcext:value-type="float">
            <text:p>3080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GridMs.VAr.phsA</text:p>
          </table:table-cell>
          <table:table-cell table:style-name="ce2" office:value-type="string" calcext:value-type="string">
            <text:p>Blindleistung L1</text:p>
          </table:table-cell>
          <table:table-cell table:style-name="ce2" office:value-type="string" calcext:value-type="string">
            <text:p>GridMs.VAr.phsA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VAr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809" calcext:value-type="float">
            <text:p>3080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GridMs.VAr.phsB</text:p>
          </table:table-cell>
          <table:table-cell table:style-name="ce2" office:value-type="string" calcext:value-type="string">
            <text:p>Blindleistung L2</text:p>
          </table:table-cell>
          <table:table-cell table:style-name="ce2" office:value-type="string" calcext:value-type="string">
            <text:p>GridMs.VAr.phsB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VAr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811" calcext:value-type="float">
            <text:p>308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GridMs.VAr.phsC</text:p>
          </table:table-cell>
          <table:table-cell table:style-name="ce2" office:value-type="string" calcext:value-type="string">
            <text:p>Blindleistung L3</text:p>
          </table:table-cell>
          <table:table-cell table:style-name="ce2" office:value-type="string" calcext:value-type="string">
            <text:p>GridMs.VAr.phsC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VAr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813" calcext:value-type="float">
            <text:p>308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GridMs.TotVA</text:p>
          </table:table-cell>
          <table:table-cell table:style-name="ce2" office:value-type="string" calcext:value-type="string">
            <text:p>Scheinleistung</text:p>
          </table:table-cell>
          <table:table-cell table:style-name="ce2" office:value-type="string" calcext:value-type="string">
            <text:p>GridMs.TotVA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204" calcext:value-type="float">
            <text:p>40204</text:p>
          </table:table-cell>
          <table:table-cell table:style-name="ce2" office:value-type="string" calcext:value-type="string">
            <text:p>VA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205" calcext:value-type="float">
            <text:p>40205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VA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815" calcext:value-type="float">
            <text:p>308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GridMs.VA.phsA</text:p>
          </table:table-cell>
          <table:table-cell table:style-name="ce2" office:value-type="string" calcext:value-type="string">
            <text:p>Scheinleistung L1</text:p>
          </table:table-cell>
          <table:table-cell table:style-name="ce2" office:value-type="string" calcext:value-type="string">
            <text:p>GridMs.VA.phsA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VA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817" calcext:value-type="float">
            <text:p>308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GridMs.VA.phsB</text:p>
          </table:table-cell>
          <table:table-cell table:style-name="ce2" office:value-type="string" calcext:value-type="string">
            <text:p>Scheinleistung L2</text:p>
          </table:table-cell>
          <table:table-cell table:style-name="ce2" office:value-type="string" calcext:value-type="string">
            <text:p>GridMs.VA.phsB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VA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819" calcext:value-type="float">
            <text:p>308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GridMs.VA.phsC</text:p>
          </table:table-cell>
          <table:table-cell table:style-name="ce2" office:value-type="string" calcext:value-type="string">
            <text:p>Scheinleistung L3</text:p>
          </table:table-cell>
          <table:table-cell table:style-name="ce2" office:value-type="string" calcext:value-type="string">
            <text:p>GridMs.VA.phsC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VA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825" calcext:value-type="float">
            <text:p>308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VArModCfg.VArMod</text:p>
          </table:table-cell>
          <table:table-cell table:style-name="ce2" office:value-type="string" calcext:value-type="string">
            <text:p>Betriebsart der statischen Spannungshaltung, Konfiguration der statischen Spannungshaltung</text:p>
          </table:table-cell>
          <table:table-cell table:style-name="ce2" office:value-type="string" calcext:value-type="string">
            <text:p>Q-VArMod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303: Aus (Off)</text:p>
            <text:p>1069: Blindleistungs-/Spannungskennlinie Q(U) (VArCtlVol)</text:p>
            <text:p>1070: Blindleistung Q, direkte Vorgabe (VArCnstNom)</text:p>
            <text:p>1072: Blindleistung Q, Vorgabe durch Anlagensteuerung (VArCtlCom)</text:p>
            <text:p>1074: cos Phi, direkte Vorgabe (PFCnst)</text:p>
            <text:p>1075: cos Phi, Vorgabe durch Anlagensteuerung (PFCtlCom)</text:p>
            <text:p>1076: cos Phi(P)-Kennlinie (PFCtlW)</text:p>
            <text:p>2269: Blindleistung-Kennlinienmodus (CrvMod)</text:p>
            <text:p>2270: cos Phi- oder Q-Vorgabe durch Anlagensteuerung (VArPFCtlCom)</text:p>
          </table:table-cell>
          <table:table-cell table:style-name="ce2" office:value-type="float" office:value="5" calcext:value-type="float">
            <text:p>5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829" calcext:value-type="float">
            <text:p>308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VArModCfg.VArCnstCfg.VArNom</text:p>
          </table:table-cell>
          <table:table-cell table:style-name="ce2" office:value-type="string" calcext:value-type="string">
            <text:p>Blindleistungssollwert in %</text:p>
          </table:table-cell>
          <table:table-cell table:style-name="ce2" office:value-type="string" calcext:value-type="string">
            <text:p>Q-VArNom</text:p>
          </table:table-cell>
          <table:table-cell table:style-name="ce2" office:value-type="string" calcext:value-type="string">
            <text:p>FIX1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-65 % bis 65 %</text:p>
          </table:table-cell>
          <table:table-cell table:style-name="ce4" office:value-type="string" calcext:value-type="string">
            <text:p>0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831" calcext:value-type="float">
            <text:p>308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VArModCfg.PFCnstCfg.PF</text:p>
          </table:table-cell>
          <table:table-cell table:style-name="ce2" office:value-type="string" calcext:value-type="string">
            <text:p>Sollwert des cos Phi, Konfiguration des cos Phi, direkte Vorgabe</text:p>
          </table:table-cell>
          <table:table-cell table:style-name="ce2" office:value-type="string" calcext:value-type="string">
            <text:p>PF-PF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0.8  bis 1.0 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833" calcext:value-type="float">
            <text:p>308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VArModCfg.PFCnstCfg.PFExt</text:p>
          </table:table-cell>
          <table:table-cell table:style-name="ce2" office:value-type="string" calcext:value-type="string">
            <text:p>Erregungsart des cos Phi, Konfiguration des cos Phi, direkte Vorgabe</text:p>
          </table:table-cell>
          <table:table-cell table:style-name="ce2" office:value-type="string" calcext:value-type="string">
            <text:p>PF-PFExt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1041: Übererregt (OvExt)</text:p>
            <text:p>1042: Untererregt (UnExt)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835" calcext:value-type="float">
            <text:p>308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WModCfg.WMod</text:p>
          </table:table-cell>
          <table:table-cell table:style-name="ce2" office:value-type="string" calcext:value-type="string">
            <text:p>Betriebsart des Einspeisemanagements</text:p>
          </table:table-cell>
          <table:table-cell table:style-name="ce2" office:value-type="string" calcext:value-type="string">
            <text:p>P-WMod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303: Aus (Off)</text:p>
            <text:p>1077: Wirkleistungsbegrenzung P in W (WCnst)</text:p>
            <text:p>1078: Wirkleistungsbegrenzung P in % Pmax (WCnstNom)</text:p>
            <text:p>1079: Wirkleistungsbegrenzung P durch Anlagensteuerung (WCtlCom)</text:p>
          </table:table-cell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837" calcext:value-type="float">
            <text:p>3083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WModCfg.WCnstCfg.W</text:p>
          </table:table-cell>
          <table:table-cell table:style-name="ce2" office:value-type="string" calcext:value-type="string">
            <text:p>Wirkleistungsbegrenzung in W</text:p>
          </table:table-cell>
          <table:table-cell table:style-name="ce2" office:value-type="string" calcext:value-type="string">
            <text:p>P-W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 W bis 10050 W</text:p>
          </table:table-cell>
          <table:table-cell table:style-name="ce2" office:value-type="string" calcext:value-type="string">
            <text:p>10000 W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839" calcext:value-type="float">
            <text:p>3083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WModCfg.WCnstCfg.WNom</text:p>
          </table:table-cell>
          <table:table-cell table:style-name="ce2" office:value-type="string" calcext:value-type="string">
            <text:p>Wirkleistungsbegrenzung in %</text:p>
          </table:table-cell>
          <table:table-cell table:style-name="ce2" office:value-type="string" calcext:value-type="string">
            <text:p>P-WNom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0 % bis 100 %</text:p>
          </table:table-cell>
          <table:table-cell table:style-name="ce4" office:value-type="string" calcext:value-type="string">
            <text:p>100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865" calcext:value-type="float">
            <text:p>308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Metering.GridMs.TotWIn</text:p>
          </table:table-cell>
          <table:table-cell table:style-name="ce2" office:value-type="string" calcext:value-type="string">
            <text:p>Leistung Bezug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867" calcext:value-type="float">
            <text:p>3086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Metering.GridMs.TotWOut</text:p>
          </table:table-cell>
          <table:table-cell table:style-name="ce2" office:value-type="string" calcext:value-type="string">
            <text:p>Leistung Einspeisung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875" calcext:value-type="float">
            <text:p>308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MltFncSw.Stt</text:p>
          </table:table-cell>
          <table:table-cell table:style-name="ce2" office:value-type="string" calcext:value-type="string">
            <text:p>Status des Multifunktionsrelai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303: Aus (Off)</text:p>
            <text:p>308: Ein (On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881" calcext:value-type="float">
            <text:p>308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Operation.PvGriConn</text:p>
          </table:table-cell>
          <table:table-cell table:style-name="ce2" office:value-type="string" calcext:value-type="string">
            <text:p>Netzanbindung der Anlage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302" calcext:value-type="float">
            <text:p>40302</text:p>
          </table:table-cell>
          <table:table-cell table:style-name="ce2" office:value-type="string" calcext:value-type="string">
            <text:p>ECPConn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1779: Getrennt (Dscon)</text:p>
            <text:p>1780: Öffentliches Stromnetz (PubGri)</text:p>
            <text:p>1781: Inselnetz (IsoGri)</text:p>
            <text:p>16777213: Information liegt nicht vor (NaNStt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925" calcext:value-type="float">
            <text:p>309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Spdwr.ComSocA.ConnSpd</text:p>
          </table:table-cell>
          <table:table-cell table:style-name="ce2" office:value-type="string" calcext:value-type="string">
            <text:p>Verbindungsgeschwindigkeit von SMACOM 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073" calcext:value-type="float">
            <text:p>40073</text:p>
          </table:table-cell>
          <table:table-cell table:style-name="ce2" office:value-type="string" calcext:value-type="string">
            <text:p>Spd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302: ------- (None)</text:p>
            <text:p>1720: 10 Mbit/s (ConnSpd10)</text:p>
            <text:p>1721: 100 Mbit/s (ConnSpd100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927" calcext:value-type="float">
            <text:p>309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Spdwr.ComSocA.DpxMode</text:p>
          </table:table-cell>
          <table:table-cell table:style-name="ce2" office:value-type="string" calcext:value-type="string">
            <text:p>Duplexmodus von SMACOM 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074" calcext:value-type="float">
            <text:p>40074</text:p>
          </table:table-cell>
          <table:table-cell table:style-name="ce2" office:value-type="string" calcext:value-type="string">
            <text:p>CfgSt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302: ------- (None)</text:p>
            <text:p>1726: Halbduplex (HalfDpx)</text:p>
            <text:p>1727: Vollduplex (FulDpx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929" calcext:value-type="float">
            <text:p>309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Spdwr.ComSocA.Stt</text:p>
          </table:table-cell>
          <table:table-cell table:style-name="ce2" office:value-type="string" calcext:value-type="string">
            <text:p>Speedwire-Verbindungsstatus von SMACOM 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075" calcext:value-type="float">
            <text:p>40075</text:p>
          </table:table-cell>
          <table:table-cell table:style-name="ce2" office:value-type="string" calcext:value-type="string">
            <text:p>St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35: Fehler (Alm)</text:p>
            <text:p>307: Ok (Ok)</text:p>
            <text:p>455: Warnung (Wrn)</text:p>
            <text:p>1725: Keine Verbindung (NotConn)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931" calcext:value-type="float">
            <text:p>309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Spdwr.ComSocB.ConnSpd</text:p>
          </table:table-cell>
          <table:table-cell table:style-name="ce2" office:value-type="string" calcext:value-type="string">
            <text:p>Verbindungsgeschwindigkeit von SMACOM B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302: ------- (None)</text:p>
            <text:p>1720: 10 Mbit/s (ConnSpd10)</text:p>
            <text:p>1721: 100 Mbit/s (ConnSpd100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933" calcext:value-type="float">
            <text:p>309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Spdwr.ComSocB.DpxMode</text:p>
          </table:table-cell>
          <table:table-cell table:style-name="ce2" office:value-type="string" calcext:value-type="string">
            <text:p>Duplexmodus von SMACOM B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302: ------- (None)</text:p>
            <text:p>1726: Halbduplex (HalfDpx)</text:p>
            <text:p>1727: Vollduplex (FulDpx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935" calcext:value-type="float">
            <text:p>309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Spdwr.ComSocB.Stt</text:p>
          </table:table-cell>
          <table:table-cell table:style-name="ce2" office:value-type="string" calcext:value-type="string">
            <text:p>Speedwire-Verbindungsstatus von SMACOM B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35: Fehler (Alm)</text:p>
            <text:p>307: Ok (Ok)</text:p>
            <text:p>455: Warnung (Wrn)</text:p>
            <text:p>1725: Keine Verbindung (NotConn)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949" calcext:value-type="float">
            <text:p>3094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Ms.TotPFPrc</text:p>
          </table:table-cell>
          <table:table-cell table:style-name="ce2" office:value-type="string" calcext:value-type="string">
            <text:p>Verschiebungsfaktor</text:p>
          </table:table-cell>
          <table:table-cell table:style-name="ce2" office:value-type="string" calcext:value-type="string">
            <text:p>GridMs.TotPF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O</text:p>
          </table:table-cell>
          <table:table-cell table:number-columns-repeated="1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953" calcext:value-type="float">
            <text:p>3095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Coolsys.Cab.TmpVal</text:p>
          </table:table-cell>
          <table:table-cell table:style-name="ce2" office:value-type="string" calcext:value-type="string">
            <text:p>Innentemperatur</text:p>
          </table:table-cell>
          <table:table-cell table:style-name="ce2" office:value-type="string" calcext:value-type="string">
            <text:p>Cab.TmpVal</text:p>
          </table:table-cell>
          <table:table-cell table:style-name="ce2" office:value-type="string" calcext:value-type="string">
            <text:p>TEMP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219" calcext:value-type="float">
            <text:p>40219</text:p>
          </table:table-cell>
          <table:table-cell table:style-name="ce2" office:value-type="string" calcext:value-type="string">
            <text:p>TmpCab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°C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957" calcext:value-type="float">
            <text:p>309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DcMs.Amp</text:p>
          </table:table-cell>
          <table:table-cell table:style-name="ce2" office:value-type="string" calcext:value-type="string">
            <text:p>DC Strom Eingang</text:p>
          </table:table-cell>
          <table:table-cell table:style-name="ce2" office:value-type="string" calcext:value-type="string">
            <text:p>A1.Ms.Amp, A2.Ms.Amp, A3.Ms.Amp, A4.Ms.Amp, A5.Ms.Amp, B1.Ms.Amp, A.Ms.Amp, B.Ms.Amp, C.Ms.Amp, D.Ms.Amp, E.Ms.Amp, F.Ms.Amp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661" calcext:value-type="float">
            <text:p>40661</text:p>
          </table:table-cell>
          <table:table-cell table:style-name="ce2" office:value-type="string" calcext:value-type="string">
            <text:p>DCA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624" calcext:value-type="float">
            <text:p>40624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A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959" calcext:value-type="float">
            <text:p>309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DcMs.Vol</text:p>
          </table:table-cell>
          <table:table-cell table:style-name="ce2" office:value-type="string" calcext:value-type="string">
            <text:p>DC Spannung Eingang</text:p>
          </table:table-cell>
          <table:table-cell table:style-name="ce2" office:value-type="string" calcext:value-type="string">
            <text:p>A.Ms.Vol, B.Ms.Vol, C.Ms.Vol, D.Ms.Vol, E.Ms.Vol, F.Ms.Vol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662" calcext:value-type="float">
            <text:p>40662</text:p>
          </table:table-cell>
          <table:table-cell table:style-name="ce2" office:value-type="string" calcext:value-type="string">
            <text:p>DCV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625" calcext:value-type="float">
            <text:p>40625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961" calcext:value-type="float">
            <text:p>3096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DcMs.Watt</text:p>
          </table:table-cell>
          <table:table-cell table:style-name="ce2" office:value-type="string" calcext:value-type="string">
            <text:p>DC Leistung Eingang</text:p>
          </table:table-cell>
          <table:table-cell table:style-name="ce2" office:value-type="string" calcext:value-type="string">
            <text:p>A.Ms.Watt, B.Ms.Watt, C.Ms.Watt, D.Ms.Watt, E.Ms.Watt, F.Ms.Watt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663" calcext:value-type="float">
            <text:p>40663</text:p>
          </table:table-cell>
          <table:table-cell table:style-name="ce2" office:value-type="string" calcext:value-type="string">
            <text:p>DCW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626" calcext:value-type="float">
            <text:p>40626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975" calcext:value-type="float">
            <text:p>309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DclVol</text:p>
          </table:table-cell>
          <table:table-cell table:style-name="ce2" office:value-type="string" calcext:value-type="string">
            <text:p>Zwischenkreisspannung</text:p>
          </table:table-cell>
          <table:table-cell table:style-name="ce2" office:value-type="string" calcext:value-type="string">
            <text:p>Inv.DclVol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977" calcext:value-type="float">
            <text:p>309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GridMs.A.phsA</text:p>
          </table:table-cell>
          <table:table-cell table:style-name="ce2" office:value-type="string" calcext:value-type="string">
            <text:p>Netzstrom Phase L1</text:p>
          </table:table-cell>
          <table:table-cell table:style-name="ce2" office:value-type="string" calcext:value-type="string">
            <text:p>GridMs.A.phsA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189" calcext:value-type="float">
            <text:p>40189</text:p>
          </table:table-cell>
          <table:table-cell table:style-name="ce2" office:value-type="string" calcext:value-type="string">
            <text:p>AphA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192" calcext:value-type="float">
            <text:p>40192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A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979" calcext:value-type="float">
            <text:p>309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GridMs.A.phsB</text:p>
          </table:table-cell>
          <table:table-cell table:style-name="ce2" office:value-type="string" calcext:value-type="string">
            <text:p>Netzstrom Phase L2</text:p>
          </table:table-cell>
          <table:table-cell table:style-name="ce2" office:value-type="string" calcext:value-type="string">
            <text:p>GridMs.A.phsB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190" calcext:value-type="float">
            <text:p>40190</text:p>
          </table:table-cell>
          <table:table-cell table:style-name="ce2" office:value-type="string" calcext:value-type="string">
            <text:p>AphB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192" calcext:value-type="float">
            <text:p>40192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A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0981" calcext:value-type="float">
            <text:p>309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GridMs.A.phsC</text:p>
          </table:table-cell>
          <table:table-cell table:style-name="ce2" office:value-type="string" calcext:value-type="string">
            <text:p>Netzstrom Phase L3</text:p>
          </table:table-cell>
          <table:table-cell table:style-name="ce2" office:value-type="string" calcext:value-type="string">
            <text:p>GridMs.A.phsC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191" calcext:value-type="float">
            <text:p>40191</text:p>
          </table:table-cell>
          <table:table-cell table:style-name="ce2" office:value-type="string" calcext:value-type="string">
            <text:p>AphC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192" calcext:value-type="float">
            <text:p>40192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A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017" calcext:value-type="float">
            <text:p>310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TR32</text:p>
          </table:table-cell>
          <table:table-cell table:style-name="ce2" office:value-type="string" calcext:value-type="string">
            <text:p>Spdwr.ActlI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UTF8</text:p>
          </table:table-cell>
          <table:table-cell table:style-name="ce2" office:value-type="string" calcext:value-type="string">
            <text:p>RO</text:p>
          </table:table-cell>
          <table:table-cell table:number-columns-repeated="1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025" calcext:value-type="float">
            <text:p>310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TR32</text:p>
          </table:table-cell>
          <table:table-cell table:style-name="ce2" office:value-type="string" calcext:value-type="string">
            <text:p>Spdwr.ActlSnetMsk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UTF8</text:p>
          </table:table-cell>
          <table:table-cell table:style-name="ce2" office:value-type="string" calcext:value-type="string">
            <text:p>RO</text:p>
          </table:table-cell>
          <table:table-cell table:number-columns-repeated="1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033" calcext:value-type="float">
            <text:p>3103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TR32</text:p>
          </table:table-cell>
          <table:table-cell table:style-name="ce2" office:value-type="string" calcext:value-type="string">
            <text:p>Spdwr.ActlGwI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UTF8</text:p>
          </table:table-cell>
          <table:table-cell table:style-name="ce2" office:value-type="string" calcext:value-type="string">
            <text:p>RO</text:p>
          </table:table-cell>
          <table:table-cell table:number-columns-repeated="1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041" calcext:value-type="float">
            <text:p>310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TR32</text:p>
          </table:table-cell>
          <table:table-cell table:style-name="ce2" office:value-type="string" calcext:value-type="string">
            <text:p>Spdwr.ActlDnsSrvI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UTF8</text:p>
          </table:table-cell>
          <table:table-cell table:style-name="ce2" office:value-type="string" calcext:value-type="string">
            <text:p>RO</text:p>
          </table:table-cell>
          <table:table-cell table:number-columns-repeated="1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061" calcext:value-type="float">
            <text:p>3106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Bat.ChaCtlComAval</text:p>
          </table:table-cell>
          <table:table-cell table:style-name="ce2" office:value-type="string" calcext:value-type="string">
            <text:p>Steuerung der Batterieladung über Kommunikation verfügb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1129: Ja (Yes)</text:p>
            <text:p>1130: Nein (No)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085" calcext:value-type="float">
            <text:p>310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Operation.HealthStt.Ok</text:p>
          </table:table-cell>
          <table:table-cell table:style-name="ce2" office:value-type="string" calcext:value-type="string">
            <text:p>Nennleistung im Zustand Ok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159" calcext:value-type="float">
            <text:p>311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Operation.Dmd.VArCtl</text:p>
          </table:table-cell>
          <table:table-cell table:style-name="ce2" office:value-type="string" calcext:value-type="string">
            <text:p>Aktuelle Vorgabe Blindleistung Q</text:p>
          </table:table-cell>
          <table:table-cell table:style-name="ce2" office:value-type="string" calcext:value-type="string">
            <text:p>Op.Dmd.VArCtl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VAr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221" calcext:value-type="float">
            <text:p>312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GridMs.TotPFEEI</text:p>
          </table:table-cell>
          <table:table-cell table:style-name="ce2" office:value-type="string" calcext:value-type="string">
            <text:p>EEI-Verschiebungsfakto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208" calcext:value-type="float">
            <text:p>40208</text:p>
          </table:table-cell>
          <table:table-cell table:style-name="ce2" office:value-type="string" calcext:value-type="string">
            <text:p>PF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209" calcext:value-type="float">
            <text:p>40209</text:p>
          </table:table-cell>
          <table:table-cell table:style-name="ce2" office:value-type="string" calcext:value-type="string">
            <text:p>RO</text:p>
          </table:table-cell>
          <table:table-cell table:number-columns-repeated="5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247" calcext:value-type="float">
            <text:p>312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solation.FltA</text:p>
          </table:table-cell>
          <table:table-cell table:style-name="ce2" office:value-type="string" calcext:value-type="string">
            <text:p>Fehlerstrom</text:p>
          </table:table-cell>
          <table:table-cell table:style-name="ce2" office:value-type="string" calcext:value-type="string">
            <text:p>Iso.FltA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A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253" calcext:value-type="float">
            <text:p>3125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Metering.GridMs.PhV.phsA</text:p>
          </table:table-cell>
          <table:table-cell table:style-name="ce2" office:value-type="string" calcext:value-type="string">
            <text:p>Netzspannung Phase L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255" calcext:value-type="float">
            <text:p>3125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Metering.GridMs.PhV.phsB</text:p>
          </table:table-cell>
          <table:table-cell table:style-name="ce2" office:value-type="string" calcext:value-type="string">
            <text:p>Netzspannung Phase L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257" calcext:value-type="float">
            <text:p>312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Metering.GridMs.PhV.phsC</text:p>
          </table:table-cell>
          <table:table-cell table:style-name="ce2" office:value-type="string" calcext:value-type="string">
            <text:p>Netzspannung Phase L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259" calcext:value-type="float">
            <text:p>312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Metering.GridMs.W.phsA</text:p>
          </table:table-cell>
          <table:table-cell table:style-name="ce2" office:value-type="string" calcext:value-type="string">
            <text:p>Leistung Netzeinspeisung L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261" calcext:value-type="float">
            <text:p>3126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Metering.GridMs.W.phsB</text:p>
          </table:table-cell>
          <table:table-cell table:style-name="ce2" office:value-type="string" calcext:value-type="string">
            <text:p>Leistung Netzeinspeisung L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263" calcext:value-type="float">
            <text:p>312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Metering.GridMs.W.phsC</text:p>
          </table:table-cell>
          <table:table-cell table:style-name="ce2" office:value-type="string" calcext:value-type="string">
            <text:p>Leistung Netzeinspeisung L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265" calcext:value-type="float">
            <text:p>312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Metering.GridMs.WIn.phsA</text:p>
          </table:table-cell>
          <table:table-cell table:style-name="ce2" office:value-type="string" calcext:value-type="string">
            <text:p>Leistung Netzbezug Phase L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267" calcext:value-type="float">
            <text:p>3126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Metering.GridMs.WIn.phsB</text:p>
          </table:table-cell>
          <table:table-cell table:style-name="ce2" office:value-type="string" calcext:value-type="string">
            <text:p>Leistung Netzbezug Phase L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269" calcext:value-type="float">
            <text:p>312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Metering.GridMs.WIn.phsC</text:p>
          </table:table-cell>
          <table:table-cell table:style-name="ce2" office:value-type="string" calcext:value-type="string">
            <text:p>Leistung Netzbezug Phase L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271" calcext:value-type="float">
            <text:p>312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Metering.GridMs.VAr.phsA</text:p>
          </table:table-cell>
          <table:table-cell table:style-name="ce2" office:value-type="string" calcext:value-type="string">
            <text:p>Blindleistung Netzeinspeisung Phase L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VAr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273" calcext:value-type="float">
            <text:p>3127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Metering.GridMs.VAr.phsB</text:p>
          </table:table-cell>
          <table:table-cell table:style-name="ce2" office:value-type="string" calcext:value-type="string">
            <text:p>Blindleistung Netzeinspeisung Phase L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VAr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275" calcext:value-type="float">
            <text:p>312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Metering.GridMs.VAr.phsC</text:p>
          </table:table-cell>
          <table:table-cell table:style-name="ce2" office:value-type="string" calcext:value-type="string">
            <text:p>Blindleistung Netzeinspeisung Phase L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VAr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277" calcext:value-type="float">
            <text:p>312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Metering.GridMs.TotVAr</text:p>
          </table:table-cell>
          <table:table-cell table:style-name="ce2" office:value-type="string" calcext:value-type="string">
            <text:p>Blindleistung Netzeinspeisung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VAr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405" calcext:value-type="float">
            <text:p>3140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Operation.Dmd.WCtl</text:p>
          </table:table-cell>
          <table:table-cell table:style-name="ce2" office:value-type="string" calcext:value-type="string">
            <text:p>Aktuelle Vorgabe Wirkleistungsbegrenzung P</text:p>
          </table:table-cell>
          <table:table-cell table:style-name="ce2" office:value-type="string" calcext:value-type="string">
            <text:p>Op.Dmd.WCtl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407" calcext:value-type="float">
            <text:p>3140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Operation.Dmd.PFCtl</text:p>
          </table:table-cell>
          <table:table-cell table:style-name="ce2" office:value-type="string" calcext:value-type="string">
            <text:p>Aktuelle Vorgabe cos Phi</text:p>
          </table:table-cell>
          <table:table-cell table:style-name="ce2" office:value-type="string" calcext:value-type="string">
            <text:p>Op.Dmd.PFCtl</text:p>
          </table:table-cell>
          <table:table-cell table:style-name="ce2" office:value-type="string" calcext:value-type="string">
            <text:p>FIX4</text:p>
          </table:table-cell>
          <table:table-cell table:style-name="ce2" office:value-type="string" calcext:value-type="string">
            <text:p>RO</text:p>
          </table:table-cell>
          <table:table-cell table:number-columns-repeated="1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409" calcext:value-type="float">
            <text:p>3140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Operation.Dmd.PFExtCtl</text:p>
          </table:table-cell>
          <table:table-cell table:style-name="ce2" office:value-type="string" calcext:value-type="string">
            <text:p>Aktuelle Vorgabe Erregungsart cos Phi</text:p>
          </table:table-cell>
          <table:table-cell table:style-name="ce2" office:value-type="string" calcext:value-type="string">
            <text:p>Op.Dmd.PFExtCtl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1041: Übererregt (OvExt)</text:p>
            <text:p>1042: Untererregt (UnExt)</text:p>
            <text:p>16777213: Information liegt nicht vor (NaNStt)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411" calcext:value-type="float">
            <text:p>314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Operation.Dmd.VArCtl</text:p>
          </table:table-cell>
          <table:table-cell table:style-name="ce2" office:value-type="string" calcext:value-type="string">
            <text:p>Aktuelle Vorgabe Blindleistung Q</text:p>
          </table:table-cell>
          <table:table-cell table:style-name="ce2" office:value-type="string" calcext:value-type="string">
            <text:p>Op.Dmd.VArCtl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VAr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793" calcext:value-type="float">
            <text:p>3179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DcMs.Amp</text:p>
          </table:table-cell>
          <table:table-cell table:style-name="ce2" office:value-type="string" calcext:value-type="string">
            <text:p>DC Strom Eingang</text:p>
          </table:table-cell>
          <table:table-cell table:style-name="ce2" office:value-type="string" calcext:value-type="string">
            <text:p>A1.Ms.Amp, A2.Ms.Amp, A3.Ms.Amp, A4.Ms.Amp, A5.Ms.Amp, B1.Ms.Amp, A.Ms.Amp, B.Ms.Amp, C.Ms.Amp, D.Ms.Amp, E.Ms.Amp, F.Ms.Amp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A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1795" calcext:value-type="float">
            <text:p>317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DcMs.Amp</text:p>
          </table:table-cell>
          <table:table-cell table:style-name="ce2" office:value-type="string" calcext:value-type="string">
            <text:p>DC Strom Eingang</text:p>
          </table:table-cell>
          <table:table-cell table:style-name="ce2" office:value-type="string" calcext:value-type="string">
            <text:p>A1.Ms.Amp, A2.Ms.Amp, A3.Ms.Amp, A4.Ms.Amp, A5.Ms.Amp, B1.Ms.Amp, A.Ms.Amp, B.Ms.Amp, C.Ms.Amp, D.Ms.Amp, E.Ms.Amp, F.Ms.Amp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A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4113" calcext:value-type="float">
            <text:p>341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Coolsys.Cab.TmpVal</text:p>
          </table:table-cell>
          <table:table-cell table:style-name="ce2" office:value-type="string" calcext:value-type="string">
            <text:p>Innentemperatur</text:p>
          </table:table-cell>
          <table:table-cell table:style-name="ce2" office:value-type="string" calcext:value-type="string">
            <text:p>Cab.TmpVal</text:p>
          </table:table-cell>
          <table:table-cell table:style-name="ce2" office:value-type="string" calcext:value-type="string">
            <text:p>TEMP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°C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4609" calcext:value-type="float">
            <text:p>3460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Env.TmpVal</text:p>
          </table:table-cell>
          <table:table-cell table:style-name="ce2" office:value-type="string" calcext:value-type="string">
            <text:p>Außentemperatu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EMP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°C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4611" calcext:value-type="float">
            <text:p>346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Env.TmpValMax</text:p>
          </table:table-cell>
          <table:table-cell table:style-name="ce2" office:value-type="string" calcext:value-type="string">
            <text:p>Höchste gemessene Außentemperatu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EMP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°C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4615" calcext:value-type="float">
            <text:p>346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Env.HorWSpd</text:p>
          </table:table-cell>
          <table:table-cell table:style-name="ce2" office:value-type="string" calcext:value-type="string">
            <text:p>Windgeschwindigkei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m/s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4621" calcext:value-type="float">
            <text:p>346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Mdul.TmpVal</text:p>
          </table:table-cell>
          <table:table-cell table:style-name="ce2" office:value-type="string" calcext:value-type="string">
            <text:p>Modultemperatu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EMP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°C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4623" calcext:value-type="float">
            <text:p>346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Env.ExInsol</text:p>
          </table:table-cell>
          <table:table-cell table:style-name="ce2" office:value-type="string" calcext:value-type="string">
            <text:p>Einstrahlung auf externen Senso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/m²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4625" calcext:value-type="float">
            <text:p>346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Env.TmpVal</text:p>
          </table:table-cell>
          <table:table-cell table:style-name="ce2" office:value-type="string" calcext:value-type="string">
            <text:p>Außentemperatu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EMP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°F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4627" calcext:value-type="float">
            <text:p>346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Env.TmpVal</text:p>
          </table:table-cell>
          <table:table-cell table:style-name="ce2" office:value-type="string" calcext:value-type="string">
            <text:p>Außentemperatu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EMP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K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4629" calcext:value-type="float">
            <text:p>346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Mdul.TmpVal</text:p>
          </table:table-cell>
          <table:table-cell table:style-name="ce2" office:value-type="string" calcext:value-type="string">
            <text:p>Modultemperatu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EMP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°F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4631" calcext:value-type="float">
            <text:p>346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Mdul.TmpVal</text:p>
          </table:table-cell>
          <table:table-cell table:style-name="ce2" office:value-type="string" calcext:value-type="string">
            <text:p>Modultemperatu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EMP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K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4633" calcext:value-type="float">
            <text:p>346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Env.HorWSpd</text:p>
          </table:table-cell>
          <table:table-cell table:style-name="ce2" office:value-type="string" calcext:value-type="string">
            <text:p>Windgeschwindigkei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km/h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4635" calcext:value-type="float">
            <text:p>346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Env.HorWSpd</text:p>
          </table:table-cell>
          <table:table-cell table:style-name="ce2" office:value-type="string" calcext:value-type="string">
            <text:p>Windgeschwindigkei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mph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4669" calcext:value-type="float">
            <text:p>346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Bat.ChaCtlComAval</text:p>
          </table:table-cell>
          <table:table-cell table:style-name="ce2" office:value-type="string" calcext:value-type="string">
            <text:p>Steuerung der Batterieladung über Kommunikation verfügb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1129: Ja (Yes)</text:p>
            <text:p>1130: Nein (No)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5377" calcext:value-type="float">
            <text:p>3537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64</text:p>
          </table:table-cell>
          <table:table-cell table:style-name="ce2" office:value-type="string" calcext:value-type="string">
            <text:p>Operation.EvtCntUsr</text:p>
          </table:table-cell>
          <table:table-cell table:style-name="ce2" office:value-type="string" calcext:value-type="string">
            <text:p>Anzahl Ereignisse für Benutzer</text:p>
          </table:table-cell>
          <table:table-cell table:style-name="ce2" office:value-type="string" calcext:value-type="string">
            <text:p>Op.EvtCntUsr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1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5381" calcext:value-type="float">
            <text:p>3538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64</text:p>
          </table:table-cell>
          <table:table-cell table:style-name="ce2" office:value-type="string" calcext:value-type="string">
            <text:p>Operation.EvtCntIstl</text:p>
          </table:table-cell>
          <table:table-cell table:style-name="ce2" office:value-type="string" calcext:value-type="string">
            <text:p>Anzahl Ereignisse für Installateur</text:p>
          </table:table-cell>
          <table:table-cell table:style-name="ce2" office:value-type="string" calcext:value-type="string">
            <text:p>Op.EvtCntIstl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1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35385" calcext:value-type="float">
            <text:p>3538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64</text:p>
          </table:table-cell>
          <table:table-cell table:style-name="ce2" office:value-type="string" calcext:value-type="string">
            <text:p>Operation.EvtCntSvc</text:p>
          </table:table-cell>
          <table:table-cell table:style-name="ce2" office:value-type="string" calcext:value-type="string">
            <text:p>Anzahl Ereignisse für Service</text:p>
          </table:table-cell>
          <table:table-cell table:style-name="ce2" office:value-type="string" calcext:value-type="string">
            <text:p>Op.EvtCntSvc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number-columns-repeated="1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003" calcext:value-type="float">
            <text:p>400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DtTm.TmZn</text:p>
          </table:table-cell>
          <table:table-cell table:style-name="ce2" office:value-type="string" calcext:value-type="string">
            <text:p>Zeitzone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9499: (UTC-AUTO) Automatisch über SMA Protokoll (TmZnTmSvr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003" calcext:value-type="float">
            <text:p>400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DtTm.TmZn</text:p>
          </table:table-cell>
          <table:table-cell table:style-name="ce2" office:value-type="string" calcext:value-type="string">
            <text:p>Zeitzone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9500: (UTC+04:30) Kabul (TmZn+0430Kabul)</text:p>
            <text:p>9501: (UTC-09:00) Alaska (TmZn-0900Alaska)</text:p>
            <text:p>9502: (UTC+03:00) Kuwait, Er Riad (TmZn+0300Kuwait)</text:p>
            <text:p>9503: (UTC+04:00) Abu Dhabi, Muskat (TmZn+0400AbuDhabi)</text:p>
            <text:p>9504: (UTC+03:00) Bagdad, Istanbul (TmZn+0300Bagdad)</text:p>
            <text:p>9505: (UTC-04:00) Atlantik (Kanada) (TmZn-0400Atlantik)</text:p>
            <text:p>9506: (UTC+09:30) Darwin (TmZn+0930Darwin)</text:p>
            <text:p>9507: (UTC+10:00) Canberra, Melbourne, Sydney (TmZn+1000Canberra)</text:p>
            <text:p>9508: (UTC+04:00) Baku (TmZn+0400Baku)</text:p>
            <text:p>9509: (UTC-01:00) Azoren (TmZn-0100Azoren)</text:p>
            <text:p>9510: (UTC-06:00) Saskatchewan (TmZn-0600Saskatchewan)</text:p>
            <text:p>9511: (UTC-01:00) Kapverdische Inseln (TmZn-0100Kapverden)</text:p>
            <text:p>9512: (UTC+04:00) Eriwan (TmZn+0400Eriwan)</text:p>
            <text:p>9513: (UTC+09:30) Adelaide (TmZn+0930Adelaide)</text:p>
            <text:p>9515: (UTC+06:00) Astana, Dhaka (TmZn+0600Astana)</text:p>
            <text:p>9516: (UTC-04:00) Manaus (TmZn-0400Manaus)</text:p>
            <text:p>9517: (UTC+01:00) Belgrad, Bratislava, Budapest, Ljubljana, Prag (TmZn+0100Belgrad)</text:p>
            <text:p>9518: (UTC+01:00) Sarajevo, Skopje, Warschau, Zagreb (TmZn+0100Sarajevo)</text:p>
            <text:p>9519: (UTC+11:00) Salomonen, Neukaledonien (TmZn+1100Magadan)</text:p>
            <text:p>9520: (UTC-06:00) Zentralamerika (TmZn-0600Zentralamerika)</text:p>
            <text:p>9522: (UTC+08:00) Peking, Chongqing, Hongkong, Urumchi (TmZn+0800Peking)</text:p>
            <text:p>9523: (UTC-12:00) Internationale Datumsgrenze (Westen) (TmZn-1200Westen)</text:p>
            <text:p>9524: (UTC+03:00) Nairobi (TmZn+0300Nairobi)</text:p>
            <text:p>9525: (UTC+10:00) Brisbane (TmZn+1000Brisbane)</text:p>
            <text:p>9528: (UTC-05:00) New York, Miami, Atlanta, Detroit, Toronto (TmZn-0500NewYork)</text:p>
            <text:p>9529: (UTC+02:00) Kairo (TmZn+0200Kairo)</text:p>
            <text:p>9530: (UTC+05:00) Jekaterinburg (TmZn+0500Jekaterinburg)</text:p>
            <text:p>9531: (UTC+12:00) Fidschi, Marshall-Inseln (TmZn+1200Fidschi)</text:p>
            <text:p>9532: (UTC+02:00) Helsinki, Kiew, Riga, Sofia, Tallinn, Wilna (TmZn+0200Helsinki)</text:p>
            <text:p>9533: (UTC+04:00) Tiflis (TmZn+0400Tiflis)</text:p>
            <text:p>9534: (UTC) Dublin, Edinburgh, Lissabon, London (TmZn+0000Dublin)</text:p>
            <text:p>9535: (UTC-03:00) Grönland (TmZn-0300Groenland)</text:p>
            <text:p>9536: (UTC) Monrovia, Reykjavík (TmZn+0000Monrovia)</text:p>
            <text:p>9537: (UTC+02:00) Athen, Bukarest (TmZn+0200Athen)</text:p>
            <text:p>9538: (UTC-10:00) Hawaii (TmZn-1000Hawaii)</text:p>
            <text:p>9539: (UTC+05:30) Chennai, Kolkata, Mumbai, Neu-Delhi (TmZn+0530Chennai)</text:p>
            <text:p>9541: (UTC+02:00) Jerusalem (TmZn+0200Jerusalem)</text:p>
            <text:p>9542: (UTC+02:00) Amman (TmZn+0200Amman)</text:p>
            <text:p>9543: (UTC+09:00) Seoul (TmZn+0900Seoul)</text:p>
            <text:p>9544: (UTC+08:00) Kuala Lumpur, Singapur (TmZn+0800KualaLumpur)</text:p>
            <text:p>9545: (UTC-02:00) Mittelatlantik (TmZn-0200Mittelatlantik)</text:p>
            <text:p>9546: (UTC+02:00) Beirut (TmZn+0200Beirut)</text:p>
            <text:p>9547: (UTC-07:00) Denver, Salt Lake City, Calgary (TmZn-0700Denver)</text:p>
            <text:p>9549: (UTC+06:30) Yangon (Rangun) (TmZn+0630Yangon)</text:p>
            <text:p>9551: (UTC+02:00) Windhuk (TmZn+0200Windhuk)</text:p>
            <text:p>9552: (UTC+05:45) Katmandu (TmZn+0545Katmandu)</text:p>
            <text:p>9553: (UTC+12:00) Auckland, Wellington (TmZn+1200Auckland)</text:p>
            <text:p>9554: (UTC-03:30) Neufundland (TmZn-0330Neufundland)</text:p>
            <text:p>9555: (UTC+08:00) Irkutsk (TmZn+0800Irkutsk)</text:p>
            <text:p>9556: (UTC+07:00) Krasnojarsk (TmZn+0700Krasnojarsk)</text:p>
            <text:p>9557: (UTC-04:00) Santiago (TmZn-0400Santiago)</text:p>
            <text:p>9558: (UTC-08:00) Pacific (USA, Kanada) (TmZn-0800Pacific)</text:p>
            <text:p>9559: (UTC-08:00) Tijuana, Niederkalifornien (Mexiko) (TmZn-0800Tijuana)</text:p>
            <text:p>9560: (UTC+01:00) Brüssel, Kopenhagen, Madrid, Paris (TmZn+0100Bruessel)</text:p>
            <text:p>9561: (UTC+03:00) Moskau, St. Petersburg, Wolgograd (TmZn+0300Moskau)</text:p>
            <text:p>9562: (UTC-03:00) Buenos Aires, Santiago (TmZn-0300BuenosAires)</text:p>
            <text:p>9563: (UTC-05:00) Bogotá, Lima, Quito (TmZn-0500Bogota)</text:p>
            <text:p>9565: (UTC-11:00) Midway-Inseln, Samoa (TmZn-1100Midway)</text:p>
            <text:p>9566: (UTC+07:00) Bangkok, Hanoi, Jakarta (TmZn+0700Bangkok)</text:p>
            <text:p>9567: (UTC+02:00) Harare, Prätoria (TmZn+0200Harare)</text:p>
            <text:p>9568: (UTC+05:30) Sri Jayawardenepura (TmZn+0530SriJayawardenepura)</text:p>
            <text:p>9569: (UTC+08:00) Taipeh (TmZn+0800Taipeh)</text:p>
            <text:p>9570: (UTC+10:00) Hobart (TmZn+1000Hobart)</text:p>
            <text:p>9571: (UTC+09:00) Osaka, Sapporo, Tokio (TmZn+0900Osaka)</text:p>
            <text:p>9572: (UTC+13:00) Nuku'alofa (TmZn+1300Nukualofa)</text:p>
            <text:p>9573: (UTC-05:00) Indiana (Ost) (TmZn-0500Indiana)</text:p>
            <text:p>9574: (UTC-07:00) Arizona (TmZn-0700Arizona)</text:p>
            <text:p>9575: (UTC+10:00) Wladiwostok, Magadan (TmZn+1000Wladiwostok)</text:p>
            <text:p>9576: (UTC+08:00) Perth (TmZn+0800Perth)</text:p>
            <text:p>9577: (UTC+01:00) West-Zentralafrika (TmZn+0100WestZentralafrika)</text:p>
            <text:p>9578: (UTC+01:00) Amsterdam, Berlin, Bern, Rom, Stockholm, Wien (TmZn+0100Amsterdam)</text:p>
            <text:p>9579: (UTC+05:00) Islamabad, Karatschi (TmZn+0500Islamabad)</text:p>
            <text:p>9580: (UTC+10:00) Guam, Port Moresby (TmZn+1000Guam)</text:p>
            <text:p>9581: (UTC+09:00) Jakutsk (TmZn+0900Jakutsk)</text:p>
            <text:p>9582: (UTC+04:00) Kaukasische Normalzeit (TmZn+0400Kaukasus)</text:p>
            <text:p>9583: (UTC-06:00) Chicago, Dallas, Kansas City, Winnipeg (TmZn-0600Chicago)</text:p>
            <text:p>9584: (UTC-06:00) Guadalajara, Mexiko-Stadt, Monterrey (TmZn-0600GuadalajaraNeu)</text:p>
            <text:p>9586: (UTC+04:00) Port Louis (TmZn+0400PortLouis)</text:p>
            <text:p>9587: (UTC-07:00) Chihuahua, La Paz, Mazatlan (TmZn-0700ChihuahuaNeu)</text:p>
            <text:p>9588: (UTC-03:00) Montevideo (TmZn-0300Montevideo)</text:p>
            <text:p>9589: (UTC+05:00) Taschkent (TmZn+0500Taschkent)</text:p>
            <text:p>9591: (UTC-04:00) Georgetown, La Paz, San Juan (TmZn-0400LaPaz)</text:p>
            <text:p>9592: (UTC+08:00) Ulan-Bator (TmZn+0800UlanBator)</text:p>
            <text:p>9593: (UTC-03:00) Cayenne (TmZn-0300Cayenne)</text:p>
            <text:p>9594: (UTC-04:00) Asuncion (TmZn-0400Asuncion)</text:p>
            <text:p>9595: (UTC+12:00) Petropawlowsk-Kamtschatski (TmZn+1200Petropawlowsk)</text:p>
            <text:p>9596: (UTC+03:00) Minsk (TmZn+0300Minsk)</text:p>
            <text:p>9597: (UTC+07:00) Nowosibirsk (TmZn+0700Nowosibirsk)</text:p>
            <text:p>9598: (UTC-04:00) Caracas (TmZn-0400Caracas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005" calcext:value-type="float">
            <text:p>4000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DtTm.DlSvIsOn</text:p>
          </table:table-cell>
          <table:table-cell table:style-name="ce2" office:value-type="string" calcext:value-type="string">
            <text:p>Automatische Sommer-/Winterzeitumstellung eingeschalte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1129: Ja (Yes)</text:p>
            <text:p>1130: Nein (No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009" calcext:value-type="float">
            <text:p>4000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Operation.OpMod</text:p>
          </table:table-cell>
          <table:table-cell table:style-name="ce2" office:value-type="string" calcext:value-type="string">
            <text:p>Betriebszustand</text:p>
          </table:table-cell>
          <table:table-cell table:style-name="ce2" office:value-type="string" calcext:value-type="string">
            <text:p>Op.OpModSet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295: MPP (Mpp)</text:p>
            <text:p>381: Stopp (Stop)</text:p>
            <text:p>443: Konstantspannung (VolDCConst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013" calcext:value-type="float">
            <text:p>400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CntrySettings.Lang</text:p>
          </table:table-cell>
          <table:table-cell table:style-name="ce2" office:value-type="string" calcext:value-type="string">
            <text:p>Sprache der Oberfläche</text:p>
          </table:table-cell>
          <table:table-cell table:style-name="ce2" office:value-type="string" calcext:value-type="string">
            <text:p>CntrySet.Lang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777: Deutsch (LangDE)</text:p>
            <text:p>778: English (LangEN)</text:p>
            <text:p>779: Italiano (LangIT)</text:p>
            <text:p>780: Español (LangES)</text:p>
            <text:p>781: Français (LangFR)</text:p>
            <text:p>782: Ελληνικά (LangEL)</text:p>
            <text:p>783: 한국어 (LangKO)</text:p>
            <text:p>784: Česky (LangCS)</text:p>
            <text:p>785: Português (LangPT)</text:p>
            <text:p>786: Nederlands (LangNL)</text:p>
            <text:p>796: Slovenski (LangSL)</text:p>
            <text:p>797: Български (LangBG)</text:p>
            <text:p>798: Polski (LangPL)</text:p>
            <text:p>799: 日本語 (LangJA)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015" calcext:value-type="float">
            <text:p>400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16</text:p>
          </table:table-cell>
          <table:table-cell table:style-name="ce2" office:value-type="string" calcext:value-type="string">
            <text:p>Inverter.VArModCfg.VArCtlComCfg.VArNom</text:p>
          </table:table-cell>
          <table:table-cell table:style-name="ce2" office:value-type="string" calcext:value-type="string">
            <text:p>Normierte Blindleistungsvorgabe durch Anlagensteuerung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1</text:p>
          </table:table-cell>
          <table:table-cell table:style-name="ce2" office:value-type="string" calcext:value-type="string">
            <text:p>W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%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float" office:value="40016" calcext:value-type="float">
            <text:p>40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16</text:p>
          </table:table-cell>
          <table:table-cell table:style-name="ce2" office:value-type="string" calcext:value-type="string">
            <text:p>Inverter.WModCfg.WCtlComCfg.WNom</text:p>
          </table:table-cell>
          <table:table-cell table:style-name="ce2" office:value-type="string" calcext:value-type="string">
            <text:p>Normierte Wirkleistungsbegrenzung durch Anlagensteuerung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W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%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float" office:value="40018" calcext:value-type="float">
            <text:p>400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FstStop</text:p>
          </table:table-cell>
          <table:table-cell table:style-name="ce2" office:value-type="string" calcext:value-type="string">
            <text:p>Schnellabschaltung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W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381: Stopp (Stop)</text:p>
            <text:p>1467: Start (Str)</text:p>
            <text:p>1749: Voller Stopp (FulStop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float" office:value="40022" calcext:value-type="float">
            <text:p>400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16</text:p>
          </table:table-cell>
          <table:table-cell table:style-name="ce2" office:value-type="string" calcext:value-type="string">
            <text:p>Inverter.VArModCfg.VArCtlComCfg.VArNomPrc</text:p>
          </table:table-cell>
          <table:table-cell table:style-name="ce2" office:value-type="string" calcext:value-type="string">
            <text:p>Normierte Blindleistungsbegrenzung durch Anlagensteuerung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W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%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float" office:value="40023" calcext:value-type="float">
            <text:p>400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16</text:p>
          </table:table-cell>
          <table:table-cell table:style-name="ce2" office:value-type="string" calcext:value-type="string">
            <text:p>Inverter.WModCfg.WCtlComCfg.WNomPrc</text:p>
          </table:table-cell>
          <table:table-cell table:style-name="ce2" office:value-type="string" calcext:value-type="string">
            <text:p>Normierte Wirkleistungsbegrenzung durch Anlagensteuerung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W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%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float" office:value="40024" calcext:value-type="float">
            <text:p>400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Inverter.VArModCfg.PFCtlComCfg.PF</text:p>
          </table:table-cell>
          <table:table-cell table:style-name="ce2" office:value-type="string" calcext:value-type="string">
            <text:p>Verschiebungsfaktor durch Anlagensteuerung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4</text:p>
          </table:table-cell>
          <table:table-cell table:style-name="ce2" office:value-type="string" calcext:value-type="string">
            <text:p>WO</text:p>
          </table:table-cell>
          <table:table-cell table:number-columns-repeated="11" table:style-name="ce2" office:value-type="string" calcext:value-type="string">
            <text:p>-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float" office:value="40025" calcext:value-type="float">
            <text:p>400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VArModCfg.PFCtlComCfg.PFExt</text:p>
          </table:table-cell>
          <table:table-cell table:style-name="ce2" office:value-type="string" calcext:value-type="string">
            <text:p>Erregungsart durch Anlagensteuerung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WO</text:p>
          </table:table-cell>
          <table:table-cell table:number-columns-repeated="11" table:style-name="ce2" office:value-type="string" calcext:value-type="string">
            <text:p>-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float" office:value="40029" calcext:value-type="float">
            <text:p>400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Operation.OpStt</text:p>
          </table:table-cell>
          <table:table-cell table:style-name="ce2" office:value-type="string" calcext:value-type="string">
            <text:p>Betriebsstatu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224" calcext:value-type="float">
            <text:p>40224</text:p>
          </table:table-cell>
          <table:table-cell table:style-name="ce2" office:value-type="string" calcext:value-type="string">
            <text:p>St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295: MPP (Mpp)</text:p>
            <text:p>381: Stopp (Stop)</text:p>
            <text:p>443: Konstantspannung (VolDCConst)</text:p>
            <text:p>455: Warnung (Wrn)</text:p>
            <text:p>1392: Fehler (Flt)</text:p>
            <text:p>1393: Warte auf PV-Spannung (WaitPV)</text:p>
            <text:p>1467: Start (Str)</text:p>
            <text:p>1469: Herunterfahren (Shtdwn)</text:p>
            <text:p>1480: Warte auf EVU (WaitUtil)</text:p>
            <text:p>2119: Abregelung (Drt)</text:p>
            <text:p>16777213: Information liegt nicht vor (NaNStt)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063" calcext:value-type="float">
            <text:p>400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Nameplate.CmpMain.SwRev</text:p>
          </table:table-cell>
          <table:table-cell table:style-name="ce2" office:value-type="string" calcext:value-type="string">
            <text:p>Firmware-Version des Hauptprozessors</text:p>
          </table:table-cell>
          <table:table-cell table:style-name="ce2" office:value-type="string" calcext:value-type="string">
            <text:p>HP.swRev</text:p>
          </table:table-cell>
          <table:table-cell table:style-name="ce2" office:value-type="string" calcext:value-type="string">
            <text:p>FW</text:p>
          </table:table-cell>
          <table:table-cell table:style-name="ce2" office:value-type="string" calcext:value-type="string">
            <text:p>R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0  bis 4294967294 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067" calcext:value-type="float">
            <text:p>4006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Nameplate.SerNum</text:p>
          </table:table-cell>
          <table:table-cell table:style-name="ce2" office:value-type="string" calcext:value-type="string">
            <text:p>Seriennummer</text:p>
          </table:table-cell>
          <table:table-cell table:style-name="ce2" office:value-type="string" calcext:value-type="string">
            <text:p>SerNumSet, Serial Number, SerialNumber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053" calcext:value-type="float">
            <text:p>40053</text:p>
          </table:table-cell>
          <table:table-cell table:style-name="ce2" office:value-type="string" calcext:value-type="string">
            <text:p>S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tring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4294967295 </text:p>
          </table:table-cell>
          <table:table-cell table:style-name="ce2" office:value-type="float" office:value="4294967295" calcext:value-type="float">
            <text:p>4294967295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077" calcext:value-type="float">
            <text:p>400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Sys.DevRstr</text:p>
          </table:table-cell>
          <table:table-cell table:style-name="ce2" office:value-type="string" calcext:value-type="string">
            <text:p>Geräteneustart auslösen</text:p>
          </table:table-cell>
          <table:table-cell table:style-name="ce2" office:value-type="string" calcext:value-type="string">
            <text:p>DeviceReset,DevRs</text:p>
          </table:table-cell>
          <table:table-cell table:style-name="ce2" office:value-type="string" calcext:value-type="string">
            <text:p>FUNKTION_SEC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1146: Ausführen (Do)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095" calcext:value-type="float">
            <text:p>400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VolCtl.Max</text:p>
          </table:table-cell>
          <table:table-cell table:style-name="ce2" office:value-type="string" calcext:value-type="string">
            <text:p>Spannungsüberwachung obere Maximalschwelle</text:p>
          </table:table-cell>
          <table:table-cell table:style-name="ce2" office:value-type="string" calcext:value-type="string">
            <text:p>VolCtl.Max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300 V bis 420 V</text:p>
          </table:table-cell>
          <table:table-cell table:style-name="ce2" office:value-type="string" calcext:value-type="string">
            <text:p>420 V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109" calcext:value-type="float">
            <text:p>4010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</text:p>
          </table:table-cell>
          <table:table-cell table:style-name="ce2" office:value-type="string" calcext:value-type="string">
            <text:p>Eingestellte Ländernorm</text:p>
          </table:table-cell>
          <table:table-cell table:style-name="ce2" office:value-type="string" calcext:value-type="string">
            <text:p>Cntry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27: Sondereinstellung (Adj)</text:p>
            <text:p>42: AS4777.3 (AS4777.3)</text:p>
            <text:p>306: Inselbetrieb 60 Hz (OFF-Grid60)</text:p>
            <text:p>313: Inselbetrieb 50 Hz (OFF-Grid50)</text:p>
            <text:p>333: PPC (PPC)</text:p>
            <text:p>438: VDE0126-1-1 (VDE0126-1-1)</text:p>
            <text:p>1199: PPDS (PPDS)</text:p>
            <text:p>7510: VDE-AR-N4105 (VDE-AR-N4105)</text:p>
            <text:p>7513: VDE-AR-N4105-MP (VDE-AR-N4105-MP)</text:p>
            <text:p>7514: VDE-AR-N4105-HP (VDE-AR-N4105-HP)</text:p>
            <text:p>7517: CEI 0-21 intern (CEI0-21Int)</text:p>
            <text:p>7518: CEI 0-21 extern (CEI0-21Ext)</text:p>
            <text:p>7523: C10/11/2012 (C10/11/2012)</text:p>
            <text:p>7525: G83/2 (G83/2)</text:p>
            <text:p>7527: VFR2014 (VFR2014)</text:p>
            <text:p>7528: G59/3 (G59/3)</text:p>
            <text:p>7532: EN50438:2013 (EN50438_2013)</text:p>
            <text:p>7533: NEN-EN50438:2013 (NEN-EN50438_13)</text:p>
            <text:p>7535: WorstCase (WorstCase)</text:p>
            <text:p>7536: Default (DftEN)</text:p>
            <text:p>7538: SI4777_HS131_13 (SI4777_HS131_13)</text:p>
            <text:p>7539: RD1699/413 (RD1699/413)</text:p>
            <text:p>7549: AS4777.2_2015 (AS4777.2_2015)</text:p>
            <text:p>7550: NRS97-2-1 (NRS97-2-1)</text:p>
            <text:p>7569: TOR D4 2016 (TOR_D4_2016)</text:p>
            <text:p>16777213: Information liegt nicht vor (NaNStt)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133" calcext:value-type="float">
            <text:p>401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VRtg</text:p>
          </table:table-cell>
          <table:table-cell table:style-name="ce2" office:value-type="string" calcext:value-type="string">
            <text:p>Netz-Nennspannung</text:p>
          </table:table-cell>
          <table:table-cell table:style-name="ce2" office:value-type="string" calcext:value-type="string">
            <text:p>VRtg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100 V bis 280 V</text:p>
          </table:table-cell>
          <table:table-cell table:style-name="ce2" office:value-type="string" calcext:value-type="string">
            <text:p>230 V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135" calcext:value-type="float">
            <text:p>401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HzRtg</text:p>
          </table:table-cell>
          <table:table-cell table:style-name="ce2" office:value-type="string" calcext:value-type="string">
            <text:p>Nennfrequenz</text:p>
          </table:table-cell>
          <table:table-cell table:style-name="ce2" office:value-type="string" calcext:value-type="string">
            <text:p>HzRtg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286" calcext:value-type="float">
            <text:p>40286</text:p>
          </table:table-cell>
          <table:table-cell table:style-name="ce2" office:value-type="string" calcext:value-type="string">
            <text:p>ECPNomHz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297" calcext:value-type="float">
            <text:p>40297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44 Hz bis 65 Hz</text:p>
          </table:table-cell>
          <table:table-cell table:style-name="ce2" office:value-type="string" calcext:value-type="string">
            <text:p>50 Hz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149" calcext:value-type="float">
            <text:p>4014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WModCfg.WCtlComCfg.WSpt</text:p>
          </table:table-cell>
          <table:table-cell table:style-name="ce2" office:value-type="string" calcext:value-type="string">
            <text:p>Wirkleistungsvorgabe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WO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float" office:value="40151" calcext:value-type="float">
            <text:p>401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WModCfg.WCtlComCfg.WCtlComAct</text:p>
          </table:table-cell>
          <table:table-cell table:style-name="ce2" office:value-type="string" calcext:value-type="string">
            <text:p>Wirk- und Blindleistungsregelung über Kommunikatio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WO</text:p>
          </table:table-cell>
          <table:table-cell table:number-columns-repeated="11" table:style-name="ce2" office:value-type="string" calcext:value-type="string">
            <text:p>-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float" office:value="40157" calcext:value-type="float">
            <text:p>40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Spdwr.AutoCfgIsOn</text:p>
          </table:table-cell>
          <table:table-cell table:style-name="ce2" office:value-type="string" calcext:value-type="string">
            <text:p>Automatische Speedwire-Konfiguration eingeschalte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095" calcext:value-type="float">
            <text:p>40095</text:p>
          </table:table-cell>
          <table:table-cell table:style-name="ce2" office:value-type="string" calcext:value-type="string">
            <text:p>Cfg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1129: Ja (Yes)</text:p>
            <text:p>1130: Nein (No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159" calcext:value-type="float">
            <text:p>4015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TR32</text:p>
          </table:table-cell>
          <table:table-cell table:style-name="ce2" office:value-type="string" calcext:value-type="string">
            <text:p>Spdwr.I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IP4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097" calcext:value-type="float">
            <text:p>40097</text:p>
          </table:table-cell>
          <table:table-cell table:style-name="ce2" office:value-type="string" calcext:value-type="string">
            <text:p>Addr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tring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number-columns-repeated="5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167" calcext:value-type="float">
            <text:p>4016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TR32</text:p>
          </table:table-cell>
          <table:table-cell table:style-name="ce2" office:value-type="string" calcext:value-type="string">
            <text:p>Spdwr.SnetMsk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IP4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105" calcext:value-type="float">
            <text:p>40105</text:p>
          </table:table-cell>
          <table:table-cell table:style-name="ce2" office:value-type="string" calcext:value-type="string">
            <text:p>Msk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tring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number-columns-repeated="5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175" calcext:value-type="float">
            <text:p>4017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TR32</text:p>
          </table:table-cell>
          <table:table-cell table:style-name="ce2" office:value-type="string" calcext:value-type="string">
            <text:p>Spdwr.GwI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IP4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113" calcext:value-type="float">
            <text:p>40113</text:p>
          </table:table-cell>
          <table:table-cell table:style-name="ce2" office:value-type="string" calcext:value-type="string">
            <text:p>Gw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tring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number-columns-repeated="5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185" calcext:value-type="float">
            <text:p>401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VALim</text:p>
          </table:table-cell>
          <table:table-cell table:style-name="ce2" office:value-type="string" calcext:value-type="string">
            <text:p>Maximale Gerätescheinleistung</text:p>
          </table:table-cell>
          <table:table-cell table:style-name="ce2" office:value-type="string" calcext:value-type="string">
            <text:p>Slimit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243" calcext:value-type="float">
            <text:p>40243</text:p>
          </table:table-cell>
          <table:table-cell table:style-name="ce2" office:value-type="string" calcext:value-type="string">
            <text:p>VARtg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244" calcext:value-type="float">
            <text:p>40244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0 VA bis 10000 VA</text:p>
          </table:table-cell>
          <table:table-cell table:style-name="ce2" office:value-type="string" calcext:value-type="string">
            <text:p>10000 VA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195" calcext:value-type="float">
            <text:p>401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VAMax</text:p>
          </table:table-cell>
          <table:table-cell table:style-name="ce2" office:value-type="string" calcext:value-type="string">
            <text:p>Eingestellte Scheinleistungsgrenze</text:p>
          </table:table-cell>
          <table:table-cell table:style-name="ce2" office:value-type="string" calcext:value-type="string">
            <text:p>Smax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273" calcext:value-type="float">
            <text:p>40273</text:p>
          </table:table-cell>
          <table:table-cell table:style-name="ce2" office:value-type="string" calcext:value-type="string">
            <text:p>VAMax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292" calcext:value-type="float">
            <text:p>40292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0 VA bis 10050 VA</text:p>
          </table:table-cell>
          <table:table-cell table:style-name="ce2" office:value-type="string" calcext:value-type="string">
            <text:p>10000 VA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00" calcext:value-type="float">
            <text:p>402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VArModCfg.VArMod</text:p>
          </table:table-cell>
          <table:table-cell table:style-name="ce2" office:value-type="string" calcext:value-type="string">
            <text:p>Betriebsart der statischen Spannungshaltung, Konfiguration der statischen Spannungshaltung</text:p>
          </table:table-cell>
          <table:table-cell table:style-name="ce2" office:value-type="string" calcext:value-type="string">
            <text:p>Q-VArMod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40366</text:p>
            <text:p>40358</text:p>
          </table:table-cell>
          <table:table-cell table:style-name="ce2" office:value-type="string" calcext:value-type="string">
            <text:p>VArPct_Ena</text:p>
            <text:p>OutPFSet_Ena</text:p>
          </table:table-cell>
          <table:table-cell table:style-name="ce2" office:value-type="string" calcext:value-type="string">
            <text:p>123</text:p>
            <text:p>123</text:p>
          </table:table-cell>
          <table:table-cell table:style-name="ce2" office:value-type="string" calcext:value-type="string">
            <text:p>1</text:p>
            <text:p>1</text:p>
          </table:table-cell>
          <table:table-cell table:style-name="ce2" office:value-type="string" calcext:value-type="string">
            <text:p>uint16</text:p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303: Aus (Off)</text:p>
            <text:p>1069: Blindleistungs-/Spannungskennlinie Q(U) (VArCtlVol)</text:p>
            <text:p>1070: Blindleistung Q, direkte Vorgabe (VArCnstNom)</text:p>
            <text:p>1072: Blindleistung Q, Vorgabe durch Anlagensteuerung (VArCtlCom)</text:p>
            <text:p>1074: cos Phi, direkte Vorgabe (PFCnst)</text:p>
            <text:p>1075: cos Phi, Vorgabe durch Anlagensteuerung (PFCtlCom)</text:p>
            <text:p>1076: cos Phi(P)-Kennlinie (PFCtlW)</text:p>
            <text:p>2269: Blindleistung-Kennlinienmodus (CrvMod)</text:p>
            <text:p>2270: cos Phi- oder Q-Vorgabe durch Anlagensteuerung (VArPFCtlCom)</text:p>
          </table:table-cell>
          <table:table-cell table:style-name="ce2" office:value-type="float" office:value="5" calcext:value-type="float">
            <text:p>5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04" calcext:value-type="float">
            <text:p>4020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VArModCfg.VArCnstCfg.VArNom</text:p>
          </table:table-cell>
          <table:table-cell table:style-name="ce2" office:value-type="string" calcext:value-type="string">
            <text:p>Blindleistungssollwert in %</text:p>
          </table:table-cell>
          <table:table-cell table:style-name="ce2" office:value-type="string" calcext:value-type="string">
            <text:p>Q-VArNom</text:p>
          </table:table-cell>
          <table:table-cell table:style-name="ce2" office:value-type="string" calcext:value-type="string">
            <text:p>FIX1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-65 % bis 65 %</text:p>
          </table:table-cell>
          <table:table-cell table:style-name="ce4" office:value-type="string" calcext:value-type="string">
            <text:p>0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06" calcext:value-type="float">
            <text:p>402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VArModCfg.PFCnstCfg.PF</text:p>
          </table:table-cell>
          <table:table-cell table:style-name="ce2" office:value-type="string" calcext:value-type="string">
            <text:p>Sollwert des cos Phi, Konfiguration des cos Phi, direkte Vorgabe</text:p>
          </table:table-cell>
          <table:table-cell table:style-name="ce2" office:value-type="string" calcext:value-type="string">
            <text:p>PF-PF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0.8  bis 1.0 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08" calcext:value-type="float">
            <text:p>4020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VArModCfg.PFCnstCfg.PFExt</text:p>
          </table:table-cell>
          <table:table-cell table:style-name="ce2" office:value-type="string" calcext:value-type="string">
            <text:p>Erregungsart des cos Phi, Konfiguration des cos Phi, direkte Vorgabe</text:p>
          </table:table-cell>
          <table:table-cell table:style-name="ce2" office:value-type="string" calcext:value-type="string">
            <text:p>PF-PFExt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1041: Übererregt (OvExt)</text:p>
            <text:p>1042: Untererregt (UnExt)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10" calcext:value-type="float">
            <text:p>402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WModCfg.WMod</text:p>
          </table:table-cell>
          <table:table-cell table:style-name="ce2" office:value-type="string" calcext:value-type="string">
            <text:p>Betriebsart des Einspeisemanagements</text:p>
          </table:table-cell>
          <table:table-cell table:style-name="ce2" office:value-type="string" calcext:value-type="string">
            <text:p>P-WMod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353" calcext:value-type="float">
            <text:p>40353</text:p>
          </table:table-cell>
          <table:table-cell table:style-name="ce2" office:value-type="string" calcext:value-type="string">
            <text:p>WMaxLim_Ena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303: Aus (Off)</text:p>
            <text:p>1077: Wirkleistungsbegrenzung P in W (WCnst)</text:p>
            <text:p>1078: Wirkleistungsbegrenzung P in % Pmax (WCnstNom)</text:p>
            <text:p>1079: Wirkleistungsbegrenzung P durch Anlagensteuerung (WCtlCom)</text:p>
          </table:table-cell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12" calcext:value-type="float">
            <text:p>402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WModCfg.WCnstCfg.W</text:p>
          </table:table-cell>
          <table:table-cell table:style-name="ce2" office:value-type="string" calcext:value-type="string">
            <text:p>Wirkleistungsbegrenzung in W</text:p>
          </table:table-cell>
          <table:table-cell table:style-name="ce2" office:value-type="string" calcext:value-type="string">
            <text:p>P-W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 W bis 10050 W</text:p>
          </table:table-cell>
          <table:table-cell table:style-name="ce2" office:value-type="string" calcext:value-type="string">
            <text:p>10000 W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14" calcext:value-type="float">
            <text:p>402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WModCfg.WCnstCfg.WNom</text:p>
          </table:table-cell>
          <table:table-cell table:style-name="ce2" office:value-type="string" calcext:value-type="string">
            <text:p>Wirkleistungsbegrenzung in %</text:p>
          </table:table-cell>
          <table:table-cell table:style-name="ce2" office:value-type="string" calcext:value-type="string">
            <text:p>P-WNom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0 % bis 100 %</text:p>
          </table:table-cell>
          <table:table-cell table:style-name="ce4" office:value-type="string" calcext:value-type="string">
            <text:p>100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16" calcext:value-type="float">
            <text:p>402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WCtlHzModCfg.WCtlHzMod</text:p>
          </table:table-cell>
          <table:table-cell table:style-name="ce2" office:value-type="string" calcext:value-type="string">
            <text:p>Betriebsart der Wirkleistungsreduktion bei Überfrequenz P(f)</text:p>
          </table:table-cell>
          <table:table-cell table:style-name="ce2" office:value-type="string" calcext:value-type="string">
            <text:p>P-WCtlHzMod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68" calcext:value-type="float">
            <text:p>40468</text:p>
          </table:table-cell>
          <table:table-cell table:style-name="ce2" office:value-type="string" calcext:value-type="string">
            <text:p>ModEna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303: Aus (Off)</text:p>
            <text:p>1132: Linearer Gradient der Momentanleistung (WCtlHz)</text:p>
            <text:p>3175: Linearer Gradient der maximalen Wirkleistung (WCtlHzWMax)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18" calcext:value-type="float">
            <text:p>402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WCtlHzModCfg.WCtlHzCfg.HzStr</text:p>
          </table:table-cell>
          <table:table-cell table:style-name="ce2" office:value-type="string" calcext:value-type="string">
            <text:p>Abstand der Startfrequenz zur Netzfrequenz, Konfiguration des linearen Gradienten der Momentanleistung</text:p>
          </table:table-cell>
          <table:table-cell table:style-name="ce2" office:value-type="string" calcext:value-type="string">
            <text:p>P-HzStr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65" calcext:value-type="float">
            <text:p>40465</text:p>
          </table:table-cell>
          <table:table-cell table:style-name="ce2" office:value-type="string" calcext:value-type="string">
            <text:p>HzStr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471" calcext:value-type="float">
            <text:p>40471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0.0 Hz bis 5.0 Hz</text:p>
          </table:table-cell>
          <table:table-cell table:style-name="ce2" office:value-type="string" calcext:value-type="string">
            <text:p>5.0 Hz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20" calcext:value-type="float">
            <text:p>402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WCtlHzModCfg.WCtlHzCfg.HzStop</text:p>
          </table:table-cell>
          <table:table-cell table:style-name="ce2" office:value-type="string" calcext:value-type="string">
            <text:p>Abstand der Rücksetzfrequenz zur Netzfrequenz, Konfiguration des linearen Gradienten der Momentanleistung</text:p>
          </table:table-cell>
          <table:table-cell table:style-name="ce2" office:value-type="string" calcext:value-type="string">
            <text:p>P-HzStop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66" calcext:value-type="float">
            <text:p>40466</text:p>
          </table:table-cell>
          <table:table-cell table:style-name="ce2" office:value-type="string" calcext:value-type="string">
            <text:p>HzStop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471" calcext:value-type="float">
            <text:p>40471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0 Hz bis 5 Hz</text:p>
          </table:table-cell>
          <table:table-cell table:style-name="ce2" office:value-type="string" calcext:value-type="string">
            <text:p>0.2 Hz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22" calcext:value-type="float">
            <text:p>402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VArModCfg.PFCtlWCfg.PFStr</text:p>
          </table:table-cell>
          <table:table-cell table:style-name="ce2" office:value-type="string" calcext:value-type="string">
            <text:p>cos Phi des Startpunktes, Konfiguration der cos Phi(P)-Kennlinie</text:p>
          </table:table-cell>
          <table:table-cell table:style-name="ce2" office:value-type="string" calcext:value-type="string">
            <text:p>PF-PFStr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0.8  bis 1.0 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24" calcext:value-type="float">
            <text:p>402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VArModCfg.PFCtlWCfg.PFExtStr</text:p>
          </table:table-cell>
          <table:table-cell table:style-name="ce2" office:value-type="string" calcext:value-type="string">
            <text:p>Erregungsart des Startpunktes, Konfiguration der cos Phi(P)-Kennlinie</text:p>
          </table:table-cell>
          <table:table-cell table:style-name="ce2" office:value-type="string" calcext:value-type="string">
            <text:p>PF-PFExtStr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1041: Übererregt (OvExt)</text:p>
            <text:p>1042: Untererregt (UnExt)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26" calcext:value-type="float">
            <text:p>402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VArModCfg.PFCtlWCfg.PFStop</text:p>
          </table:table-cell>
          <table:table-cell table:style-name="ce2" office:value-type="string" calcext:value-type="string">
            <text:p>cos Phi des Endpunktes, Konfiguration der cos Phi(P)-Kennlinie</text:p>
          </table:table-cell>
          <table:table-cell table:style-name="ce2" office:value-type="string" calcext:value-type="string">
            <text:p>PF-PFStop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0.8  bis 1.0 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28" calcext:value-type="float">
            <text:p>402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VArModCfg.PFCtlWCfg.PFExtStop</text:p>
          </table:table-cell>
          <table:table-cell table:style-name="ce2" office:value-type="string" calcext:value-type="string">
            <text:p>Erregungsart des Endpunktes, Konfiguration der cos Phi(P)-Kennlinie</text:p>
          </table:table-cell>
          <table:table-cell table:style-name="ce2" office:value-type="string" calcext:value-type="string">
            <text:p>PF-PFExtStop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1041: Übererregt (OvExt)</text:p>
            <text:p>1042: Untererregt (UnExt)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30" calcext:value-type="float">
            <text:p>402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VArModCfg.PFCtlWCfg.WNomStr</text:p>
          </table:table-cell>
          <table:table-cell table:style-name="ce2" office:value-type="string" calcext:value-type="string">
            <text:p>Wirkleistung des Startpunktes, Konfiguration der cos Phi(P)-Kennlinie</text:p>
          </table:table-cell>
          <table:table-cell table:style-name="ce2" office:value-type="string" calcext:value-type="string">
            <text:p>PF-WNomStr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0 % bis 100 %</text:p>
          </table:table-cell>
          <table:table-cell table:style-name="ce4" office:value-type="string" calcext:value-type="string">
            <text:p>50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32" calcext:value-type="float">
            <text:p>402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VArModCfg.PFCtlWCfg.WNomStop</text:p>
          </table:table-cell>
          <table:table-cell table:style-name="ce2" office:value-type="string" calcext:value-type="string">
            <text:p>Wirkleistung des Endpunktes, Konfiguration der cos Phi(P)-Kennlinie</text:p>
          </table:table-cell>
          <table:table-cell table:style-name="ce2" office:value-type="string" calcext:value-type="string">
            <text:p>PF-WNomStop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0.0 % bis 100.0 %</text:p>
          </table:table-cell>
          <table:table-cell table:style-name="ce4" office:value-type="string" calcext:value-type="string">
            <text:p>100.0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34" calcext:value-type="float">
            <text:p>4023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WGra</text:p>
          </table:table-cell>
          <table:table-cell table:style-name="ce2" office:value-type="string" calcext:value-type="string">
            <text:p>Wirkleistungsgradient</text:p>
          </table:table-cell>
          <table:table-cell table:style-name="ce2" office:value-type="string" calcext:value-type="string">
            <text:p>WGra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278" calcext:value-type="float">
            <text:p>40278</text:p>
          </table:table-cell>
          <table:table-cell table:style-name="ce2" office:value-type="string" calcext:value-type="string">
            <text:p>WGra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294" calcext:value-type="float">
            <text:p>40294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1 % bis 2000 %</text:p>
          </table:table-cell>
          <table:table-cell table:style-name="ce4" office:value-type="string" calcext:value-type="string">
            <text:p>20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38" calcext:value-type="float">
            <text:p>4023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WCtlHzModCfg.WCtlHzCfg.WGra</text:p>
          </table:table-cell>
          <table:table-cell table:style-name="ce2" office:value-type="string" calcext:value-type="string">
            <text:p>Wirkleistungsgradient, Konfiguration des linearen Gradienten der Momentanleistung</text:p>
          </table:table-cell>
          <table:table-cell table:style-name="ce2" office:value-type="string" calcext:value-type="string">
            <text:p>P-WGra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64" calcext:value-type="float">
            <text:p>40464</text:p>
          </table:table-cell>
          <table:table-cell table:style-name="ce2" office:value-type="string" calcext:value-type="string">
            <text:p>WGra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470" calcext:value-type="float">
            <text:p>4047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10 % bis 130 %</text:p>
          </table:table-cell>
          <table:table-cell table:style-name="ce4" office:value-type="string" calcext:value-type="string">
            <text:p>40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40" calcext:value-type="float">
            <text:p>402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WCtlHzModCfg.WCtlHzCfg.HystEna</text:p>
          </table:table-cell>
          <table:table-cell table:style-name="ce2" office:value-type="string" calcext:value-type="string">
            <text:p>Aktivierung der Schleppzeigerfunktion, Konfiguration des linearen Gradienten der Momentanleistung</text:p>
          </table:table-cell>
          <table:table-cell table:style-name="ce2" office:value-type="string" calcext:value-type="string">
            <text:p>P-HystEna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67" calcext:value-type="float">
            <text:p>40467</text:p>
          </table:table-cell>
          <table:table-cell table:style-name="ce2" office:value-type="string" calcext:value-type="string">
            <text:p>HysEna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303: Aus (Off)</text:p>
            <text:p>308: Ein (On)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42" calcext:value-type="float">
            <text:p>402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WCtlHzModCfg.WCtlHzCfg.HzStopWGra</text:p>
          </table:table-cell>
          <table:table-cell table:style-name="ce2" office:value-type="string" calcext:value-type="string">
            <text:p>Wirkleistungsgradient nach Rücksetzfrequenz, Konfiguration des linearen Gradienten der Momentanleistung</text:p>
          </table:table-cell>
          <table:table-cell table:style-name="ce2" office:value-type="string" calcext:value-type="string">
            <text:p>P-HzStopWGra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69" calcext:value-type="float">
            <text:p>40469</text:p>
          </table:table-cell>
          <table:table-cell table:style-name="ce2" office:value-type="string" calcext:value-type="string">
            <text:p>HzStopWGra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472" calcext:value-type="float">
            <text:p>40472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1 % bis 10000 %</text:p>
          </table:table-cell>
          <table:table-cell table:style-name="ce4" office:value-type="string" calcext:value-type="string">
            <text:p>10000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44" calcext:value-type="float">
            <text:p>4024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DGSModCfg.DGSFlCfg.ArGraMod</text:p>
          </table:table-cell>
          <table:table-cell table:style-name="ce2" office:value-type="string" calcext:value-type="string">
            <text:p>Blindstromstatik, Konfiguration der vollständigen dynamischen Netzstützung</text:p>
          </table:table-cell>
          <table:table-cell table:style-name="ce2" office:value-type="string" calcext:value-type="string">
            <text:p>DGS-ArGraMod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76" calcext:value-type="float">
            <text:p>40476</text:p>
          </table:table-cell>
          <table:table-cell table:style-name="ce2" office:value-type="string" calcext:value-type="string">
            <text:p>ArGraMod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1020: Mittelspannungsrichtlinie (Deutschland) (MVtgDirective)</text:p>
            <text:p>1233: SDLWindV (SDLWindV)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46" calcext:value-type="float">
            <text:p>4024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DGSModCfg.DGSFlCfg.ArGraSag</text:p>
          </table:table-cell>
          <table:table-cell table:style-name="ce2" office:value-type="string" calcext:value-type="string">
            <text:p>Gradient K der Blindstromstatik für Unterpannung bei dynamischer Netzstützung</text:p>
          </table:table-cell>
          <table:table-cell table:style-name="ce2" office:value-type="string" calcext:value-type="string">
            <text:p>DGS-ArGraSag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77" calcext:value-type="float">
            <text:p>40477</text:p>
          </table:table-cell>
          <table:table-cell table:style-name="ce2" office:value-type="string" calcext:value-type="string">
            <text:p>ArGraSag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487" calcext:value-type="float">
            <text:p>40487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0 % bis 10 %</text:p>
          </table:table-cell>
          <table:table-cell table:style-name="ce4" office:value-type="string" calcext:value-type="string">
            <text:p>0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48" calcext:value-type="float">
            <text:p>402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DGSModCfg.DGSFlCfg.ArGraSwell</text:p>
          </table:table-cell>
          <table:table-cell table:style-name="ce2" office:value-type="string" calcext:value-type="string">
            <text:p>Gradient K der Blindstromstatik für Überpannung bei dynamischer Netzstützung</text:p>
          </table:table-cell>
          <table:table-cell table:style-name="ce2" office:value-type="string" calcext:value-type="string">
            <text:p>DGS-ArGraSwell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78" calcext:value-type="float">
            <text:p>40478</text:p>
          </table:table-cell>
          <table:table-cell table:style-name="ce2" office:value-type="string" calcext:value-type="string">
            <text:p>ArGraSwell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487" calcext:value-type="float">
            <text:p>40487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0 % bis 10 %</text:p>
          </table:table-cell>
          <table:table-cell table:style-name="ce4" office:value-type="string" calcext:value-type="string">
            <text:p>0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50" calcext:value-type="float">
            <text:p>402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DGSModCfg.DGSMod</text:p>
          </table:table-cell>
          <table:table-cell table:style-name="ce2" office:value-type="string" calcext:value-type="string">
            <text:p>Betriebsart der dynamischen Netzstützung, Konfiguration der dynamischen Netzstützung</text:p>
          </table:table-cell>
          <table:table-cell table:style-name="ce2" office:value-type="string" calcext:value-type="string">
            <text:p>DGS-DGSMod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79" calcext:value-type="float">
            <text:p>40479</text:p>
          </table:table-cell>
          <table:table-cell table:style-name="ce2" office:value-type="string" calcext:value-type="string">
            <text:p>ModEna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1264: Vollständige dynamische Netzstützung (DGSFl)</text:p>
            <text:p>1265: Eingeschränkte dynamische Netzstützung (DGSPa)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52" calcext:value-type="float">
            <text:p>402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DGSModCfg.DGSFlCfg.DbVolNomMin</text:p>
          </table:table-cell>
          <table:table-cell table:style-name="ce2" office:value-type="string" calcext:value-type="string">
            <text:p>Untergrenze Spannungstotband, Konfiguration der vollständigen dynamischen Netzstützung</text:p>
          </table:table-cell>
          <table:table-cell table:style-name="ce2" office:value-type="string" calcext:value-type="string">
            <text:p>DGS-DbVolNomMin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81" calcext:value-type="float">
            <text:p>40481</text:p>
          </table:table-cell>
          <table:table-cell table:style-name="ce2" office:value-type="string" calcext:value-type="string">
            <text:p>DbVMin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488" calcext:value-type="float">
            <text:p>40488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-40 % bis 0 %</text:p>
          </table:table-cell>
          <table:table-cell table:style-name="ce4" office:value-type="string" calcext:value-type="string">
            <text:p>-10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54" calcext:value-type="float">
            <text:p>4025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DGSModCfg.DGSFlCfg.DbVolNomMax</text:p>
          </table:table-cell>
          <table:table-cell table:style-name="ce2" office:value-type="string" calcext:value-type="string">
            <text:p>Obergrenze Spannungstotband, Konfiguration der vollständigen dynamischen Netzstützung</text:p>
          </table:table-cell>
          <table:table-cell table:style-name="ce2" office:value-type="string" calcext:value-type="string">
            <text:p>DGS-DbVolNomMax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82" calcext:value-type="float">
            <text:p>40482</text:p>
          </table:table-cell>
          <table:table-cell table:style-name="ce2" office:value-type="string" calcext:value-type="string">
            <text:p>DbVMax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488" calcext:value-type="float">
            <text:p>40488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0 % bis 40 %</text:p>
          </table:table-cell>
          <table:table-cell table:style-name="ce4" office:value-type="string" calcext:value-type="string">
            <text:p>10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56" calcext:value-type="float">
            <text:p>402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DGSModCfg.PwrCirInopVolNom</text:p>
          </table:table-cell>
          <table:table-cell table:style-name="ce2" office:value-type="string" calcext:value-type="string">
            <text:p>PWM-Sperrspannung, Konfiguration der dynamischen Netzstützung</text:p>
          </table:table-cell>
          <table:table-cell table:style-name="ce2" office:value-type="string" calcext:value-type="string">
            <text:p>DGS-PWMVolNom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83" calcext:value-type="float">
            <text:p>40483</text:p>
          </table:table-cell>
          <table:table-cell table:style-name="ce2" office:value-type="string" calcext:value-type="string">
            <text:p>BlkZnV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488" calcext:value-type="float">
            <text:p>40488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0 % bis 100 %</text:p>
          </table:table-cell>
          <table:table-cell table:style-name="ce4" office:value-type="string" calcext:value-type="string">
            <text:p>70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58" calcext:value-type="float">
            <text:p>402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DGSModCfg.PwrCirInopTms</text:p>
          </table:table-cell>
          <table:table-cell table:style-name="ce2" office:value-type="string" calcext:value-type="string">
            <text:p>PWM-Sperrverzögerung, Konfiguration der dynamischen Netzstützung</text:p>
          </table:table-cell>
          <table:table-cell table:style-name="ce2" office:value-type="string" calcext:value-type="string">
            <text:p>DGS-PWMTms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85" calcext:value-type="float">
            <text:p>40485</text:p>
          </table:table-cell>
          <table:table-cell table:style-name="ce2" office:value-type="string" calcext:value-type="string">
            <text:p>BlkZnTmms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0 s bis 5 s</text:p>
          </table:table-cell>
          <table:table-cell table:style-name="ce2" office:value-type="string" calcext:value-type="string">
            <text:p>0 s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62" calcext:value-type="float">
            <text:p>402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0.NumPt</text:p>
          </table:table-cell>
          <table:table-cell table:style-name="ce2" office:value-type="string" calcext:value-type="string">
            <text:p>Kennlinie, Anzahl der zu verwendenden Punkte der Kennlinie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68" calcext:value-type="float">
            <text:p>40568</text:p>
          </table:table-cell>
          <table:table-cell table:style-name="ce2" office:value-type="string" calcext:value-type="string">
            <text:p>ActPt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1  bis 8 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64" calcext:value-type="float">
            <text:p>402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0.NumPt</text:p>
          </table:table-cell>
          <table:table-cell table:style-name="ce2" office:value-type="string" calcext:value-type="string">
            <text:p>Kennlinie, Anzahl der zu verwendenden Punkte der Kennlinie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08" calcext:value-type="float">
            <text:p>40408</text:p>
          </table:table-cell>
          <table:table-cell table:style-name="ce2" office:value-type="string" calcext:value-type="string">
            <text:p>ActPt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1  bis 8 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66" calcext:value-type="float">
            <text:p>4026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0.NumPt</text:p>
          </table:table-cell>
          <table:table-cell table:style-name="ce2" office:value-type="string" calcext:value-type="string">
            <text:p>Kennlinie, Anzahl der zu verwendenden Punkte der Kennlinie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02" calcext:value-type="float">
            <text:p>40502</text:p>
          </table:table-cell>
          <table:table-cell table:style-name="ce2" office:value-type="string" calcext:value-type="string">
            <text:p>ActPt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1  bis 8 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82" calcext:value-type="float">
            <text:p>4028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1.XVal</text:p>
          </table:table-cell>
          <table:table-cell table:style-name="ce2" office:value-type="string" calcext:value-type="string">
            <text:p>X-Werte der Kennlinie 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70" calcext:value-type="float">
            <text:p>40570</text:p>
          </table:table-cell>
          <table:table-cell table:style-name="ce2" office:value-type="string" calcext:value-type="string">
            <text:p>V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565" calcext:value-type="float">
            <text:p>40565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84" calcext:value-type="float">
            <text:p>4028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1.XVal</text:p>
          </table:table-cell>
          <table:table-cell table:style-name="ce2" office:value-type="string" calcext:value-type="string">
            <text:p>X-Werte der Kennlinie 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72" calcext:value-type="float">
            <text:p>40572</text:p>
          </table:table-cell>
          <table:table-cell table:style-name="ce2" office:value-type="string" calcext:value-type="string">
            <text:p>V2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565" calcext:value-type="float">
            <text:p>40565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86" calcext:value-type="float">
            <text:p>402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1.XVal</text:p>
          </table:table-cell>
          <table:table-cell table:style-name="ce2" office:value-type="string" calcext:value-type="string">
            <text:p>X-Werte der Kennlinie 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74" calcext:value-type="float">
            <text:p>40574</text:p>
          </table:table-cell>
          <table:table-cell table:style-name="ce2" office:value-type="string" calcext:value-type="string">
            <text:p>V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565" calcext:value-type="float">
            <text:p>40565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88" calcext:value-type="float">
            <text:p>402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1.XVal</text:p>
          </table:table-cell>
          <table:table-cell table:style-name="ce2" office:value-type="string" calcext:value-type="string">
            <text:p>X-Werte der Kennlinie 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76" calcext:value-type="float">
            <text:p>40576</text:p>
          </table:table-cell>
          <table:table-cell table:style-name="ce2" office:value-type="string" calcext:value-type="string">
            <text:p>V4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565" calcext:value-type="float">
            <text:p>40565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90" calcext:value-type="float">
            <text:p>4029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1.XVal</text:p>
          </table:table-cell>
          <table:table-cell table:style-name="ce2" office:value-type="string" calcext:value-type="string">
            <text:p>X-Werte der Kennlinie 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78" calcext:value-type="float">
            <text:p>40578</text:p>
          </table:table-cell>
          <table:table-cell table:style-name="ce2" office:value-type="string" calcext:value-type="string">
            <text:p>V5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565" calcext:value-type="float">
            <text:p>40565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92" calcext:value-type="float">
            <text:p>4029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1.XVal</text:p>
          </table:table-cell>
          <table:table-cell table:style-name="ce2" office:value-type="string" calcext:value-type="string">
            <text:p>X-Werte der Kennlinie 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80" calcext:value-type="float">
            <text:p>40580</text:p>
          </table:table-cell>
          <table:table-cell table:style-name="ce2" office:value-type="string" calcext:value-type="string">
            <text:p>V6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565" calcext:value-type="float">
            <text:p>40565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94" calcext:value-type="float">
            <text:p>4029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1.XVal</text:p>
          </table:table-cell>
          <table:table-cell table:style-name="ce2" office:value-type="string" calcext:value-type="string">
            <text:p>X-Werte der Kennlinie 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82" calcext:value-type="float">
            <text:p>4058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565" calcext:value-type="float">
            <text:p>40565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296" calcext:value-type="float">
            <text:p>4029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1.XVal</text:p>
          </table:table-cell>
          <table:table-cell table:style-name="ce2" office:value-type="string" calcext:value-type="string">
            <text:p>X-Werte der Kennlinie 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84" calcext:value-type="float">
            <text:p>40584</text:p>
          </table:table-cell>
          <table:table-cell table:style-name="ce2" office:value-type="string" calcext:value-type="string">
            <text:p>V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565" calcext:value-type="float">
            <text:p>40565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06" calcext:value-type="float">
            <text:p>403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1.YVal</text:p>
          </table:table-cell>
          <table:table-cell table:style-name="ce2" office:value-type="string" calcext:value-type="string">
            <text:p>Y-Werte der Kennlinie 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71" calcext:value-type="float">
            <text:p>40571</text:p>
          </table:table-cell>
          <table:table-cell table:style-name="ce2" office:value-type="string" calcext:value-type="string">
            <text:p>W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566" calcext:value-type="float">
            <text:p>40566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08" calcext:value-type="float">
            <text:p>4030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1.YVal</text:p>
          </table:table-cell>
          <table:table-cell table:style-name="ce2" office:value-type="string" calcext:value-type="string">
            <text:p>Y-Werte der Kennlinie 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73" calcext:value-type="float">
            <text:p>40573</text:p>
          </table:table-cell>
          <table:table-cell table:style-name="ce2" office:value-type="string" calcext:value-type="string">
            <text:p>W2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566" calcext:value-type="float">
            <text:p>40566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10" calcext:value-type="float">
            <text:p>403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1.YVal</text:p>
          </table:table-cell>
          <table:table-cell table:style-name="ce2" office:value-type="string" calcext:value-type="string">
            <text:p>Y-Werte der Kennlinie 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75" calcext:value-type="float">
            <text:p>40575</text:p>
          </table:table-cell>
          <table:table-cell table:style-name="ce2" office:value-type="string" calcext:value-type="string">
            <text:p>W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566" calcext:value-type="float">
            <text:p>40566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12" calcext:value-type="float">
            <text:p>403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1.YVal</text:p>
          </table:table-cell>
          <table:table-cell table:style-name="ce2" office:value-type="string" calcext:value-type="string">
            <text:p>Y-Werte der Kennlinie 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77" calcext:value-type="float">
            <text:p>40577</text:p>
          </table:table-cell>
          <table:table-cell table:style-name="ce2" office:value-type="string" calcext:value-type="string">
            <text:p>W4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566" calcext:value-type="float">
            <text:p>40566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14" calcext:value-type="float">
            <text:p>403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1.YVal</text:p>
          </table:table-cell>
          <table:table-cell table:style-name="ce2" office:value-type="string" calcext:value-type="string">
            <text:p>Y-Werte der Kennlinie 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79" calcext:value-type="float">
            <text:p>40579</text:p>
          </table:table-cell>
          <table:table-cell table:style-name="ce2" office:value-type="string" calcext:value-type="string">
            <text:p>W5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566" calcext:value-type="float">
            <text:p>40566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16" calcext:value-type="float">
            <text:p>403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1.YVal</text:p>
          </table:table-cell>
          <table:table-cell table:style-name="ce2" office:value-type="string" calcext:value-type="string">
            <text:p>Y-Werte der Kennlinie 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81" calcext:value-type="float">
            <text:p>40581</text:p>
          </table:table-cell>
          <table:table-cell table:style-name="ce2" office:value-type="string" calcext:value-type="string">
            <text:p>W6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566" calcext:value-type="float">
            <text:p>40566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18" calcext:value-type="float">
            <text:p>403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1.YVal</text:p>
          </table:table-cell>
          <table:table-cell table:style-name="ce2" office:value-type="string" calcext:value-type="string">
            <text:p>Y-Werte der Kennlinie 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83" calcext:value-type="float">
            <text:p>40583</text:p>
          </table:table-cell>
          <table:table-cell table:style-name="ce2" office:value-type="string" calcext:value-type="string">
            <text:p>W7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566" calcext:value-type="float">
            <text:p>40566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20" calcext:value-type="float">
            <text:p>403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1.YVal</text:p>
          </table:table-cell>
          <table:table-cell table:style-name="ce2" office:value-type="string" calcext:value-type="string">
            <text:p>Y-Werte der Kennlinie 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85" calcext:value-type="float">
            <text:p>40585</text:p>
          </table:table-cell>
          <table:table-cell table:style-name="ce2" office:value-type="string" calcext:value-type="string">
            <text:p>W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566" calcext:value-type="float">
            <text:p>40566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30" calcext:value-type="float">
            <text:p>403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2.XVal</text:p>
          </table:table-cell>
          <table:table-cell table:style-name="ce2" office:value-type="string" calcext:value-type="string">
            <text:p>X-Werte der Kennlinie 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10" calcext:value-type="float">
            <text:p>40410</text:p>
          </table:table-cell>
          <table:table-cell table:style-name="ce2" office:value-type="string" calcext:value-type="string">
            <text:p>V1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405" calcext:value-type="float">
            <text:p>40405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32" calcext:value-type="float">
            <text:p>403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2.XVal</text:p>
          </table:table-cell>
          <table:table-cell table:style-name="ce2" office:value-type="string" calcext:value-type="string">
            <text:p>X-Werte der Kennlinie 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12" calcext:value-type="float">
            <text:p>40412</text:p>
          </table:table-cell>
          <table:table-cell table:style-name="ce2" office:value-type="string" calcext:value-type="string">
            <text:p>V2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405" calcext:value-type="float">
            <text:p>40405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34" calcext:value-type="float">
            <text:p>4033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2.XVal</text:p>
          </table:table-cell>
          <table:table-cell table:style-name="ce2" office:value-type="string" calcext:value-type="string">
            <text:p>X-Werte der Kennlinie 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14" calcext:value-type="float">
            <text:p>40414</text:p>
          </table:table-cell>
          <table:table-cell table:style-name="ce2" office:value-type="string" calcext:value-type="string">
            <text:p>V3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405" calcext:value-type="float">
            <text:p>40405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36" calcext:value-type="float">
            <text:p>403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2.XVal</text:p>
          </table:table-cell>
          <table:table-cell table:style-name="ce2" office:value-type="string" calcext:value-type="string">
            <text:p>X-Werte der Kennlinie 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16" calcext:value-type="float">
            <text:p>40416</text:p>
          </table:table-cell>
          <table:table-cell table:style-name="ce2" office:value-type="string" calcext:value-type="string">
            <text:p>V4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405" calcext:value-type="float">
            <text:p>40405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38" calcext:value-type="float">
            <text:p>4033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2.XVal</text:p>
          </table:table-cell>
          <table:table-cell table:style-name="ce2" office:value-type="string" calcext:value-type="string">
            <text:p>X-Werte der Kennlinie 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18" calcext:value-type="float">
            <text:p>40418</text:p>
          </table:table-cell>
          <table:table-cell table:style-name="ce2" office:value-type="string" calcext:value-type="string">
            <text:p>V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405" calcext:value-type="float">
            <text:p>40405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40" calcext:value-type="float">
            <text:p>403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2.XVal</text:p>
          </table:table-cell>
          <table:table-cell table:style-name="ce2" office:value-type="string" calcext:value-type="string">
            <text:p>X-Werte der Kennlinie 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20" calcext:value-type="float">
            <text:p>40420</text:p>
          </table:table-cell>
          <table:table-cell table:style-name="ce2" office:value-type="string" calcext:value-type="string">
            <text:p>V6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405" calcext:value-type="float">
            <text:p>40405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42" calcext:value-type="float">
            <text:p>403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2.XVal</text:p>
          </table:table-cell>
          <table:table-cell table:style-name="ce2" office:value-type="string" calcext:value-type="string">
            <text:p>X-Werte der Kennlinie 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22" calcext:value-type="float">
            <text:p>4042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405" calcext:value-type="float">
            <text:p>40405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44" calcext:value-type="float">
            <text:p>4034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2.XVal</text:p>
          </table:table-cell>
          <table:table-cell table:style-name="ce2" office:value-type="string" calcext:value-type="string">
            <text:p>X-Werte der Kennlinie 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24" calcext:value-type="float">
            <text:p>40424</text:p>
          </table:table-cell>
          <table:table-cell table:style-name="ce2" office:value-type="string" calcext:value-type="string">
            <text:p>V8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405" calcext:value-type="float">
            <text:p>40405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54" calcext:value-type="float">
            <text:p>4035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2.YVal</text:p>
          </table:table-cell>
          <table:table-cell table:style-name="ce2" office:value-type="string" calcext:value-type="string">
            <text:p>Y-Werte der Kennlinie 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11" calcext:value-type="float">
            <text:p>40411</text:p>
          </table:table-cell>
          <table:table-cell table:style-name="ce2" office:value-type="string" calcext:value-type="string">
            <text:p>VAr1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406" calcext:value-type="float">
            <text:p>40406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56" calcext:value-type="float">
            <text:p>403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2.YVal</text:p>
          </table:table-cell>
          <table:table-cell table:style-name="ce2" office:value-type="string" calcext:value-type="string">
            <text:p>Y-Werte der Kennlinie 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13" calcext:value-type="float">
            <text:p>40413</text:p>
          </table:table-cell>
          <table:table-cell table:style-name="ce2" office:value-type="string" calcext:value-type="string">
            <text:p>VAr2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406" calcext:value-type="float">
            <text:p>40406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58" calcext:value-type="float">
            <text:p>403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2.YVal</text:p>
          </table:table-cell>
          <table:table-cell table:style-name="ce2" office:value-type="string" calcext:value-type="string">
            <text:p>Y-Werte der Kennlinie 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15" calcext:value-type="float">
            <text:p>40415</text:p>
          </table:table-cell>
          <table:table-cell table:style-name="ce2" office:value-type="string" calcext:value-type="string">
            <text:p>VAr3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406" calcext:value-type="float">
            <text:p>40406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60" calcext:value-type="float">
            <text:p>403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2.YVal</text:p>
          </table:table-cell>
          <table:table-cell table:style-name="ce2" office:value-type="string" calcext:value-type="string">
            <text:p>Y-Werte der Kennlinie 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17" calcext:value-type="float">
            <text:p>40417</text:p>
          </table:table-cell>
          <table:table-cell table:style-name="ce2" office:value-type="string" calcext:value-type="string">
            <text:p>VAr4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406" calcext:value-type="float">
            <text:p>40406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62" calcext:value-type="float">
            <text:p>403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2.YVal</text:p>
          </table:table-cell>
          <table:table-cell table:style-name="ce2" office:value-type="string" calcext:value-type="string">
            <text:p>Y-Werte der Kennlinie 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19" calcext:value-type="float">
            <text:p>40419</text:p>
          </table:table-cell>
          <table:table-cell table:style-name="ce2" office:value-type="string" calcext:value-type="string">
            <text:p>VAr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406" calcext:value-type="float">
            <text:p>40406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64" calcext:value-type="float">
            <text:p>403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2.YVal</text:p>
          </table:table-cell>
          <table:table-cell table:style-name="ce2" office:value-type="string" calcext:value-type="string">
            <text:p>Y-Werte der Kennlinie 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21" calcext:value-type="float">
            <text:p>40421</text:p>
          </table:table-cell>
          <table:table-cell table:style-name="ce2" office:value-type="string" calcext:value-type="string">
            <text:p>VAr6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406" calcext:value-type="float">
            <text:p>40406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66" calcext:value-type="float">
            <text:p>4036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2.YVal</text:p>
          </table:table-cell>
          <table:table-cell table:style-name="ce2" office:value-type="string" calcext:value-type="string">
            <text:p>Y-Werte der Kennlinie 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23" calcext:value-type="float">
            <text:p>40423</text:p>
          </table:table-cell>
          <table:table-cell table:style-name="ce2" office:value-type="string" calcext:value-type="string">
            <text:p>VAr7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406" calcext:value-type="float">
            <text:p>40406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68" calcext:value-type="float">
            <text:p>403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2.YVal</text:p>
          </table:table-cell>
          <table:table-cell table:style-name="ce2" office:value-type="string" calcext:value-type="string">
            <text:p>Y-Werte der Kennlinie 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25" calcext:value-type="float">
            <text:p>40425</text:p>
          </table:table-cell>
          <table:table-cell table:style-name="ce2" office:value-type="string" calcext:value-type="string">
            <text:p>VAr8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406" calcext:value-type="float">
            <text:p>40406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78" calcext:value-type="float">
            <text:p>4037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3.XVal</text:p>
          </table:table-cell>
          <table:table-cell table:style-name="ce2" office:value-type="string" calcext:value-type="string">
            <text:p>X-Werte der Kennlinie 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03" calcext:value-type="float">
            <text:p>40503</text:p>
          </table:table-cell>
          <table:table-cell table:style-name="ce2" office:value-type="string" calcext:value-type="string">
            <text:p>W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499" calcext:value-type="float">
            <text:p>40499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80" calcext:value-type="float">
            <text:p>403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3.XVal</text:p>
          </table:table-cell>
          <table:table-cell table:style-name="ce2" office:value-type="string" calcext:value-type="string">
            <text:p>X-Werte der Kennlinie 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05" calcext:value-type="float">
            <text:p>40505</text:p>
          </table:table-cell>
          <table:table-cell table:style-name="ce2" office:value-type="string" calcext:value-type="string">
            <text:p>W2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499" calcext:value-type="float">
            <text:p>40499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82" calcext:value-type="float">
            <text:p>4038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3.XVal</text:p>
          </table:table-cell>
          <table:table-cell table:style-name="ce2" office:value-type="string" calcext:value-type="string">
            <text:p>X-Werte der Kennlinie 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07" calcext:value-type="float">
            <text:p>40507</text:p>
          </table:table-cell>
          <table:table-cell table:style-name="ce2" office:value-type="string" calcext:value-type="string">
            <text:p>W3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84" calcext:value-type="float">
            <text:p>4038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3.XVal</text:p>
          </table:table-cell>
          <table:table-cell table:style-name="ce2" office:value-type="string" calcext:value-type="string">
            <text:p>X-Werte der Kennlinie 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09" calcext:value-type="float">
            <text:p>40509</text:p>
          </table:table-cell>
          <table:table-cell table:style-name="ce2" office:value-type="string" calcext:value-type="string">
            <text:p>W4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86" calcext:value-type="float">
            <text:p>403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3.XVal</text:p>
          </table:table-cell>
          <table:table-cell table:style-name="ce2" office:value-type="string" calcext:value-type="string">
            <text:p>X-Werte der Kennlinie 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11" calcext:value-type="float">
            <text:p>40511</text:p>
          </table:table-cell>
          <table:table-cell table:style-name="ce2" office:value-type="string" calcext:value-type="string">
            <text:p>W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88" calcext:value-type="float">
            <text:p>403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3.XVal</text:p>
          </table:table-cell>
          <table:table-cell table:style-name="ce2" office:value-type="string" calcext:value-type="string">
            <text:p>X-Werte der Kennlinie 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13" calcext:value-type="float">
            <text:p>40513</text:p>
          </table:table-cell>
          <table:table-cell table:style-name="ce2" office:value-type="string" calcext:value-type="string">
            <text:p>W6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90" calcext:value-type="float">
            <text:p>4039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3.XVal</text:p>
          </table:table-cell>
          <table:table-cell table:style-name="ce2" office:value-type="string" calcext:value-type="string">
            <text:p>X-Werte der Kennlinie 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15" calcext:value-type="float">
            <text:p>40515</text:p>
          </table:table-cell>
          <table:table-cell table:style-name="ce2" office:value-type="string" calcext:value-type="string">
            <text:p>W7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392" calcext:value-type="float">
            <text:p>4039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3.XVal</text:p>
          </table:table-cell>
          <table:table-cell table:style-name="ce2" office:value-type="string" calcext:value-type="string">
            <text:p>X-Werte der Kennlinie 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17" calcext:value-type="float">
            <text:p>40517</text:p>
          </table:table-cell>
          <table:table-cell table:style-name="ce2" office:value-type="string" calcext:value-type="string">
            <text:p>W8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  bis 333 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02" calcext:value-type="float">
            <text:p>404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3.YVal</text:p>
          </table:table-cell>
          <table:table-cell table:style-name="ce2" office:value-type="string" calcext:value-type="string">
            <text:p>Y-Werte der Kennlinie 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04" calcext:value-type="float">
            <text:p>40504</text:p>
          </table:table-cell>
          <table:table-cell table:style-name="ce2" office:value-type="string" calcext:value-type="string">
            <text:p>PF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500" calcext:value-type="float">
            <text:p>4050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04" calcext:value-type="float">
            <text:p>4040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3.YVal</text:p>
          </table:table-cell>
          <table:table-cell table:style-name="ce2" office:value-type="string" calcext:value-type="string">
            <text:p>Y-Werte der Kennlinie 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06" calcext:value-type="float">
            <text:p>40506</text:p>
          </table:table-cell>
          <table:table-cell table:style-name="ce2" office:value-type="string" calcext:value-type="string">
            <text:p>PF2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500" calcext:value-type="float">
            <text:p>4050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06" calcext:value-type="float">
            <text:p>404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3.YVal</text:p>
          </table:table-cell>
          <table:table-cell table:style-name="ce2" office:value-type="string" calcext:value-type="string">
            <text:p>Y-Werte der Kennlinie 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08" calcext:value-type="float">
            <text:p>40508</text:p>
          </table:table-cell>
          <table:table-cell table:style-name="ce2" office:value-type="string" calcext:value-type="string">
            <text:p>PF3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08" calcext:value-type="float">
            <text:p>4040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3.YVal</text:p>
          </table:table-cell>
          <table:table-cell table:style-name="ce2" office:value-type="string" calcext:value-type="string">
            <text:p>Y-Werte der Kennlinie 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10" calcext:value-type="float">
            <text:p>40510</text:p>
          </table:table-cell>
          <table:table-cell table:style-name="ce2" office:value-type="string" calcext:value-type="string">
            <text:p>PF4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10" calcext:value-type="float">
            <text:p>404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3.YVal</text:p>
          </table:table-cell>
          <table:table-cell table:style-name="ce2" office:value-type="string" calcext:value-type="string">
            <text:p>Y-Werte der Kennlinie 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12" calcext:value-type="float">
            <text:p>40512</text:p>
          </table:table-cell>
          <table:table-cell table:style-name="ce2" office:value-type="string" calcext:value-type="string">
            <text:p>PF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12" calcext:value-type="float">
            <text:p>404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3.YVal</text:p>
          </table:table-cell>
          <table:table-cell table:style-name="ce2" office:value-type="string" calcext:value-type="string">
            <text:p>Y-Werte der Kennlinie 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14" calcext:value-type="float">
            <text:p>40514</text:p>
          </table:table-cell>
          <table:table-cell table:style-name="ce2" office:value-type="string" calcext:value-type="string">
            <text:p>PF6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14" calcext:value-type="float">
            <text:p>404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3.YVal</text:p>
          </table:table-cell>
          <table:table-cell table:style-name="ce2" office:value-type="string" calcext:value-type="string">
            <text:p>Y-Werte der Kennlinie 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16" calcext:value-type="float">
            <text:p>40516</text:p>
          </table:table-cell>
          <table:table-cell table:style-name="ce2" office:value-type="string" calcext:value-type="string">
            <text:p>PF7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16" calcext:value-type="float">
            <text:p>404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UtilCrvCfg.CrvPt3.YVal</text:p>
          </table:table-cell>
          <table:table-cell table:style-name="ce2" office:value-type="string" calcext:value-type="string">
            <text:p>Y-Werte der Kennlinie 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18" calcext:value-type="float">
            <text:p>40518</text:p>
          </table:table-cell>
          <table:table-cell table:style-name="ce2" office:value-type="string" calcext:value-type="string">
            <text:p>PF8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100  bis 100 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28" calcext:value-type="float">
            <text:p>404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FrqCtl.hhLim</text:p>
          </table:table-cell>
          <table:table-cell table:style-name="ce2" office:value-type="string" calcext:value-type="string">
            <text:p>Frequenzüberwachung mittlere Maximalschwelle</text:p>
          </table:table-cell>
          <table:table-cell table:style-name="ce2" office:value-type="string" calcext:value-type="string">
            <text:p>FrqCtl.hhLim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50.0 Hz bis 65.0 Hz</text:p>
          </table:table-cell>
          <table:table-cell table:style-name="ce2" office:value-type="string" calcext:value-type="string">
            <text:p>65 Hz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30" calcext:value-type="float">
            <text:p>404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FrqCtl.hhLimTmms</text:p>
          </table:table-cell>
          <table:table-cell table:style-name="ce2" office:value-type="string" calcext:value-type="string">
            <text:p>Frequenzüberwachung mittlere Maximalschwelle Auslösezeit</text:p>
          </table:table-cell>
          <table:table-cell table:style-name="ce2" office:value-type="string" calcext:value-type="string">
            <text:p>FrqCtl.hhLimTms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0 ms bis 10000 ms</text:p>
          </table:table-cell>
          <table:table-cell table:style-name="ce2" office:value-type="string" calcext:value-type="string">
            <text:p>10000 ms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32" calcext:value-type="float">
            <text:p>404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FrqCtl.hLim</text:p>
          </table:table-cell>
          <table:table-cell table:style-name="ce2" office:value-type="string" calcext:value-type="string">
            <text:p>Frequenzüberwachung untere Maximalschwelle</text:p>
          </table:table-cell>
          <table:table-cell table:style-name="ce2" office:value-type="string" calcext:value-type="string">
            <text:p>FrqCtl.hLim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50.0 Hz bis 65.0 Hz</text:p>
          </table:table-cell>
          <table:table-cell table:style-name="ce2" office:value-type="string" calcext:value-type="string">
            <text:p>60.5 Hz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34" calcext:value-type="float">
            <text:p>4043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FrqCtl.hLimTmms</text:p>
          </table:table-cell>
          <table:table-cell table:style-name="ce2" office:value-type="string" calcext:value-type="string">
            <text:p>Frequenzüberwachung untere Maximalschwelle Auslösezeit</text:p>
          </table:table-cell>
          <table:table-cell table:style-name="ce2" office:value-type="string" calcext:value-type="string">
            <text:p>FrqCtl.hLimTms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0 ms bis 90000 ms</text:p>
          </table:table-cell>
          <table:table-cell table:style-name="ce2" office:value-type="string" calcext:value-type="string">
            <text:p>160 ms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36" calcext:value-type="float">
            <text:p>404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FrqCtl.lLim</text:p>
          </table:table-cell>
          <table:table-cell table:style-name="ce2" office:value-type="string" calcext:value-type="string">
            <text:p>Frequenzüberwachung obere Minimalschwelle</text:p>
          </table:table-cell>
          <table:table-cell table:style-name="ce2" office:value-type="string" calcext:value-type="string">
            <text:p>FrqCtl.lLim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44.0 Hz bis 60.0 Hz</text:p>
          </table:table-cell>
          <table:table-cell table:style-name="ce2" office:value-type="string" calcext:value-type="string">
            <text:p>47.5 Hz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38" calcext:value-type="float">
            <text:p>4043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FrqCtl.lLimTmms</text:p>
          </table:table-cell>
          <table:table-cell table:style-name="ce2" office:value-type="string" calcext:value-type="string">
            <text:p>Frequenzüberwachung obere Minimalschwelle Auslösezeit</text:p>
          </table:table-cell>
          <table:table-cell table:style-name="ce2" office:value-type="string" calcext:value-type="string">
            <text:p>FrqCtl.lLimTms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0 ms bis 300000 ms</text:p>
          </table:table-cell>
          <table:table-cell table:style-name="ce2" office:value-type="string" calcext:value-type="string">
            <text:p>160 ms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40" calcext:value-type="float">
            <text:p>404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FrqCtl.llLim</text:p>
          </table:table-cell>
          <table:table-cell table:style-name="ce2" office:value-type="string" calcext:value-type="string">
            <text:p>Frequenzüberwachung mittlere Minimalschwelle</text:p>
          </table:table-cell>
          <table:table-cell table:style-name="ce2" office:value-type="string" calcext:value-type="string">
            <text:p>FrqCtl.llLim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44.0 Hz bis 60.0 Hz</text:p>
          </table:table-cell>
          <table:table-cell table:style-name="ce2" office:value-type="string" calcext:value-type="string">
            <text:p>44 Hz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42" calcext:value-type="float">
            <text:p>404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FrqCtl.llLimTmms</text:p>
          </table:table-cell>
          <table:table-cell table:style-name="ce2" office:value-type="string" calcext:value-type="string">
            <text:p>Frequenzüberwachung mittlere Minimalschwelle Auslösezeit</text:p>
          </table:table-cell>
          <table:table-cell table:style-name="ce2" office:value-type="string" calcext:value-type="string">
            <text:p>FrqCtl.llLimTms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0 ms bis 300000 ms</text:p>
          </table:table-cell>
          <table:table-cell table:style-name="ce2" office:value-type="string" calcext:value-type="string">
            <text:p>160 ms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46" calcext:value-type="float">
            <text:p>4044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VolCtl.MaxTmms</text:p>
          </table:table-cell>
          <table:table-cell table:style-name="ce2" office:value-type="string" calcext:value-type="string">
            <text:p>Spannungsüberwachung obere Maximalschwelle Auslösezeit</text:p>
          </table:table-cell>
          <table:table-cell table:style-name="ce2" office:value-type="string" calcext:value-type="string">
            <text:p>VolCtl.MaxTmms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0.1 ms bis 5.0 ms</text:p>
          </table:table-cell>
          <table:table-cell table:style-name="ce2" office:value-type="string" calcext:value-type="string">
            <text:p>0.312 ms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48" calcext:value-type="float">
            <text:p>404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VolCtl.hhLim</text:p>
          </table:table-cell>
          <table:table-cell table:style-name="ce2" office:value-type="string" calcext:value-type="string">
            <text:p>Spannungsüberwachung mittlere Maximalschwelle</text:p>
          </table:table-cell>
          <table:table-cell table:style-name="ce2" office:value-type="string" calcext:value-type="string">
            <text:p>VolCtl.hhLim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830" calcext:value-type="float">
            <text:p>40830</text:p>
          </table:table-cell>
          <table:table-cell table:style-name="ce2" office:value-type="string" calcext:value-type="string">
            <text:p>V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100 V bis 310.5 V</text:p>
          </table:table-cell>
          <table:table-cell table:style-name="ce2" office:value-type="string" calcext:value-type="string">
            <text:p>280 V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50" calcext:value-type="float">
            <text:p>404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VolCtl.hhLimTmms</text:p>
          </table:table-cell>
          <table:table-cell table:style-name="ce2" office:value-type="string" calcext:value-type="string">
            <text:p>Spannungsüberwachung mittlere Maximalschwelle Auslösezeit</text:p>
          </table:table-cell>
          <table:table-cell table:style-name="ce2" office:value-type="string" calcext:value-type="string">
            <text:p>VolCtl.hhLimTms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829" calcext:value-type="float">
            <text:p>40829</text:p>
          </table:table-cell>
          <table:table-cell table:style-name="ce2" office:value-type="string" calcext:value-type="string">
            <text:p>Tms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0 ms bis 60000 ms</text:p>
          </table:table-cell>
          <table:table-cell table:style-name="ce2" office:value-type="string" calcext:value-type="string">
            <text:p>160 ms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52" calcext:value-type="float">
            <text:p>404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VolCtl.hLim</text:p>
          </table:table-cell>
          <table:table-cell table:style-name="ce2" office:value-type="string" calcext:value-type="string">
            <text:p>Spannungsüberwachung untere Maximalschwelle</text:p>
          </table:table-cell>
          <table:table-cell table:style-name="ce2" office:value-type="string" calcext:value-type="string">
            <text:p>VolCtl.hLim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828" calcext:value-type="float">
            <text:p>40828</text:p>
          </table:table-cell>
          <table:table-cell table:style-name="ce2" office:value-type="string" calcext:value-type="string">
            <text:p>V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100 V bis 280 V</text:p>
          </table:table-cell>
          <table:table-cell table:style-name="ce2" office:value-type="string" calcext:value-type="string">
            <text:p>262.2 V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56" calcext:value-type="float">
            <text:p>404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VolCtl.hLimTmms</text:p>
          </table:table-cell>
          <table:table-cell table:style-name="ce2" office:value-type="string" calcext:value-type="string">
            <text:p>Spannungsüberwachung untere Maximalschwelle Auslösezeit</text:p>
          </table:table-cell>
          <table:table-cell table:style-name="ce2" office:value-type="string" calcext:value-type="string">
            <text:p>VolCtl.hLimTms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827" calcext:value-type="float">
            <text:p>40827</text:p>
          </table:table-cell>
          <table:table-cell table:style-name="ce2" office:value-type="string" calcext:value-type="string">
            <text:p>Tms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0 ms bis 60000 ms</text:p>
          </table:table-cell>
          <table:table-cell table:style-name="ce2" office:value-type="string" calcext:value-type="string">
            <text:p>1000 ms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58" calcext:value-type="float">
            <text:p>404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VolCtl.lLim</text:p>
          </table:table-cell>
          <table:table-cell table:style-name="ce2" office:value-type="string" calcext:value-type="string">
            <text:p>Spannungsüberwachung obere Minimalschwelle</text:p>
          </table:table-cell>
          <table:table-cell table:style-name="ce2" office:value-type="string" calcext:value-type="string">
            <text:p>VolCtl.lLim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766" calcext:value-type="float">
            <text:p>40766</text:p>
          </table:table-cell>
          <table:table-cell table:style-name="ce2" office:value-type="string" calcext:value-type="string">
            <text:p>V1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45.0 V bis 230.0 V</text:p>
          </table:table-cell>
          <table:table-cell table:style-name="ce2" office:value-type="string" calcext:value-type="string">
            <text:p>184 V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62" calcext:value-type="float">
            <text:p>404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VolCtl.lLimTmms</text:p>
          </table:table-cell>
          <table:table-cell table:style-name="ce2" office:value-type="string" calcext:value-type="string">
            <text:p>Spannungsüberwachung obere Minimalschwelle Auslösezeit</text:p>
          </table:table-cell>
          <table:table-cell table:style-name="ce2" office:value-type="string" calcext:value-type="string">
            <text:p>VolCtl.lLimTms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765" calcext:value-type="float">
            <text:p>40765</text:p>
          </table:table-cell>
          <table:table-cell table:style-name="ce2" office:value-type="string" calcext:value-type="string">
            <text:p>Tms1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0 ms bis 60000 ms</text:p>
          </table:table-cell>
          <table:table-cell table:style-name="ce2" office:value-type="string" calcext:value-type="string">
            <text:p>2000 ms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64" calcext:value-type="float">
            <text:p>404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VolCtl.llLim</text:p>
          </table:table-cell>
          <table:table-cell table:style-name="ce2" office:value-type="string" calcext:value-type="string">
            <text:p>Spannungsüberwachung mittlere Minimalschwelle</text:p>
          </table:table-cell>
          <table:table-cell table:style-name="ce2" office:value-type="string" calcext:value-type="string">
            <text:p>VolCtl.llLim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768" calcext:value-type="float">
            <text:p>40768</text:p>
          </table:table-cell>
          <table:table-cell table:style-name="ce2" office:value-type="string" calcext:value-type="string">
            <text:p>V2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45.0 V bis 230.0 V</text:p>
          </table:table-cell>
          <table:table-cell table:style-name="ce2" office:value-type="string" calcext:value-type="string">
            <text:p>45 V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66" calcext:value-type="float">
            <text:p>4046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VolCtl.llLimTmms</text:p>
          </table:table-cell>
          <table:table-cell table:style-name="ce2" office:value-type="string" calcext:value-type="string">
            <text:p>Spannungsüberwachung mittlere Minimalschwelle Auslösezeit</text:p>
          </table:table-cell>
          <table:table-cell table:style-name="ce2" office:value-type="string" calcext:value-type="string">
            <text:p>VolCtl.llLimTms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767" calcext:value-type="float">
            <text:p>40767</text:p>
          </table:table-cell>
          <table:table-cell table:style-name="ce2" office:value-type="string" calcext:value-type="string">
            <text:p>Tms2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0 ms bis 10000 ms</text:p>
          </table:table-cell>
          <table:table-cell table:style-name="ce2" office:value-type="string" calcext:value-type="string">
            <text:p>200 ms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72" calcext:value-type="float">
            <text:p>4047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PlntCtl.VRef</text:p>
          </table:table-cell>
          <table:table-cell table:style-name="ce2" office:value-type="string" calcext:value-type="string">
            <text:p>Referenzspannung</text:p>
          </table:table-cell>
          <table:table-cell table:style-name="ce2" office:value-type="string" calcext:value-type="string">
            <text:p>VRef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269" calcext:value-type="float">
            <text:p>40269</text:p>
          </table:table-cell>
          <table:table-cell table:style-name="ce2" office:value-type="string" calcext:value-type="string">
            <text:p>VRef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289" calcext:value-type="float">
            <text:p>40289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80 V bis 245 V</text:p>
          </table:table-cell>
          <table:table-cell table:style-name="ce2" office:value-type="string" calcext:value-type="string">
            <text:p>230 V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74" calcext:value-type="float">
            <text:p>404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PlntCtl.VRefOfs</text:p>
          </table:table-cell>
          <table:table-cell table:style-name="ce2" office:value-type="string" calcext:value-type="string">
            <text:p>Referenzkorrekturspannung</text:p>
          </table:table-cell>
          <table:table-cell table:style-name="ce2" office:value-type="string" calcext:value-type="string">
            <text:p>VRefOfs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270" calcext:value-type="float">
            <text:p>40270</text:p>
          </table:table-cell>
          <table:table-cell table:style-name="ce2" office:value-type="string" calcext:value-type="string">
            <text:p>VRefOfs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290" calcext:value-type="float">
            <text:p>4029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-20 V bis 20 V</text:p>
          </table:table-cell>
          <table:table-cell table:style-name="ce2" office:value-type="string" calcext:value-type="string">
            <text:p>0 V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80" calcext:value-type="float">
            <text:p>404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Nameplate.ARtg</text:p>
          </table:table-cell>
          <table:table-cell table:style-name="ce2" office:value-type="string" calcext:value-type="string">
            <text:p>Nennstrom über alle Phase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3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250" calcext:value-type="float">
            <text:p>40250</text:p>
          </table:table-cell>
          <table:table-cell table:style-name="ce2" office:value-type="string" calcext:value-type="string">
            <text:p>ARtg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251" calcext:value-type="float">
            <text:p>40251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.0 A bis 14.5 A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82" calcext:value-type="float">
            <text:p>4048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VArGra</text:p>
          </table:table-cell>
          <table:table-cell table:style-name="ce2" office:value-type="string" calcext:value-type="string">
            <text:p>Blindleistungsgradient</text:p>
          </table:table-cell>
          <table:table-cell table:style-name="ce2" office:value-type="string" calcext:value-type="string">
            <text:p>VArGra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1 % bis 50 %</text:p>
          </table:table-cell>
          <table:table-cell table:style-name="ce4" office:value-type="string" calcext:value-type="string">
            <text:p>20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84" calcext:value-type="float">
            <text:p>4048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WGraEna</text:p>
          </table:table-cell>
          <table:table-cell table:style-name="ce2" office:value-type="string" calcext:value-type="string">
            <text:p>Aktivierung des Wirkleistungsgradienten</text:p>
          </table:table-cell>
          <table:table-cell table:style-name="ce2" office:value-type="string" calcext:value-type="string">
            <text:p>WGraEna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303: Aus (Off)</text:p>
            <text:p>308: Ein (On)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90" calcext:value-type="float">
            <text:p>4049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VArModCfg.VArCtlVolCfg.VArGraNom</text:p>
          </table:table-cell>
          <table:table-cell table:style-name="ce2" office:value-type="string" calcext:value-type="string">
            <text:p>Blindleistungsgradient, Konfiguration der Blindleistungs-/Spannungskennlinie Q(U)</text:p>
          </table:table-cell>
          <table:table-cell table:style-name="ce2" office:value-type="string" calcext:value-type="string">
            <text:p>Q-VArGraNom</text:p>
          </table:table-cell>
          <table:table-cell table:style-name="ce2" office:value-type="string" calcext:value-type="string">
            <text:p>FIX1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0 % bis 20 %</text:p>
          </table:table-cell>
          <table:table-cell table:style-name="ce4" office:value-type="string" calcext:value-type="string">
            <text:p>0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497" calcext:value-type="float">
            <text:p>4049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TR32</text:p>
          </table:table-cell>
          <table:table-cell table:style-name="ce2" office:value-type="string" calcext:value-type="string">
            <text:p>Nameplate.MacI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UTF8</text:p>
          </table:table-cell>
          <table:table-cell table:style-name="ce2" office:value-type="string" calcext:value-type="string">
            <text:p>RO</text:p>
          </table:table-cell>
          <table:table-cell table:style-name="ce2" office:value-type="float" office:value="40076" calcext:value-type="float">
            <text:p>40076</text:p>
          </table:table-cell>
          <table:table-cell table:style-name="ce2" office:value-type="string" calcext:value-type="string">
            <text:p>MAC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int64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O</text:p>
          </table:table-cell>
          <table:table-cell table:number-columns-repeated="5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513" calcext:value-type="float">
            <text:p>405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TR32</text:p>
          </table:table-cell>
          <table:table-cell table:style-name="ce2" office:value-type="string" calcext:value-type="string">
            <text:p>Spdwr.DnsSrvI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IP4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121" calcext:value-type="float">
            <text:p>40121</text:p>
          </table:table-cell>
          <table:table-cell table:style-name="ce2" office:value-type="string" calcext:value-type="string">
            <text:p>DNS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tring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number-columns-repeated="5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575" calcext:value-type="float">
            <text:p>405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MltFncSw.OpMode</text:p>
          </table:table-cell>
          <table:table-cell table:style-name="ce2" office:value-type="string" calcext:value-type="string">
            <text:p>Betriebsart des Multifunktionsrelais</text:p>
          </table:table-cell>
          <table:table-cell table:style-name="ce2" office:value-type="string" calcext:value-type="string">
            <text:p>Mlt.OpMode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258: Schaltzustand Netzrelais (GriSwCpy)</text:p>
            <text:p>1341: Störungsmeldung (FltInd)</text:p>
            <text:p>1342: Lüftersteuerung (FanCtl)</text:p>
            <text:p>1343: Eigenverbrauch (SelfCsmp)</text:p>
            <text:p>1349: Steuerung über Kommunikation (ComCtl)</text:p>
            <text:p>1359: Batteriebank (BatCha)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577" calcext:value-type="float">
            <text:p>405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MltFncSw.OpMode</text:p>
          </table:table-cell>
          <table:table-cell table:style-name="ce2" office:value-type="string" calcext:value-type="string">
            <text:p>Betriebsart des Multifunktionsrelais</text:p>
          </table:table-cell>
          <table:table-cell table:style-name="ce2" office:value-type="string" calcext:value-type="string">
            <text:p>Mlt.OpMode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258: Schaltzustand Netzrelais (GriSwCpy)</text:p>
            <text:p>1341: Störungsmeldung (FltInd)</text:p>
            <text:p>1342: Lüftersteuerung (FanCtl)</text:p>
            <text:p>1343: Eigenverbrauch (SelfCsmp)</text:p>
            <text:p>1349: Steuerung über Kommunikation (ComCtl)</text:p>
            <text:p>1359: Batteriebank (BatCha)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631" calcext:value-type="float">
            <text:p>4063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TR32</text:p>
          </table:table-cell>
          <table:table-cell table:style-name="ce2" office:value-type="string" calcext:value-type="string">
            <text:p>Nameplate.Location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UTF8</text:p>
          </table:table-cell>
          <table:table-cell table:style-name="ce2" office:value-type="string" calcext:value-type="string">
            <text:p>RW </text:p>
          </table:table-cell>
          <table:table-cell table:number-columns-repeated="1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647" calcext:value-type="float">
            <text:p>406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Upd.AutoUpdIsOn</text:p>
          </table:table-cell>
          <table:table-cell table:style-name="ce2" office:value-type="string" calcext:value-type="string">
            <text:p>Automatische Updates eingeschalte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1129: Ja (Yes)</text:p>
            <text:p>1130: Nein (No)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789" calcext:value-type="float">
            <text:p>407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Nameplate.ComRev</text:p>
          </table:table-cell>
          <table:table-cell table:style-name="ce2" office:value-type="string" calcext:value-type="string">
            <text:p>Kommunikationsversion</text:p>
          </table:table-cell>
          <table:table-cell table:style-name="ce2" office:value-type="string" calcext:value-type="string">
            <text:p>ComRev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RO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0  bis 4294967294 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791" calcext:value-type="float">
            <text:p>4079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PlntCtl.IntvTmsMax</text:p>
          </table:table-cell>
          <table:table-cell table:style-name="ce2" office:value-type="string" calcext:value-type="string">
            <text:p>Timeout für Kommunikationsfehlermeldung</text:p>
          </table:table-cell>
          <table:table-cell table:style-name="ce2" office:value-type="string" calcext:value-type="string">
            <text:p>IntvTmsMax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60 s bis 86400 s</text:p>
          </table:table-cell>
          <table:table-cell table:style-name="ce2" office:value-type="string" calcext:value-type="string">
            <text:p>1800 s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855" calcext:value-type="float">
            <text:p>4085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0.RmpDec</text:p>
          </table:table-cell>
          <table:table-cell table:style-name="ce2" office:value-type="string" calcext:value-type="string">
            <text:p>Kennlinie, Absenkungsrampe für Erreichung des Kennlinienarbeitspunkt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1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619" calcext:value-type="float">
            <text:p>40619</text:p>
          </table:table-cell>
          <table:table-cell table:style-name="ce2" office:value-type="string" calcext:value-type="string">
            <text:p>RmpDecTmm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1 % bis 10000 %</text:p>
          </table:table-cell>
          <table:table-cell table:style-name="ce4" office:value-type="string" calcext:value-type="string">
            <text:p>1200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857" calcext:value-type="float">
            <text:p>408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0.RmpDec</text:p>
          </table:table-cell>
          <table:table-cell table:style-name="ce2" office:value-type="string" calcext:value-type="string">
            <text:p>Kennlinie, Absenkungsrampe für Erreichung des Kennlinienarbeitspunkt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1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59" calcext:value-type="float">
            <text:p>40459</text:p>
          </table:table-cell>
          <table:table-cell table:style-name="ce2" office:value-type="string" calcext:value-type="string">
            <text:p>RmpDecTmm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407" calcext:value-type="float">
            <text:p>40407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1 % bis 10000 %</text:p>
          </table:table-cell>
          <table:table-cell table:style-name="ce4" office:value-type="string" calcext:value-type="string">
            <text:p>1200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859" calcext:value-type="float">
            <text:p>408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0.RmpDec</text:p>
          </table:table-cell>
          <table:table-cell table:style-name="ce2" office:value-type="string" calcext:value-type="string">
            <text:p>Kennlinie, Absenkungsrampe für Erreichung des Kennlinienarbeitspunkt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1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52" calcext:value-type="float">
            <text:p>40552</text:p>
          </table:table-cell>
          <table:table-cell table:style-name="ce2" office:value-type="string" calcext:value-type="string">
            <text:p>RmpDecTmm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1 % bis 10000 %</text:p>
          </table:table-cell>
          <table:table-cell table:style-name="ce4" office:value-type="string" calcext:value-type="string">
            <text:p>1200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875" calcext:value-type="float">
            <text:p>408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0.RmpInc</text:p>
          </table:table-cell>
          <table:table-cell table:style-name="ce2" office:value-type="string" calcext:value-type="string">
            <text:p>Kennlinie, Steigerungsrampe für Erreichung des Kennlinienarbeitspunkt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1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620" calcext:value-type="float">
            <text:p>40620</text:p>
          </table:table-cell>
          <table:table-cell table:style-name="ce2" office:value-type="string" calcext:value-type="string">
            <text:p>RmpIncTmm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1 % bis 10000 %</text:p>
          </table:table-cell>
          <table:table-cell table:style-name="ce4" office:value-type="string" calcext:value-type="string">
            <text:p>1200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877" calcext:value-type="float">
            <text:p>408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0.RmpInc</text:p>
          </table:table-cell>
          <table:table-cell table:style-name="ce2" office:value-type="string" calcext:value-type="string">
            <text:p>Kennlinie, Steigerungsrampe für Erreichung des Kennlinienarbeitspunkt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1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60" calcext:value-type="float">
            <text:p>40460</text:p>
          </table:table-cell>
          <table:table-cell table:style-name="ce2" office:value-type="string" calcext:value-type="string">
            <text:p>RmpIncTmm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407" calcext:value-type="float">
            <text:p>40407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1 % bis 10000 %</text:p>
          </table:table-cell>
          <table:table-cell table:style-name="ce4" office:value-type="string" calcext:value-type="string">
            <text:p>1200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879" calcext:value-type="float">
            <text:p>408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0.RmpInc</text:p>
          </table:table-cell>
          <table:table-cell table:style-name="ce2" office:value-type="string" calcext:value-type="string">
            <text:p>Kennlinie, Steigerungsrampe für Erreichung des Kennlinienarbeitspunkt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1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53" calcext:value-type="float">
            <text:p>40553</text:p>
          </table:table-cell>
          <table:table-cell table:style-name="ce2" office:value-type="string" calcext:value-type="string">
            <text:p>RmpIncTmm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1 % bis 10000 %</text:p>
          </table:table-cell>
          <table:table-cell table:style-name="ce4" office:value-type="string" calcext:value-type="string">
            <text:p>1200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895" calcext:value-type="float">
            <text:p>408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0.CrvTms</text:p>
          </table:table-cell>
          <table:table-cell table:style-name="ce2" office:value-type="string" calcext:value-type="string">
            <text:p>Kennlinie, Einstellzeit des Kennlinienarbeitspunkt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1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618" calcext:value-type="float">
            <text:p>40618</text:p>
          </table:table-cell>
          <table:table-cell table:style-name="ce2" office:value-type="string" calcext:value-type="string">
            <text:p>RmpPt1Tms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0 s bis 1000 s</text:p>
          </table:table-cell>
          <table:table-cell table:style-name="ce2" office:value-type="string" calcext:value-type="string">
            <text:p>10 s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897" calcext:value-type="float">
            <text:p>4089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0.CrvTms</text:p>
          </table:table-cell>
          <table:table-cell table:style-name="ce2" office:value-type="string" calcext:value-type="string">
            <text:p>Kennlinie, Einstellzeit des Kennlinienarbeitspunkt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1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58" calcext:value-type="float">
            <text:p>40458</text:p>
          </table:table-cell>
          <table:table-cell table:style-name="ce2" office:value-type="string" calcext:value-type="string">
            <text:p>RmpTms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0 s bis 1000 s</text:p>
          </table:table-cell>
          <table:table-cell table:style-name="ce2" office:value-type="string" calcext:value-type="string">
            <text:p>10 s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899" calcext:value-type="float">
            <text:p>4089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0.CrvTms</text:p>
          </table:table-cell>
          <table:table-cell table:style-name="ce2" office:value-type="string" calcext:value-type="string">
            <text:p>Kennlinie, Einstellzeit des Kennlinienarbeitspunkt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1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51" calcext:value-type="float">
            <text:p>40551</text:p>
          </table:table-cell>
          <table:table-cell table:style-name="ce2" office:value-type="string" calcext:value-type="string">
            <text:p>RmpPT1Tms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0 s bis 1000 s</text:p>
          </table:table-cell>
          <table:table-cell table:style-name="ce2" office:value-type="string" calcext:value-type="string">
            <text:p>10 s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915" calcext:value-type="float">
            <text:p>409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WMax</text:p>
          </table:table-cell>
          <table:table-cell table:style-name="ce2" office:value-type="string" calcext:value-type="string">
            <text:p>Eingestellte Wirkleistungsgrenze</text:p>
          </table:table-cell>
          <table:table-cell table:style-name="ce2" office:value-type="string" calcext:value-type="string">
            <text:p>Pmax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268" calcext:value-type="float">
            <text:p>40268</text:p>
          </table:table-cell>
          <table:table-cell table:style-name="ce2" office:value-type="string" calcext:value-type="string">
            <text:p>WMax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288" calcext:value-type="float">
            <text:p>40288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 W bis 10050 W</text:p>
          </table:table-cell>
          <table:table-cell table:style-name="ce2" office:value-type="string" calcext:value-type="string">
            <text:p>10000 W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917" calcext:value-type="float">
            <text:p>409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ModCfg.CrvNum</text:p>
          </table:table-cell>
          <table:table-cell table:style-name="ce2" office:value-type="string" calcext:value-type="string">
            <text:p>Kennliniennummer, Konfiguration des Kennlinienmodus</text:p>
          </table:table-cell>
          <table:table-cell table:style-name="ce2" office:value-type="string" calcext:value-type="string">
            <text:p>UtilCrv1-CrvNum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58" calcext:value-type="float">
            <text:p>40558</text:p>
          </table:table-cell>
          <table:table-cell table:style-name="ce2" office:value-type="string" calcext:value-type="string">
            <text:p>ActCrv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1  bis 3 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919" calcext:value-type="float">
            <text:p>409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ModCfg.CrvNum</text:p>
          </table:table-cell>
          <table:table-cell table:style-name="ce2" office:value-type="string" calcext:value-type="string">
            <text:p>Kennliniennummer, Konfiguration des Kennlinienmodus</text:p>
          </table:table-cell>
          <table:table-cell table:style-name="ce2" office:value-type="string" calcext:value-type="string">
            <text:p>UtilCrv1-CrvNum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398" calcext:value-type="float">
            <text:p>40398</text:p>
          </table:table-cell>
          <table:table-cell table:style-name="ce2" office:value-type="string" calcext:value-type="string">
            <text:p>ActCrv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1  bis 3 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921" calcext:value-type="float">
            <text:p>409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ModCfg.CrvNum</text:p>
          </table:table-cell>
          <table:table-cell table:style-name="ce2" office:value-type="string" calcext:value-type="string">
            <text:p>Kennliniennummer, Konfiguration des Kennlinienmodus</text:p>
          </table:table-cell>
          <table:table-cell table:style-name="ce2" office:value-type="string" calcext:value-type="string">
            <text:p>UtilCrv1-CrvNum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92" calcext:value-type="float">
            <text:p>40492</text:p>
          </table:table-cell>
          <table:table-cell table:style-name="ce2" office:value-type="string" calcext:value-type="string">
            <text:p>ActCrv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1  bis 3 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937" calcext:value-type="float">
            <text:p>4093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ModCfg.CrvEna</text:p>
          </table:table-cell>
          <table:table-cell table:style-name="ce2" office:value-type="string" calcext:value-type="string">
            <text:p>Aktivierung der Kennlinie, Konfiguration des Kennlinienmodus</text:p>
          </table:table-cell>
          <table:table-cell table:style-name="ce2" office:value-type="string" calcext:value-type="string">
            <text:p>UtilCrv1-Ena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59" calcext:value-type="float">
            <text:p>40559</text:p>
          </table:table-cell>
          <table:table-cell table:style-name="ce2" office:value-type="string" calcext:value-type="string">
            <text:p>ModEna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303: Aus (Off)</text:p>
            <text:p>308: Ein (On)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939" calcext:value-type="float">
            <text:p>4093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ModCfg.CrvEna</text:p>
          </table:table-cell>
          <table:table-cell table:style-name="ce2" office:value-type="string" calcext:value-type="string">
            <text:p>Aktivierung der Kennlinie, Konfiguration des Kennlinienmodus</text:p>
          </table:table-cell>
          <table:table-cell table:style-name="ce2" office:value-type="string" calcext:value-type="string">
            <text:p>UtilCrv1-Ena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399" calcext:value-type="float">
            <text:p>40399</text:p>
          </table:table-cell>
          <table:table-cell table:style-name="ce2" office:value-type="string" calcext:value-type="string">
            <text:p>ModEna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303: Aus (Off)</text:p>
            <text:p>308: Ein (On)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941" calcext:value-type="float">
            <text:p>4094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ModCfg.CrvEna</text:p>
          </table:table-cell>
          <table:table-cell table:style-name="ce2" office:value-type="string" calcext:value-type="string">
            <text:p>Aktivierung der Kennlinie, Konfiguration des Kennlinienmodus</text:p>
          </table:table-cell>
          <table:table-cell table:style-name="ce2" office:value-type="string" calcext:value-type="string">
            <text:p>UtilCrv1-Ena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93" calcext:value-type="float">
            <text:p>40493</text:p>
          </table:table-cell>
          <table:table-cell table:style-name="ce2" office:value-type="string" calcext:value-type="string">
            <text:p>ModEna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303: Aus (Off)</text:p>
            <text:p>308: Ein (On)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957" calcext:value-type="float">
            <text:p>409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0.XRef</text:p>
          </table:table-cell>
          <table:table-cell table:style-name="ce2" office:value-type="string" calcext:value-type="string">
            <text:p>Kennlinie X-Achsen Referenz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1975: Spannung in Volt (XRefV)</text:p>
            <text:p>1976: Spannung in Prozent von Un (XRefVNom)</text:p>
            <text:p>3420: Hertz (XRefHz)</text:p>
            <text:p>3421: Hertz als Differenz zur Nennfrequenz (XRefHzDif)</text:p>
            <text:p>3158: Wirkleistung in Prozent von Pmax (XRefWNom)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959" calcext:value-type="float">
            <text:p>409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0.XRef</text:p>
          </table:table-cell>
          <table:table-cell table:style-name="ce2" office:value-type="string" calcext:value-type="string">
            <text:p>Kennlinie X-Achsen Referenz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1975: Spannung in Volt (XRefV)</text:p>
            <text:p>1976: Spannung in Prozent von Un (XRefVNom)</text:p>
            <text:p>3420: Hertz (XRefHz)</text:p>
            <text:p>3421: Hertz als Differenz zur Nennfrequenz (XRefHzDif)</text:p>
            <text:p>3158: Wirkleistung in Prozent von Pmax (XRefWNom)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961" calcext:value-type="float">
            <text:p>4096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0.XRef</text:p>
          </table:table-cell>
          <table:table-cell table:style-name="ce2" office:value-type="string" calcext:value-type="string">
            <text:p>Kennlinie X-Achsen Referenz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1975: Spannung in Volt (XRefV)</text:p>
            <text:p>1976: Spannung in Prozent von Un (XRefVNom)</text:p>
            <text:p>3420: Hertz (XRefHz)</text:p>
            <text:p>3421: Hertz als Differenz zur Nennfrequenz (XRefHzDif)</text:p>
            <text:p>3158: Wirkleistung in Prozent von Pmax (XRefWNom)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977" calcext:value-type="float">
            <text:p>409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0.YRef</text:p>
          </table:table-cell>
          <table:table-cell table:style-name="ce2" office:value-type="string" calcext:value-type="string">
            <text:p>Kennlinie Y-Achsen Referenz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569" calcext:value-type="float">
            <text:p>40569</text:p>
          </table:table-cell>
          <table:table-cell table:style-name="ce2" office:value-type="string" calcext:value-type="string">
            <text:p>DeptRef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566" calcext:value-type="float">
            <text:p>40566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1977: Var in Prozent von Pmax (YRefVarNom)</text:p>
            <text:p>1978: Watt in Prozent von Pmax (YRefWNom)</text:p>
            <text:p>1979: Watt in Prozent der eingefrorenen Wirkleistung (YRefWNomActl)</text:p>
            <text:p>2272: cos Phi (EEI Konvention) (YRefEEI)</text:p>
            <text:p>3678: Max. Leistungsaufnahme in % bezogen auf Pmax (YRefWInNom)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979" calcext:value-type="float">
            <text:p>409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0.YRef</text:p>
          </table:table-cell>
          <table:table-cell table:style-name="ce2" office:value-type="string" calcext:value-type="string">
            <text:p>Kennlinie Y-Achsen Referenz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09" calcext:value-type="float">
            <text:p>40409</text:p>
          </table:table-cell>
          <table:table-cell table:style-name="ce2" office:value-type="string" calcext:value-type="string">
            <text:p>DeptRef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406" calcext:value-type="float">
            <text:p>40406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1977: Var in Prozent von Pmax (YRefVarNom)</text:p>
            <text:p>1978: Watt in Prozent von Pmax (YRefWNom)</text:p>
            <text:p>1979: Watt in Prozent der eingefrorenen Wirkleistung (YRefWNomActl)</text:p>
            <text:p>2272: cos Phi (EEI Konvention) (YRefEEI)</text:p>
            <text:p>3678: Max. Leistungsaufnahme in % bezogen auf Pmax (YRefWInNom)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981" calcext:value-type="float">
            <text:p>409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UtilCrvCfg.Crv0.YRef</text:p>
          </table:table-cell>
          <table:table-cell table:style-name="ce2" office:value-type="string" calcext:value-type="string">
            <text:p>Kennlinie Y-Achsen Referenz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1977: Var in Prozent von Pmax (YRefVarNom)</text:p>
            <text:p>1978: Watt in Prozent von Pmax (YRefWNom)</text:p>
            <text:p>1979: Watt in Prozent der eingefrorenen Wirkleistung (YRefWNomActl)</text:p>
            <text:p>2272: cos Phi (EEI Konvention) (YRefEEI)</text:p>
            <text:p>3678: Max. Leistungsaufnahme in % bezogen auf Pmax (YRefWInNom)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997" calcext:value-type="float">
            <text:p>4099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DGSModCfg.HystVolNom</text:p>
          </table:table-cell>
          <table:table-cell table:style-name="ce2" office:value-type="string" calcext:value-type="string">
            <text:p>Hysteresespannung, Konfiguration der dynamischen Netzstützung</text:p>
          </table:table-cell>
          <table:table-cell table:style-name="ce2" office:value-type="string" calcext:value-type="string">
            <text:p>DGS-HystVolNom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float" office:value="40484" calcext:value-type="float">
            <text:p>40484</text:p>
          </table:table-cell>
          <table:table-cell table:style-name="ce2" office:value-type="string" calcext:value-type="string">
            <text:p>HysBlkZnV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 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0 % bis 100 %</text:p>
          </table:table-cell>
          <table:table-cell table:style-name="ce4" office:value-type="string" calcext:value-type="string">
            <text:p>5 %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0999" calcext:value-type="float">
            <text:p>4099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VArModCfg.PFCtlComCfg.PFEEI</text:p>
          </table:table-cell>
          <table:table-cell table:style-name="ce2" office:value-type="string" calcext:value-type="string">
            <text:p>Sollwert cos(Phi) gemäß EEI-Konventio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4</text:p>
          </table:table-cell>
          <table:table-cell table:style-name="ce2" office:value-type="string" calcext:value-type="string">
            <text:p>WO</text:p>
          </table:table-cell>
          <table:table-cell table:number-columns-repeated="11" table:style-name="ce2" office:value-type="string" calcext:value-type="string">
            <text:p>-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float" office:value="41121" calcext:value-type="float">
            <text:p>411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Set</text:p>
          </table:table-cell>
          <table:table-cell table:style-name="ce2" office:value-type="string" calcext:value-type="string">
            <text:p>Setze Ländernorm</text:p>
          </table:table-cell>
          <table:table-cell table:style-name="ce2" office:value-type="string" calcext:value-type="string">
            <text:p>CntrySet</text:p>
          </table:table-cell>
          <table:table-cell table:style-name="ce2" office:value-type="string" calcext:value-type="string">
            <text:p>FUNKTION_SEC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42: AS4777.3 (AS4777.3)</text:p>
            <text:p>306: Inselbetrieb 60 Hz (OFF-Grid60)</text:p>
            <text:p>313: Inselbetrieb 50 Hz (OFF-Grid50)</text:p>
            <text:p>333: PPC (PPC)</text:p>
            <text:p>438: VDE0126-1-1 (VDE0126-1-1)</text:p>
            <text:p>1199: PPDS (PPDS)</text:p>
            <text:p>7510: VDE-AR-N4105 (VDE-AR-N4105)</text:p>
            <text:p>7513: VDE-AR-N4105-MP (VDE-AR-N4105-MP)</text:p>
            <text:p>7514: VDE-AR-N4105-HP (VDE-AR-N4105-HP)</text:p>
            <text:p>7517: CEI 0-21 intern (CEI0-21Int)</text:p>
            <text:p>7518: CEI 0-21 extern (CEI0-21Ext)</text:p>
            <text:p>7523: C10/11/2012 (C10/11/2012)</text:p>
            <text:p>7525: G83/2 (G83/2)</text:p>
            <text:p>7527: VFR2014 (VFR2014)</text:p>
            <text:p>7528: G59/3 (G59/3)</text:p>
            <text:p>7532: EN50438:2013 (EN50438_2013)</text:p>
            <text:p>7533: NEN-EN50438:2013 (NEN-EN50438_13)</text:p>
            <text:p>7535: WorstCase (WorstCase)</text:p>
            <text:p>7536: Default (DftEN)</text:p>
            <text:p>7538: SI4777_HS131_13 (SI4777_HS131_13)</text:p>
            <text:p>7539: RD1699/413 (RD1699/413)</text:p>
            <text:p>7549: AS4777.2_2015 (AS4777.2_2015)</text:p>
            <text:p>7550: NRS97-2-1 (NRS97-2-1)</text:p>
            <text:p>7569: TOR D4 2016 (TOR_D4_2016)</text:p>
          </table:table-cell>
          <table:table-cell table:style-name="ce2" office:value-type="string" calcext:value-type="string">
            <text:p>-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123" calcext:value-type="float">
            <text:p>41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VolCtl.ReconMin</text:p>
          </table:table-cell>
          <table:table-cell table:style-name="ce2" office:value-type="string" calcext:value-type="string">
            <text:p>Min. Spannung zur Wiederzuschaltung</text:p>
          </table:table-cell>
          <table:table-cell table:style-name="ce2" office:value-type="string" calcext:value-type="string">
            <text:p>VolCtl.ReconMin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45.0 V bis 240.0 V</text:p>
          </table:table-cell>
          <table:table-cell table:style-name="ce2" office:value-type="string" calcext:value-type="string">
            <text:p>45 V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125" calcext:value-type="float">
            <text:p>411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VolCtl.ReconMax</text:p>
          </table:table-cell>
          <table:table-cell table:style-name="ce2" office:value-type="string" calcext:value-type="string">
            <text:p>Max. Spannung zur Wiederzuschaltung</text:p>
          </table:table-cell>
          <table:table-cell table:style-name="ce2" office:value-type="string" calcext:value-type="string">
            <text:p>VolCtl.ReconMax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100.0 V bis 280.0 V</text:p>
          </table:table-cell>
          <table:table-cell table:style-name="ce2" office:value-type="string" calcext:value-type="string">
            <text:p>280 V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127" calcext:value-type="float">
            <text:p>411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FrqCtl.ReconMin</text:p>
          </table:table-cell>
          <table:table-cell table:style-name="ce2" office:value-type="string" calcext:value-type="string">
            <text:p>Untere Frequenz für Wiederzuschaltung</text:p>
          </table:table-cell>
          <table:table-cell table:style-name="ce2" office:value-type="string" calcext:value-type="string">
            <text:p>FrqCtl.ReconMin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44.0 Hz bis 60.0 Hz</text:p>
          </table:table-cell>
          <table:table-cell table:style-name="ce2" office:value-type="string" calcext:value-type="string">
            <text:p>44 Hz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129" calcext:value-type="float">
            <text:p>411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FrqCtl.ReconMax</text:p>
          </table:table-cell>
          <table:table-cell table:style-name="ce2" office:value-type="string" calcext:value-type="string">
            <text:p>Obere Frequenz für Wiederzuschaltung</text:p>
          </table:table-cell>
          <table:table-cell table:style-name="ce2" office:value-type="string" calcext:value-type="string">
            <text:p>FrqCtl.ReconMax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50.0 Hz bis 65.0 Hz</text:p>
          </table:table-cell>
          <table:table-cell table:style-name="ce2" office:value-type="string" calcext:value-type="string">
            <text:p>65 Hz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131" calcext:value-type="float">
            <text:p>411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DcCfg.StrVol</text:p>
          </table:table-cell>
          <table:table-cell table:style-name="ce2" office:value-type="string" calcext:value-type="string">
            <text:p>minimale Spannung Eingang </text:p>
          </table:table-cell>
          <table:table-cell table:style-name="ce2" office:value-type="string" calcext:value-type="string">
            <text:p>A.VStr, B.VStr, C.VStr, D.VStr, E.VStr, F.VStr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125 V bis 500 V</text:p>
          </table:table-cell>
          <table:table-cell table:style-name="ce2" office:value-type="string" calcext:value-type="string">
            <text:p>175 V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133" calcext:value-type="float">
            <text:p>411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DcCfg.StrVol</text:p>
          </table:table-cell>
          <table:table-cell table:style-name="ce2" office:value-type="string" calcext:value-type="string">
            <text:p>minimale Spannung Eingang </text:p>
          </table:table-cell>
          <table:table-cell table:style-name="ce2" office:value-type="string" calcext:value-type="string">
            <text:p>A.VStr, B.VStr, C.VStr, D.VStr, E.VStr, F.VStr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125 V bis 500 V</text:p>
          </table:table-cell>
          <table:table-cell table:style-name="ce2" office:value-type="string" calcext:value-type="string">
            <text:p>175 V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155" calcext:value-type="float">
            <text:p>4115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DcCfg.StrTms</text:p>
          </table:table-cell>
          <table:table-cell table:style-name="ce2" office:value-type="string" calcext:value-type="string">
            <text:p>Startverzögerung Eingang </text:p>
          </table:table-cell>
          <table:table-cell table:style-name="ce2" office:value-type="string" calcext:value-type="string">
            <text:p>A.StrTms, B.StrTms, C.StrTms, D.StrTms, E.StrTms, F.StrTms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1 s bis 4 s</text:p>
          </table:table-cell>
          <table:table-cell table:style-name="ce2" office:value-type="string" calcext:value-type="string">
            <text:p>1 s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157" calcext:value-type="float">
            <text:p>41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DcCfg.StrTms</text:p>
          </table:table-cell>
          <table:table-cell table:style-name="ce2" office:value-type="string" calcext:value-type="string">
            <text:p>Startverzögerung Eingang </text:p>
          </table:table-cell>
          <table:table-cell table:style-name="ce2" office:value-type="string" calcext:value-type="string">
            <text:p>A.StrTms, B.StrTms, C.StrTms, D.StrTms, E.StrTms, F.StrTms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1 s bis 4 s</text:p>
          </table:table-cell>
          <table:table-cell table:style-name="ce2" office:value-type="string" calcext:value-type="string">
            <text:p>1 s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169" calcext:value-type="float">
            <text:p>411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GridGuard.Cntry.LeakRisMin</text:p>
          </table:table-cell>
          <table:table-cell table:style-name="ce2" office:value-type="string" calcext:value-type="string">
            <text:p>Minimaler Isolationswiderstand</text:p>
          </table:table-cell>
          <table:table-cell table:style-name="ce2" office:value-type="string" calcext:value-type="string">
            <text:p>Iso.LeakRisMin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string" calcext:value-type="string">
            <text:p>20000 Ω bis 3000000 Ω</text:p>
          </table:table-cell>
          <table:table-cell table:style-name="ce2" office:value-type="string" calcext:value-type="string">
            <text:p>200000 Ω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171" calcext:value-type="float">
            <text:p>411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Metering.TotkWhOutSet</text:p>
          </table:table-cell>
          <table:table-cell table:style-name="ce2" office:value-type="string" calcext:value-type="string">
            <text:p>Setze Gesamtertrag</text:p>
          </table:table-cell>
          <table:table-cell table:style-name="ce2" office:value-type="string" calcext:value-type="string">
            <text:p>Mt.TotkWhSet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kWh</text:p>
          </table:table-cell>
          <table:table-cell table:style-name="ce2" office:value-type="string" calcext:value-type="string">
            <text:p>0 kWh bis 4000000 kWh</text:p>
          </table:table-cell>
          <table:table-cell table:style-name="ce2" office:value-type="string" calcext:value-type="string">
            <text:p>0 kWh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173" calcext:value-type="float">
            <text:p>4117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Metering.TotOpTmhSet</text:p>
          </table:table-cell>
          <table:table-cell table:style-name="ce2" office:value-type="string" calcext:value-type="string">
            <text:p>Setze Gesamte Betriebszeit am Netzanschlusspunkt</text:p>
          </table:table-cell>
          <table:table-cell table:style-name="ce2" office:value-type="string" calcext:value-type="string">
            <text:p>Mt.TotTmhSet</text:p>
          </table:table-cell>
          <table:table-cell table:style-name="ce2" office:value-type="string" calcext:value-type="string">
            <text:p>Dauer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0 h bis 440000 h</text:p>
          </table:table-cell>
          <table:table-cell table:style-name="ce2" office:value-type="string" calcext:value-type="string">
            <text:p>0 h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187" calcext:value-type="float">
            <text:p>4118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CtlComCfg.CtlMsSrc</text:p>
          </table:table-cell>
          <table:table-cell table:style-name="ce2" office:value-type="string" calcext:value-type="string">
            <text:p>Quelle der Referenzmessung zur Blind-/Wirkleistungsregelung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3053: SMA Energy Meter (MsSrcMtr)</text:p>
            <text:p>3547: Wechselrichter (MsSrcDev)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193" calcext:value-type="float">
            <text:p>4119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CtlComCfg.WCtlCom.CtlComMssMod</text:p>
          </table:table-cell>
          <table:table-cell table:style-name="ce2" office:value-type="string" calcext:value-type="string">
            <text:p>Betriebsart für ausbleibende Wirkleistungsbegrenzung</text:p>
          </table:table-cell>
          <table:table-cell table:style-name="ce2" office:value-type="string" calcext:value-type="string">
            <text:p>WCtlCom.MssMod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2506: Werte beibehalten (UsStp)</text:p>
            <text:p>2507: Verwendung Fallback-Einstellung (UsFlb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195" calcext:value-type="float">
            <text:p>411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CtlComCfg.WCtlCom.TmsOut</text:p>
          </table:table-cell>
          <table:table-cell table:style-name="ce2" office:value-type="string" calcext:value-type="string">
            <text:p>Timeout für ausbleibende Wirkleistungsbegrenzung</text:p>
          </table:table-cell>
          <table:table-cell table:style-name="ce2" office:value-type="string" calcext:value-type="string">
            <text:p>WCtlCom.TmsOut</text:p>
          </table:table-cell>
          <table:table-cell table:style-name="ce2" office:value-type="string" calcext:value-type="string">
            <text:p>Dauer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5 s bis 86400 s</text:p>
          </table:table-cell>
          <table:table-cell table:style-name="ce2" office:value-type="string" calcext:value-type="string">
            <text:p>600 s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197" calcext:value-type="float">
            <text:p>4119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CtlComCfg.WCtlCom.FlbWNom</text:p>
          </table:table-cell>
          <table:table-cell table:style-name="ce2" office:value-type="string" calcext:value-type="string">
            <text:p>Fallback Wirkleistungsbegrenzung P in % von WMax für ausbleibende Wirkleistungsbegrenzung</text:p>
          </table:table-cell>
          <table:table-cell table:style-name="ce2" office:value-type="string" calcext:value-type="string">
            <text:p>WCtlCom.FlbNom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0 % bis 100 %</text:p>
          </table:table-cell>
          <table:table-cell table:style-name="ce4" office:value-type="string" calcext:value-type="string">
            <text:p>100 %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199" calcext:value-type="float">
            <text:p>4119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PCC.WMaxNom</text:p>
          </table:table-cell>
          <table:table-cell table:style-name="ce2" office:value-type="string" calcext:value-type="string">
            <text:p>Eingestellte Wirkleistungsgrenze am Netzanschlusspunk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0 % bis 100 %</text:p>
          </table:table-cell>
          <table:table-cell table:style-name="ce4" office:value-type="string" calcext:value-type="string">
            <text:p>100 %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203" calcext:value-type="float">
            <text:p>412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Plnt.DcWRtg</text:p>
          </table:table-cell>
          <table:table-cell table:style-name="ce2" office:value-type="string" calcext:value-type="string">
            <text:p>Anlagen-Nennleistung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 W bis 50000 W</text:p>
          </table:table-cell>
          <table:table-cell table:style-name="ce2" office:value-type="string" calcext:value-type="string">
            <text:p>10000 W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215" calcext:value-type="float">
            <text:p>412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WModCfg.WCtlComCfg.FlbWSpt</text:p>
          </table:table-cell>
          <table:table-cell table:style-name="ce2" office:value-type="string" calcext:value-type="string">
            <text:p>Fallback Leistung für Betriebsart WCtlCom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-500000 W bis 500000 W</text:p>
          </table:table-cell>
          <table:table-cell table:style-name="ce2" office:value-type="string" calcext:value-type="string">
            <text:p>0 W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217" calcext:value-type="float">
            <text:p>412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PCC.WMax</text:p>
          </table:table-cell>
          <table:table-cell table:style-name="ce2" office:value-type="string" calcext:value-type="string">
            <text:p>Eingestellte Wirkleistungsgrenze am Netzanschlusspunk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0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0 W bis 50000 W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219" calcext:value-type="float">
            <text:p>412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CtlComCfg.VArCtlCom.CtlComMssMod</text:p>
          </table:table-cell>
          <table:table-cell table:style-name="ce2" office:value-type="string" calcext:value-type="string">
            <text:p>Betriebsart für ausbleibende Blindleistungsregelung</text:p>
          </table:table-cell>
          <table:table-cell table:style-name="ce2" office:value-type="string" calcext:value-type="string">
            <text:p>QCtlCom.MssMod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2506: Werte beibehalten (UsStp)</text:p>
            <text:p>2507: Verwendung Fallback-Einstellung (UsFlb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221" calcext:value-type="float">
            <text:p>412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CtlComCfg.VArCtlCom.TmsOut</text:p>
          </table:table-cell>
          <table:table-cell table:style-name="ce2" office:value-type="string" calcext:value-type="string">
            <text:p>Timeout für ausbleibende Blindleistungsregelung</text:p>
          </table:table-cell>
          <table:table-cell table:style-name="ce2" office:value-type="string" calcext:value-type="string">
            <text:p>QCtlCom.TmsOut</text:p>
          </table:table-cell>
          <table:table-cell table:style-name="ce2" office:value-type="string" calcext:value-type="string">
            <text:p>Dauer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5 s bis 86400 s</text:p>
          </table:table-cell>
          <table:table-cell table:style-name="ce2" office:value-type="string" calcext:value-type="string">
            <text:p>600 s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223" calcext:value-type="float">
            <text:p>412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CtlComCfg.VArCtlCom.FlbVArNom</text:p>
          </table:table-cell>
          <table:table-cell table:style-name="ce2" office:value-type="string" calcext:value-type="string">
            <text:p>Fallback Blindleistung Q in % von WMax für ausbleibende Blindleistungsregelung</text:p>
          </table:table-cell>
          <table:table-cell table:style-name="ce2" office:value-type="string" calcext:value-type="string">
            <text:p>QCtlCom.FlbNom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-65 % bis 65 %</text:p>
          </table:table-cell>
          <table:table-cell table:style-name="ce4" office:value-type="string" calcext:value-type="string">
            <text:p>0 %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225" calcext:value-type="float">
            <text:p>412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CtlComCfg.PFCtlCom.CtlComMssMod</text:p>
          </table:table-cell>
          <table:table-cell table:style-name="ce2" office:value-type="string" calcext:value-type="string">
            <text:p>Betriebsart für ausbleibende cos Phi-Vorgabe</text:p>
          </table:table-cell>
          <table:table-cell table:style-name="ce2" office:value-type="string" calcext:value-type="string">
            <text:p>PFCtlCom.MssMod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2506: Werte beibehalten (UsStp)</text:p>
            <text:p>2507: Verwendung Fallback-Einstellung (UsFlb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227" calcext:value-type="float">
            <text:p>412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CtlComCfg.PFCtlCom.TmsOut</text:p>
          </table:table-cell>
          <table:table-cell table:style-name="ce2" office:value-type="string" calcext:value-type="string">
            <text:p>Timeout für ausbleibende cos Phi-Vorgabe</text:p>
          </table:table-cell>
          <table:table-cell table:style-name="ce2" office:value-type="string" calcext:value-type="string">
            <text:p>PFCtlCom.TmsOut</text:p>
          </table:table-cell>
          <table:table-cell table:style-name="ce2" office:value-type="string" calcext:value-type="string">
            <text:p>Dauer</text:p>
          </table:table-cell>
          <table:table-cell table:style-name="ce2" office:value-type="string" calcext:value-type="string">
            <text:p>RW 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5 s bis 86400 s</text:p>
          </table:table-cell>
          <table:table-cell table:style-name="ce2" office:value-type="string" calcext:value-type="string">
            <text:p>600 s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229" calcext:value-type="float">
            <text:p>412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CtlComCfg.PFCtlCom.FlbPF</text:p>
          </table:table-cell>
          <table:table-cell table:style-name="ce2" office:value-type="string" calcext:value-type="string">
            <text:p>Fallback cos Phi für ausbleibende cos Phi-Vorgabe</text:p>
          </table:table-cell>
          <table:table-cell table:style-name="ce2" office:value-type="string" calcext:value-type="string">
            <text:p>PFCtlCom.Flb</text:p>
          </table:table-cell>
          <table:table-cell table:style-name="ce2" office:value-type="string" calcext:value-type="string">
            <text:p>FIX4</text:p>
          </table:table-cell>
          <table:table-cell table:style-name="ce2" office:value-type="string" calcext:value-type="string">
            <text:p>RW 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string" calcext:value-type="string">
            <text:p>0.8  bis 1 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2" office:value-type="float" office:value="41253" calcext:value-type="float">
            <text:p>4125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Inverter.FstStop</text:p>
          </table:table-cell>
          <table:table-cell table:style-name="ce2" office:value-type="string" calcext:value-type="string">
            <text:p>Schnellabschaltung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AGLIST</text:p>
          </table:table-cell>
          <table:table-cell table:style-name="ce2" office:value-type="string" calcext:value-type="string">
            <text:p>RW</text:p>
          </table:table-cell>
          <table:table-cell table:style-name="ce2" office:value-type="float" office:value="40348" calcext:value-type="float">
            <text:p>40348</text:p>
          </table:table-cell>
          <table:table-cell table:style-name="ce2" office:value-type="string" calcext:value-type="string">
            <text:p>Conn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W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381: Stopp (Stop)</text:p>
            <text:p>1467: Start (Str)</text:p>
            <text:p>1749: Voller Stopp (FulStop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float" office:value="41255" calcext:value-type="float">
            <text:p>412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16</text:p>
          </table:table-cell>
          <table:table-cell table:style-name="ce2" office:value-type="string" calcext:value-type="string">
            <text:p>Inverter.WModCfg.WCtlComCfg.WNomPrc</text:p>
          </table:table-cell>
          <table:table-cell table:style-name="ce2" office:value-type="string" calcext:value-type="string">
            <text:p>Normierte Wirkleistungsbegrenzung durch Anlagensteuerung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</text:p>
          </table:table-cell>
          <table:table-cell table:style-name="ce2" office:value-type="float" office:value="40349" calcext:value-type="float">
            <text:p>40349</text:p>
          </table:table-cell>
          <table:table-cell table:style-name="ce2" office:value-type="string" calcext:value-type="string">
            <text:p>WMaxLimPct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int16</text:p>
          </table:table-cell>
          <table:table-cell table:style-name="ce2" office:value-type="float" office:value="40367" calcext:value-type="float">
            <text:p>40367</text:p>
          </table:table-cell>
          <table:table-cell table:style-name="ce2" office:value-type="string" calcext:value-type="string">
            <text:p>RW</text:p>
          </table:table-cell>
          <table:table-cell table:style-name="ce2" office:value-type="string" calcext:value-type="string">
            <text:p>%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float" office:value="41256" calcext:value-type="float">
            <text:p>412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16</text:p>
          </table:table-cell>
          <table:table-cell table:style-name="ce2" office:value-type="string" calcext:value-type="string">
            <text:p>Inverter.VArModCfg.VArCtlComCfg.VArNomPrc</text:p>
          </table:table-cell>
          <table:table-cell table:style-name="ce2" office:value-type="string" calcext:value-type="string">
            <text:p>Normierte Blindleistungsbegrenzung durch Anlagensteuerung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2</text:p>
          </table:table-cell>
          <table:table-cell table:style-name="ce2" office:value-type="string" calcext:value-type="string">
            <text:p>RW</text:p>
          </table:table-cell>
          <table:table-cell table:style-name="ce2" office:value-type="float" office:value="40359" calcext:value-type="float">
            <text:p>40359</text:p>
          </table:table-cell>
          <table:table-cell table:style-name="ce2" office:value-type="string" calcext:value-type="string">
            <text:p>VArWMaxPct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369" calcext:value-type="float">
            <text:p>40369</text:p>
          </table:table-cell>
          <table:table-cell table:style-name="ce2" office:value-type="string" calcext:value-type="string">
            <text:p>RW</text:p>
          </table:table-cell>
          <table:table-cell table:style-name="ce2" office:value-type="string" calcext:value-type="string">
            <text:p>%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3"/>
          <table:table-cell table:number-columns-repeated="1004"/>
        </table:table-row>
        <table:table-row table:style-name="ro2">
          <table:table-cell table:style-name="ce2" office:value-type="float" office:value="41257" calcext:value-type="float">
            <text:p>412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32</text:p>
          </table:table-cell>
          <table:table-cell table:style-name="ce2" office:value-type="string" calcext:value-type="string">
            <text:p>Inverter.VArModCfg.PFCtlComCfg.PFEEI</text:p>
          </table:table-cell>
          <table:table-cell table:style-name="ce2" office:value-type="string" calcext:value-type="string">
            <text:p>Sollwert cos(Phi) gemäß EEI-Konventio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IX4</text:p>
          </table:table-cell>
          <table:table-cell table:style-name="ce2" office:value-type="string" calcext:value-type="string">
            <text:p>RW</text:p>
          </table:table-cell>
          <table:table-cell table:style-name="ce2" office:value-type="float" office:value="40354" calcext:value-type="float">
            <text:p>40354</text:p>
          </table:table-cell>
          <table:table-cell table:style-name="ce2" office:value-type="string" calcext:value-type="string">
            <text:p>OutPFSet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16</text:p>
          </table:table-cell>
          <table:table-cell table:style-name="ce2" office:value-type="float" office:value="40368" calcext:value-type="float">
            <text:p>40368</text:p>
          </table:table-cell>
          <table:table-cell table:style-name="ce2" office:value-type="string" calcext:value-type="string">
            <text:p>RW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3"/>
          <table:table-cell table:number-columns-repeated="1004"/>
        </table:table-row>
        <table:table-row table:style-name="ro2" table:number-rows-repeated="10482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20:41:51.348533788</meta:creation-date>
    <dc:date>2019-08-23T21:06:36.644283235</dc:date>
    <meta:editing-duration>PT2M45S</meta:editing-duration>
    <meta:editing-cycles>2</meta:editing-cycles>
    <meta:generator>LibreOffice/6.1.5.2$Linux_X86_64 LibreOffice_project/10$Build-2</meta:generator>
    <meta:document-statistic meta:table-count="1" meta:cell-count="6224" meta:object-count="432"/>
  </office:meta>
</office:document-meta>
</file>